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3.986cm" fo:min-width="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ffcc" draw:textarea-horizontal-align="justify" draw:textarea-vertical-align="middle" draw:auto-grow-height="false"/>
    </style:style>
    <style:style style:name="gr5" style:family="graphic" style:parent-style-name="standard">
      <style:graphic-properties draw:fill="solid" draw:fill-color="#cc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65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solid" draw:fill-color="#ccffff" draw:textarea-horizontal-align="justify" draw:textarea-vertical-align="middle" draw:auto-grow-height="false" fo:min-height="0cm" fo:min-width="0cm" fo:wrap-option="no-wrap"/>
    </style:style>
    <style:style style:name="gr10" style:family="graphic" style:parent-style-name="standard">
      <style:graphic-properties draw:fill="solid" draw:fill-color="#ffffcc" draw:textarea-horizontal-align="justify" draw:textarea-vertical-align="middle" draw:auto-grow-height="false" fo:min-height="0cm" fo:min-width="0cm" fo:wrap-option="no-wrap"/>
    </style:style>
    <style:style style:name="gr1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2" style:family="graphic" style:parent-style-name="standard">
      <style:graphic-properties draw:fill="solid" draw:fill-color="#ffcc99" draw:textarea-horizontal-align="justify" draw:textarea-vertical-align="middle" draw:auto-grow-height="false"/>
    </style:style>
    <style:style style:name="gr13" style:family="graphic" style:parent-style-name="standard">
      <style:graphic-properties draw:fill="solid" draw:fill-color="#ff950e" draw:textarea-horizontal-align="justify" draw:textarea-vertical-align="middle" draw:auto-grow-height="false"/>
    </style:style>
    <style:style style:name="gr14" style:family="graphic" style:parent-style-name="standard">
      <style:graphic-properties draw:fill="solid" draw:fill-color="#ff950e" draw:textarea-horizontal-align="justify" draw:textarea-vertical-align="middle" draw:auto-grow-height="false" fo:min-height="0cm" fo:min-width="0cm" fo:wrap-option="no-wrap"/>
    </style:style>
    <style:style style:name="gr15"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16" style:family="graphic" style:parent-style-name="standard">
      <style:graphic-properties draw:fill="solid" draw:fill-color="#ffcc99" draw:textarea-horizontal-align="justify" draw:textarea-vertical-align="middle" draw:auto-grow-height="false"/>
    </style:style>
    <style:style style:name="gr17" style:family="graphic" style:parent-style-name="standard">
      <style:graphic-properties draw:fill="solid" draw:fill-color="#000000" draw:textarea-horizontal-align="justify" draw:textarea-vertical-align="middle" draw:auto-grow-height="false"/>
    </style:style>
    <style:style style:name="gr18" style:family="graphic" style:parent-style-name="standard">
      <style:graphic-properties draw:fill="solid" draw:fill-color="#ffff99" draw:textarea-horizontal-align="justify" draw:textarea-vertical-align="middle" draw:auto-grow-height="false"/>
    </style:style>
    <style:style style:name="gr19" style:family="graphic" style:parent-style-name="standard">
      <style:graphic-properties draw:fill="solid" draw:fill-color="#ffcc99" draw:textarea-horizontal-align="justify" draw:textarea-vertical-align="middle" draw:auto-grow-height="false" draw:shadow="hidden"/>
    </style:style>
    <style:style style:name="gr20" style:family="graphic" style:parent-style-name="standard">
      <style:graphic-properties draw:fill="solid" draw:fill-color="#4c4c4c" draw:textarea-horizontal-align="justify" draw:textarea-vertical-align="middle" draw:auto-grow-height="false" draw:shadow="hidden"/>
    </style:style>
    <style:style style:name="gr21" style:family="graphic" style:parent-style-name="standard">
      <style:graphic-properties draw:fill="solid" draw:fill-color="#ff3366"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fill="solid" draw:fill-color="#ffffff" draw:textarea-horizontal-align="justify" draw:textarea-vertical-align="middle" draw:auto-grow-height="false"/>
    </style:style>
    <style:style style:name="gr24" style:family="graphic" style:parent-style-name="standard">
      <style:graphic-properties draw:fill="solid" draw:fill-color="#b3b300" draw:textarea-horizontal-align="justify" draw:textarea-vertical-align="middle" draw:auto-grow-height="false"/>
    </style:style>
    <style:style style:name="gr25" style:family="graphic" style:parent-style-name="standard">
      <style:graphic-properties draw:fill="solid" draw:fill-color="#ffcc99" draw:textarea-horizontal-align="justify" draw:textarea-vertical-align="middle" draw:auto-grow-height="false" fo:min-height="0cm" fo:min-width="0cm" fo:wrap-option="no-wrap"/>
    </style:style>
    <style:style style:name="gr26" style:family="graphic" style:parent-style-name="standard">
      <style:graphic-properties draw:fill="solid" draw:fill-color="#ff8080" draw:textarea-horizontal-align="justify" draw:textarea-vertical-align="middle" draw:auto-grow-height="false"/>
    </style:style>
    <style:style style:name="gr27" style:family="graphic" style:parent-style-name="standard">
      <style:graphic-properties draw:fill="solid" draw:fill-color="#ff3333"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draw:shadow="hidden"/>
    </style:style>
    <style:style style:name="gr29" style:family="graphic" style:parent-style-name="objectwithoutfill">
      <style:graphic-properties draw:fill="solid" draw:fill-color="#804c19" draw:textarea-vertical-align="middle"/>
    </style:style>
    <style:style style:name="gr30" style:family="graphic" style:parent-style-name="standard">
      <style:graphic-properties draw:fill="solid" draw:fill-color="#ff8080" draw:textarea-horizontal-align="justify" draw:textarea-vertical-align="middle" draw:auto-grow-height="false" draw:shadow="hidden"/>
    </style:style>
    <style:style style:name="gr31" style:family="graphic" style:parent-style-name="standard">
      <style:graphic-properties draw:fill="solid" draw:fill-color="#ffd320" draw:textarea-horizontal-align="justify" draw:textarea-vertical-align="middle" draw:auto-grow-height="false"/>
    </style:style>
    <style:style style:name="gr32" style:family="graphic" style:parent-style-name="objectwithoutfill">
      <style:graphic-properties svg:stroke-width="0.1cm" svg:stroke-color="#5c8526" draw:marker-start-width="0.35cm" draw:marker-end-width="0.35cm" draw:fill="solid" draw:fill-color="#5c8526" draw:textarea-vertical-align="middle" fo:padding-top="0.175cm" fo:padding-bottom="0.175cm" fo:padding-left="0.3cm" fo:padding-right="0.3cm"/>
    </style:style>
    <style:style style:name="gr33" style:family="graphic" style:parent-style-name="standard">
      <style:graphic-properties draw:fill="solid" draw:fill-color="#5c8526" draw:textarea-vertical-align="middle"/>
    </style:style>
    <style:style style:name="gr34" style:family="graphic" style:parent-style-name="standard">
      <style:graphic-properties draw:fill="solid" draw:fill-color="#cccccc" draw:textarea-vertical-align="middle"/>
    </style:style>
    <style:style style:name="gr35" style:family="graphic" style:parent-style-name="standard">
      <style:graphic-properties draw:stroke="none" svg:stroke-color="#000000" draw:fill="none" draw:fill-color="#ffffff" draw:textarea-horizontal-align="left" draw:auto-grow-height="true" draw:auto-grow-width="true" fo:min-height="0.493cm" fo:min-width="1.345cm"/>
    </style:style>
    <style:style style:name="gr36" style:family="graphic" style:parent-style-name="standard">
      <style:graphic-properties draw:fill="solid" draw:fill-color="#c0c0c0" draw:textarea-horizontal-align="justify" draw:textarea-vertical-align="middle" draw:auto-grow-height="false"/>
    </style:style>
    <style:style style:name="gr37" style:family="graphic" style:parent-style-name="standard">
      <style:graphic-properties draw:fill="solid" draw:fill-color="#4c1900" draw:textarea-horizontal-align="justify" draw:textarea-vertical-align="middle" draw:auto-grow-height="false"/>
    </style:style>
    <style:style style:name="gr38" style:family="graphic" style:parent-style-name="standard">
      <style:graphic-properties draw:fill="solid" draw:fill-color="#666600" draw:textarea-horizontal-align="justify" draw:textarea-vertical-align="middle" draw:auto-grow-height="false"/>
    </style:style>
    <style:style style:name="gr39" style:family="graphic" style:parent-style-name="standard">
      <style:graphic-properties svg:stroke-width="0.1cm" svg:stroke-color="#ffffff" draw:marker-start-width="0.35cm" draw:marker-end-width="0.35cm" draw:fill="solid" draw:fill-color="#00dcff" draw:textarea-horizontal-align="justify" draw:textarea-vertical-align="middle" draw:auto-grow-height="false" fo:padding-top="0.175cm" fo:padding-bottom="0.175cm" fo:padding-left="0.3cm" fo:padding-right="0.3cm"/>
    </style:style>
    <style:style style:name="gr40" style:family="graphic" style:parent-style-name="standard">
      <style:graphic-properties draw:stroke="solid" svg:stroke-width="0.1cm" svg:stroke-color="#ffffff" draw:marker-start-width="0.35cm" draw:marker-end-width="0.35cm" draw:fill="solid" draw:fill-color="#ff0000" draw:textarea-horizontal-align="justify" draw:textarea-vertical-align="middle" draw:auto-grow-height="false" fo:padding-top="0.175cm" fo:padding-bottom="0.175cm" fo:padding-left="0.3cm" fo:padding-right="0.3cm"/>
    </style:style>
    <style:style style:name="gr41" style:family="graphic" style:parent-style-name="standard">
      <style:graphic-properties draw:fill="solid" draw:fill-color="#004586" draw:textarea-horizontal-align="justify" draw:textarea-vertical-align="middle" draw:auto-grow-height="false"/>
    </style:style>
    <style:style style:name="gr42" style:family="graphic" style:parent-style-name="standard">
      <style:graphic-properties draw:fill="solid" draw:fill-color="#333333" draw:textarea-horizontal-align="justify" draw:textarea-vertical-align="middle" draw:auto-grow-height="false"/>
    </style:style>
    <style:style style:name="gr43" style:family="graphic" style:parent-style-name="standard">
      <style:graphic-properties draw:textarea-vertical-align="middle"/>
    </style:style>
    <style:style style:name="gr44" style:family="graphic" style:parent-style-name="standard">
      <style:graphic-properties draw:fill="solid" draw:fill-color="#808080" draw:textarea-horizontal-align="justify" draw:textarea-vertical-align="middle" draw:auto-grow-height="false"/>
    </style:style>
    <style:style style:name="gr45"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46" style:family="graphic" style:parent-style-name="standard">
      <style:graphic-properties draw:fill="solid" draw:fill-color="#ffff00" draw:textarea-vertical-align="middle"/>
    </style:style>
    <style:style style:name="gr47" style:family="graphic" style:parent-style-name="objectwithoutfill">
      <style:graphic-properties draw:stroke="dash" draw:stroke-dash="Fine_20_Dashed" svg:stroke-width="0.2cm" svg:stroke-color="#00dcff" draw:marker-start-width="0.5cm" draw:marker-end-width="0.5cm" draw:fill="none" draw:textarea-vertical-align="middle" fo:padding-top="0.225cm" fo:padding-bottom="0.225cm" fo:padding-left="0.35cm" fo:padding-right="0.35cm"/>
    </style:style>
    <style:style style:name="gr48" style:family="graphic" style:parent-style-name="standard">
      <style:graphic-properties draw:fill="solid" draw:fill-color="#e6e6e6" draw:textarea-horizontal-align="justify" draw:textarea-vertical-align="middle" draw:auto-grow-height="false"/>
    </style:style>
    <style:style style:name="gr49" style:family="graphic" style:parent-style-name="standard">
      <style:graphic-properties draw:fill="solid" draw:fill-color="#ffff00" draw:textarea-horizontal-align="justify" draw:textarea-vertical-align="middle" draw:auto-grow-height="false"/>
    </style:style>
    <style:style style:name="gr50" style:family="graphic" style:parent-style-name="standard">
      <style:graphic-properties draw:fill="solid" draw:fill-color="#eb613d" draw:textarea-horizontal-align="justify" draw:textarea-vertical-align="middle" draw:auto-grow-height="false"/>
    </style:style>
    <style:style style:name="gr51" style:family="graphic" style:parent-style-name="standard">
      <style:graphic-properties svg:stroke-width="0.02cm" svg:stroke-color="#000000" draw:marker-start-width="0.23cm" draw:marker-end-width="0.23cm" draw:fill="none" draw:textarea-horizontal-align="justify" draw:textarea-vertical-align="middle" draw:auto-grow-height="false" fo:padding-top="0.135cm" fo:padding-bottom="0.135cm" fo:padding-left="0.26cm" fo:padding-right="0.26cm"/>
    </style:style>
    <style:style style:name="gr52" style:family="graphic" style:parent-style-name="standard">
      <style:graphic-properties draw:fill="solid" draw:fill-color="#aecf00" draw:textarea-vertical-align="middle"/>
    </style:style>
    <style:style style:name="gr53" style:family="graphic" style:parent-style-name="standard">
      <style:graphic-properties draw:fill="solid" draw:fill-color="#00ae00" draw:textarea-vertical-align="middle"/>
    </style:style>
    <style:style style:name="gr54" style:family="graphic" style:parent-style-name="standard">
      <style:graphic-properties svg:stroke-color="#000000" draw:fill="solid" draw:fill-color="#ffff00" draw:textarea-vertical-align="middle"/>
    </style:style>
    <style:style style:name="gr55" style:family="graphic" style:parent-style-name="standard">
      <style:graphic-properties draw:fill="solid" draw:fill-color="#cc6633" draw:textarea-vertical-align="middle"/>
    </style:style>
    <style:style style:name="gr56" style:family="graphic" style:parent-style-name="standard">
      <style:graphic-properties draw:textarea-horizontal-align="center" draw:textarea-vertical-align="middle" draw:auto-grow-height="false" fo:min-height="0.749cm" fo:min-width="0.499cm" draw:shadow="hidden"/>
    </style:style>
    <style:style style:name="P1" style:family="paragraph">
      <style:text-properties fo:font-size="54pt" style:font-size-asian="54pt" style:font-size-complex="54pt"/>
    </style:style>
    <style:style style:name="P2" style:family="paragraph">
      <style:text-properties fo:font-size="96pt" style:font-size-asian="96pt" style:font-size-complex="96pt"/>
    </style:style>
    <style:style style:name="P3" style:family="paragraph">
      <style:text-properties fo:font-size="60pt" style:font-size-asian="60pt" style:font-size-complex="60pt"/>
    </style:style>
    <style:style style:name="P4" style:family="paragraph">
      <style:paragraph-properties fo:text-align="center"/>
    </style:style>
    <style:style style:name="P5" style:family="paragraph">
      <style:paragraph-properties fo:text-align="start"/>
    </style:style>
    <style:style style:name="P6" style:family="paragraph">
      <style:paragraph-properties fo:text-align="start"/>
      <style:text-properties fo:font-size="36pt" style:font-size-asian="36pt" style:font-size-complex="36pt"/>
    </style:style>
    <style:style style:name="P7" style:family="paragraph">
      <style:paragraph-properties fo:text-align="center"/>
      <style:text-properties style:font-size-asian="18pt"/>
    </style:style>
    <style:style style:name="P8" style:family="paragraph">
      <style:text-properties style:font-size-asian="18pt"/>
    </style:style>
    <style:style style:name="P9" style:family="paragraph">
      <style:paragraph-properties fo:text-align="start"/>
      <style:text-properties style:font-size-asian="36pt"/>
    </style:style>
    <style:style style:name="P10" style:family="paragraph">
      <style:text-properties fo:font-size="18pt" style:font-size-asian="18pt"/>
    </style:style>
    <style:style style:name="T1" style:family="text">
      <style:text-properties fo:font-size="54pt" style:font-size-asian="54pt" style:font-size-complex="54pt"/>
    </style:style>
    <style:style style:name="T2" style:family="text">
      <style:text-properties fo:font-size="96pt" style:font-size-asian="96pt" style:font-size-complex="96pt"/>
    </style:style>
    <style:style style:name="T3" style:family="text">
      <style:text-properties fo:font-size="60pt" style:font-size-asian="60pt" style:font-size-complex="60pt"/>
    </style:style>
    <style:style style:name="T4" style:family="text">
      <style:text-properties fo:font-size="36pt" style:font-size-asian="36pt" style:font-size-complex="36pt"/>
    </style:style>
    <style:style style:name="T5" style:family="text">
      <style:text-properties style:font-size-asian="18pt"/>
    </style:style>
    <style:style style:name="T6" style:family="text">
      <style:text-properties fo:font-size="18pt" style:font-size-asian="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6.111cm" svg:height="14.906cm" svg:x="1.313cm" svg:y="6.787cm">
          <draw:text-box>
            <text:p><text:span text:style-name="T1">When</text:span></text:p>
            <text:p><text:span text:style-name="T1">Where</text:span></text:p>
            <text:p><text:span text:style-name="T1">Who</text:span></text:p>
            <text:p><text:span text:style-name="T1">What</text:span></text:p>
            <text:p><text:span text:style-name="T1">Why</text:span></text:p>
            <text:p><text:span text:style-name="T1">How</text:span></text:p>
            <text:p><text:span text:style-name="T1"/></text:p>
          </draw:text-box>
        </draw:frame>
        <draw:frame draw:style-name="gr2" draw:text-style-name="P2" draw:layer="layout" svg:width="9.913cm" svg:height="4.236cm" svg:x="5.487cm" svg:y="2.1cm">
          <draw:text-box>
            <text:p><text:span text:style-name="T2">5W1H</text:span></text:p>
          </draw:text-box>
        </draw:frame>
        <draw:frame draw:style-name="gr1" draw:text-style-name="P3" draw:layer="layout" svg:width="10.425cm" svg:height="19.304cm" svg:x="9.5cm" svg:y="7cm">
          <draw:text-box>
            <text:p><text:span text:style-name="T3">いつ</text:span></text:p>
            <text:p><text:span text:style-name="T3">どこで</text:span></text:p>
            <text:p><text:span text:style-name="T3">だれが</text:span></text:p>
            <text:p><text:span text:style-name="T3">何を</text:span></text:p>
            <text:p><text:span text:style-name="T3">なぜ</text:span></text:p>
            <text:p><text:span text:style-name="T3">どのように</text:span></text:p>
            <text:p><text:span text:style-name="T3"/></text:p>
            <text:p><text:span text:style-name="T3">したの？？</text:span></text:p>
            <text:p><text:span text:style-name="T3"/></text:p>
          </draw:text-box>
        </draw:frame>
      </draw:page>
      <draw:page draw:name="page2" draw:style-name="dp1" draw:master-page-name="標準">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custom-shape draw:style-name="gr4" draw:text-style-name="P4" draw:layer="layout" svg:width="2.5cm" svg:height="2.5cm" svg:x="14.2cm" svg:y="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4" draw:layer="layout" svg:width="2.4cm" svg:height="2.4cm" svg:x="5.1cm" svg:y="7.3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2.217cm" svg:height="0.886cm" svg:x="14.183cm" svg:y="9.4cm">
          <draw:text-box>
            <text:p>はなこ</text:p>
          </draw:text-box>
        </draw:frame>
        <draw:frame draw:style-name="gr6" draw:layer="layout" svg:width="2.073cm" svg:height="0.9cm" svg:x="5.327cm" svg:y="9.8cm">
          <draw:text-box>
            <text:p>たろう</text:p>
          </draw:text-box>
        </draw:frame>
        <draw:custom-shape draw:style-name="gr3" draw:text-style-name="P4" draw:layer="layout" svg:width="2.3cm" svg:height="2.3cm" svg:x="1.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 draw:text-style-name="P4" draw:layer="layout" svg:width="-0.599cm" svg:height="-0.899cm" svg:x="3.3cm" svg:y="2.5cm" svg:viewBox="0 0 -600 -900" draw:points="0,0 600,0 600,900">
          <text:p/>
        </draw:polyline>
        <draw:custom-shape draw:style-name="gr8" draw:text-style-name="P4" draw:layer="layout" svg:width="7.4cm" svg:height="2.2cm" svg:x="4.3cm" svg:y="1.4cm">
          <text:p text:style-name="P4">じどうかん</text:p>
          <draw:enhanced-geometry svg:viewBox="0 0 21600 21600" draw:type="rectangle" draw:enhanced-path="M 0 0 L 21600 0 21600 21600 0 21600 0 0 Z N"/>
        </draw:custom-shape>
        <draw:custom-shape draw:style-name="gr9" draw:text-style-name="P4" draw:layer="layout" svg:width="4.3cm" svg:height="2cm" svg:x="1cm" svg:y="4.4cm">
          <text:p text:style-name="P4">おなかすいた</text:p>
          <draw:enhanced-geometry svg:viewBox="0 0 21600 21600" draw:text-areas="800 800 20800 20800" draw:type="round-rectangular-callout" draw:modifiers="22971.0299930249 27116.0419790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4" draw:layer="layout" svg:width="5.9cm" svg:height="2.1cm" svg:x="13.3cm" svg:y="2.6cm">
          <text:p text:style-name="P4">じゃあこれあげる</text:p>
          <draw:enhanced-geometry svg:viewBox="0 0 21600 21600" draw:text-areas="800 800 20800 20800" draw:type="round-rectangular-callout" draw:modifiers="9026.53787493645 41832.6511185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11" draw:text-style-name="P4" draw:layer="layout" svg:width="1.537cm" svg:height="0.125cm" draw:transform="rotate (2.72306269896155) translate (14.6026320103384cm 9.04053470906734cm)" svg:viewBox="0 0 1538 126" svg:d="m0 57c417 204 797-162 1217-26l321 95">
          <text:p/>
        </draw:path>
        <draw:custom-shape draw:style-name="gr12" draw:text-style-name="P4" draw:layer="layout" svg:width="3cm" svg:height="1.3cm" svg:x="10.2cm" svg:y="7.5cm">
          <text:p text:style-name="P4">ビスケット</text:p>
          <draw:enhanced-geometry svg:viewBox="0 0 21600 21600" draw:type="rectangle" draw:enhanced-path="M 0 0 L 21600 0 21600 21600 0 21600 0 0 Z N"/>
        </draw:custom-shape>
      </draw:page>
      <draw:page draw:name="page3" draw:style-name="dp1" draw:master-page-name="標準">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custom-shape draw:style-name="gr13" draw:text-style-name="P4" draw:layer="layout" svg:width="2.4cm" svg:height="2.4cm" svg:x="5.6cm" svg:y="4.2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2.081cm" svg:height="0.886cm" svg:x="16.719cm" svg:y="6.3cm">
          <draw:text-box>
            <text:p>こども</text:p>
          </draw:text-box>
        </draw:frame>
        <draw:frame draw:style-name="gr6" draw:layer="layout" svg:width="3.431cm" svg:height="0.9cm" svg:x="2.227cm" svg:y="4.5cm">
          <draw:text-box>
            <text:p>おかあさん</text:p>
          </draw:text-box>
        </draw:frame>
        <draw:custom-shape draw:style-name="gr3" draw:text-style-name="P4" draw:layer="layout" svg:width="2.3cm" svg:height="2.3cm" svg:x="1.6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 draw:text-style-name="P4" draw:layer="layout" svg:width="-0.399cm" svg:height="-1.599cm" svg:x="2.7cm" svg:y="3.2cm" svg:viewBox="0 0 -400 -1600" draw:points="400,0 0,700 0,1600">
          <text:p/>
        </draw:polyline>
        <draw:custom-shape draw:style-name="gr8" draw:text-style-name="P4" draw:layer="layout" svg:width="7.4cm" svg:height="2.2cm" svg:x="4.6cm" svg:y="1.9cm">
          <text:p text:style-name="P4">いえ</text:p>
          <draw:enhanced-geometry svg:viewBox="0 0 21600 21600" draw:type="rectangle" draw:enhanced-path="M 0 0 L 21600 0 21600 21600 0 21600 0 0 Z N"/>
        </draw:custom-shape>
        <draw:custom-shape draw:style-name="gr14" draw:text-style-name="P4" draw:layer="layout" svg:width="5.2cm" svg:height="2cm" svg:x="1.3cm" svg:y="6.6cm">
          <text:p text:style-name="P4">はやくおきなさい</text:p>
          <draw:enhanced-geometry svg:viewBox="0 0 21600 21600" draw:text-areas="800 800 20800 20800" draw:type="round-rectangular-callout" draw:modifiers="19436.2622572582 -5127.436281859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4" draw:layer="layout" svg:width="5.9cm" svg:height="2.1cm" svg:x="13.3cm" svg:y="2.6cm">
          <text:p text:style-name="P4">むにゃむにゃ・・・</text:p>
          <draw:enhanced-geometry svg:viewBox="0 0 21600 21600" draw:text-areas="800 800 20800 20800" draw:type="round-rectangular-callout" draw:modifiers="9026.53787493645 41832.6511185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4" draw:layer="layout" svg:width="5.5cm" svg:height="2.4cm" svg:x="12.5cm" svg:y="8.3cm">
          <text:p text:style-name="P4">ふとん</text:p>
          <draw:enhanced-geometry svg:viewBox="0 0 21600 21600" draw:type="rectangle" draw:enhanced-path="M 0 0 L 21600 0 21600 21600 0 21600 0 0 Z N"/>
        </draw:custom-shape>
        <draw:custom-shape draw:style-name="gr4" draw:text-style-name="P4" draw:layer="layout" svg:width="1.9cm" svg:height="1.9cm" svg:x="14.4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4" draw:layer="layout" svg:width="0.477cm" svg:height="0.004cm" svg:x="15.601cm" svg:y="7.346cm" svg:viewBox="0 0 478 5" svg:d="m0 0c65-1 478 5 478 5">
          <text:p/>
        </draw:path>
        <draw:path draw:style-name="gr15" draw:text-style-name="P4" draw:layer="layout" svg:width="0.478cm" svg:height="0.047cm" svg:x="14.8cm" svg:y="7.352cm" svg:viewBox="0 0 479 48" svg:d="m0 48c65-1 479-48 479-48">
          <text:p/>
        </draw:path>
        <draw:custom-shape draw:style-name="gr16" draw:text-style-name="P4" draw:layer="layout" svg:width="0.7cm" svg:height="0.3cm" svg:x="15.1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4.477cm" svg:height="0.886cm" svg:x="11.723cm" svg:y="1.114cm">
          <draw:text-box>
            <text:p>（きのうのあさ）</text:p>
          </draw:text-box>
        </draw:frame>
      </draw:page>
      <draw:page draw:name="page4" draw:style-name="dp1" draw:master-page-name="標準">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custom-shape draw:style-name="gr13" draw:text-style-name="P4" draw:layer="layout" svg:width="2.4cm" svg:height="2.4cm" svg:x="1.7cm" svg:y="1.4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4" draw:layer="layout" svg:width="2.3cm" svg:height="2.3cm" svg:x="16.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 draw:text-style-name="P4" draw:layer="layout" svg:width="-0.599cm" svg:height="-1.499cm" svg:x="17.8cm" svg:y="3.1cm" svg:viewBox="0 0 -600 -1500" draw:points="600,0 0,600 0,1500">
          <text:p/>
        </draw:polyline>
        <draw:custom-shape draw:style-name="gr17" draw:text-style-name="P4" draw:layer="layout" svg:width="7.5cm" svg:height="4.6cm" svg:x="4.9cm" svg:y="3.2cm">
          <text:p/>
          <draw:enhanced-geometry svg:viewBox="0 0 21600 21600" draw:type="rectangle" draw:enhanced-path="M 0 0 L 21600 0 21600 21600 0 21600 0 0 Z N"/>
        </draw:custom-shape>
        <draw:custom-shape draw:style-name="gr8" draw:text-style-name="P7" draw:layer="layout" svg:width="6.9cm" svg:height="3.7cm" svg:x="5.2cm" svg:y="3.5cm">
          <text:p text:style-name="P4"><text:span text:style-name="T5">テレビ</text:span></text:p>
          <draw:enhanced-geometry svg:viewBox="0 0 21600 21600" draw:type="rectangle" draw:enhanced-path="M 0 0 L 21600 0 21600 21600 0 21600 0 0 Z N"/>
        </draw:custom-shape>
        <draw:custom-shape draw:style-name="gr18" draw:text-style-name="P4" draw:layer="layout" svg:width="2.1cm" svg:height="2.1cm" svg:x="14.5cm" svg:y="5.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19" draw:text-style-name="P4" draw:layer="layout" svg:width="1.598cm" svg:height="1.598cm" svg:x="10.5cm" svg:y="6.6cm" svg:viewBox="0 0 1599 1599" svg:d="m799 0c453 0 800 346 800 799s-347 800-800 800-799-347-799-800 346-799 799-799z">
          <text:p/>
        </draw:path>
        <draw:polygon draw:style-name="gr19" draw:text-style-name="P4" draw:layer="layout" svg:width="0cm" svg:height="0cm" svg:x="10.5cm" svg:y="6.6cm" svg:viewBox="0 0 0 0" draw:points="0,0">
          <text:p/>
        </draw:polygon>
        <draw:polygon draw:style-name="gr19" draw:text-style-name="P4" draw:layer="layout" svg:width="0cm" svg:height="0cm" svg:x="12.101cm" svg:y="8.201cm" svg:viewBox="0 0 0 0" draw:points="0,0">
          <text:p/>
        </draw:polygon>
        <draw:path draw:style-name="gr20" draw:text-style-name="P4" draw:layer="layout" svg:width="1.6cm" svg:height="1.6cm" svg:x="10.5cm" svg:y="6.6cm" svg:viewBox="0 0 1601 1601" svg:d="m539 470c48 0 86 37 86 85s-38 86-86 86-85-38-85-86 37-85 85-85zm-539-470zm1601 1601z">
          <text:p/>
        </draw:path>
        <draw:path draw:style-name="gr20" draw:text-style-name="P4" draw:layer="layout" svg:width="1.6cm" svg:height="1.6cm" svg:x="10.5cm" svg:y="6.6cm" svg:viewBox="0 0 1601 1601" svg:d="m1057 470c48 0 86 37 86 85s-38 86-86 86-85-38-85-86 37-85 85-85zm-1057-470zm1601 1601z">
          <text:p/>
        </draw:path>
        <draw:path draw:style-name="gr19" draw:text-style-name="P4" draw:layer="layout" svg:width="1.6cm" svg:height="1.6cm" svg:x="10.5cm" svg:y="6.6cm" svg:viewBox="0 0 1601 1601" svg:d="">
          <text:p/>
        </draw:path>
        <draw:custom-shape draw:style-name="gr21" draw:text-style-name="P4" draw:layer="layout" svg:width="0.6cm" svg:height="0.4cm" svg:x="11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標準">
        <draw:custom-shape draw:style-name="gr3" draw:text-style-name="P4" draw:layer="layout" svg:width="8cm" svg:height="4.7cm" svg:x="1.8cm" svg:y="4.4cm">
          <text:p/>
          <draw:enhanced-geometry svg:viewBox="0 0 21600 21600" draw:type="rectangle" draw:enhanced-path="M 0 0 L 21600 0 21600 21600 0 21600 0 0 Z N"/>
        </draw:custom-shape>
        <draw:polygon draw:style-name="gr3" draw:text-style-name="P4" draw:layer="layout" svg:width="5.899cm" svg:height="3.199cm" svg:x="3.2cm" svg:y="1.2cm" svg:viewBox="0 0 5900 3200" draw:points="0,3200 0,1800 3100,0 5900,1800 5900,3200">
          <text:p/>
        </draw:polygon>
        <draw:custom-shape draw:style-name="gr3" draw:text-style-name="P4" draw:layer="layout" svg:width="5.4cm" svg:height="2.6cm" svg:x="1cm" svg:y="6.7cm">
          <text:p/>
          <draw:enhanced-geometry svg:viewBox="0 0 21600 21600" draw:type="rectangle" draw:enhanced-path="M 0 0 L 21600 0 21600 21600 0 21600 0 0 Z N"/>
        </draw:custom-shape>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custom-shape draw:style-name="gr4" draw:text-style-name="P4" draw:layer="layout" svg:width="2.4cm" svg:height="2.4cm" svg:x="15.6cm" svg:y="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8" draw:layer="layout" svg:width="3.245cm" svg:height="0.886cm" svg:x="11.7cm" svg:y="9.314cm">
          <draw:text-box>
            <text:p><text:span text:style-name="T5">ちいさいこ</text:span></text:p>
          </draw:text-box>
        </draw:frame>
        <draw:frame draw:style-name="gr6" draw:text-style-name="P8" draw:layer="layout" svg:width="2.233cm" svg:height="0.9cm" svg:x="16cm" svg:y="9.2cm">
          <draw:text-box>
            <text:p><text:span text:style-name="T5">じぶん</text:span></text:p>
          </draw:text-box>
        </draw:frame>
        <draw:custom-shape draw:style-name="gr3" draw:text-style-name="P4" draw:layer="layout" svg:width="2.3cm" svg:height="2.3cm" svg:x="5.1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 draw:text-style-name="P4" draw:layer="layout" svg:width="-0.499cm" svg:height="-1.399cm" svg:x="6.7cm" svg:y="3.7cm" svg:viewBox="0 0 -500 -1400" draw:points="0,0 500,500 500,1400">
          <text:p/>
        </draw:polyline>
        <draw:custom-shape draw:style-name="gr8" draw:text-style-name="P7" draw:layer="layout" svg:width="4cm" svg:height="0.9cm" svg:x="1.9cm" svg:y="6.9cm">
          <text:p text:style-name="P4"><text:span text:style-name="T5">しょうがっこう</text:span></text:p>
          <draw:enhanced-geometry svg:viewBox="0 0 21600 21600" draw:type="rectangle" draw:enhanced-path="M 0 0 L 21600 0 21600 21600 0 21600 0 0 Z N"/>
        </draw:custom-shape>
        <draw:custom-shape draw:style-name="gr10" draw:text-style-name="P7" draw:layer="layout" svg:width="5.2cm" svg:height="1.3cm" svg:x="13.8cm" svg:y="1.4cm">
          <text:p text:style-name="P4"><text:span text:style-name="T5">だいじょうぶ</text:span></text:p>
          <draw:enhanced-geometry svg:viewBox="0 0 21600 21600" draw:text-areas="800 800 20800 20800" draw:type="round-rectangular-callout" draw:modifiers="8451.45164391463 32989.39277478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7" draw:layer="layout" svg:width="3.6cm" svg:height="1.7cm" svg:x="9.3cm" svg:y="1.4cm">
          <text:p text:style-name="P4"><text:span text:style-name="T5">こわいよう</text:span></text:p>
          <draw:enhanced-geometry svg:viewBox="0 0 21600 21600" draw:text-areas="800 800 20800 20800" draw:type="round-rectangular-callout" draw:modifiers="22001.8883643432 45853.96825396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4" draw:layer="layout" svg:width="1.9cm" svg:height="1.9cm" svg:x="12.5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4" draw:layer="layout" svg:width="0.399cm" svg:height="0.299cm" svg:x="14cm" svg:y="5.8cm" svg:viewBox="0 0 400 300" svg:d="m0 0c99 254 400 300 400 300">
          <text:p/>
        </draw:path>
        <draw:path draw:style-name="gr15" draw:text-style-name="P4" draw:layer="layout" svg:width="0.581cm" svg:height="0.133cm" draw:transform="rotate (0.58800142499689) translate (13.2cm 6.1cm)" svg:viewBox="0 0 582 134" svg:d="m0 0c166 111 333 222 582 28">
          <text:p/>
        </draw:path>
        <draw:custom-shape draw:style-name="gr16" draw:text-style-name="P4" draw:layer="layout" svg:width="0.7cm" svg:height="0.3cm" svg:x="13.4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8" draw:layer="layout" svg:width="2.479cm" svg:height="0.963cm" svg:x="1.421cm" svg:y="1.2cm">
          <draw:text-box>
            <text:p><text:span text:style-name="T5">(</text:span><text:span text:style-name="T5">きょう）</text:span></text:p>
          </draw:text-box>
        </draw:frame>
        <draw:line draw:style-name="gr7" draw:text-style-name="P4" draw:layer="layout" svg:x1="2.7cm" svg:y1="3.3cm" svg:x2="6.3cm" svg:y2="1.2cm">
          <text:p/>
        </draw:line>
        <draw:line draw:style-name="gr7" draw:text-style-name="P4" draw:layer="layout" svg:x1="9.8cm" svg:y1="3.5cm" svg:x2="6.3cm" svg:y2="1.2cm">
          <text:p/>
        </draw:line>
        <draw:custom-shape draw:style-name="gr3" draw:text-style-name="P4" draw:layer="layout" svg:width="1.8cm" svg:height="0.9cm" svg:x="2.3cm" svg:y="5.1cm">
          <text:p/>
          <draw:enhanced-geometry svg:viewBox="0 0 21600 21600" draw:type="rectangle" draw:enhanced-path="M 0 0 L 21600 0 21600 21600 0 21600 0 0 Z N"/>
        </draw:custom-shape>
        <draw:custom-shape draw:style-name="gr3" draw:text-style-name="P4" draw:layer="layout" svg:width="0.9cm" svg:height="0.9cm" svg:x="2.3cm" svg:y="5.1cm">
          <text:p/>
          <draw:enhanced-geometry svg:viewBox="0 0 21600 21600" draw:type="rectangle" draw:enhanced-path="M 0 0 L 21600 0 21600 21600 0 21600 0 0 Z N"/>
        </draw:custom-shape>
        <draw:custom-shape draw:style-name="gr3" draw:text-style-name="P4" draw:layer="layout" svg:width="1.8cm" svg:height="0.9cm" svg:x="4.7cm" svg:y="5.1cm">
          <text:p/>
          <draw:enhanced-geometry svg:viewBox="0 0 21600 21600" draw:type="rectangle" draw:enhanced-path="M 0 0 L 21600 0 21600 21600 0 21600 0 0 Z N"/>
        </draw:custom-shape>
        <draw:custom-shape draw:style-name="gr3" draw:text-style-name="P4" draw:layer="layout" svg:width="0.9cm" svg:height="0.9cm" svg:x="4.7cm" svg:y="5.1cm">
          <text:p/>
          <draw:enhanced-geometry svg:viewBox="0 0 21600 21600" draw:type="rectangle" draw:enhanced-path="M 0 0 L 21600 0 21600 21600 0 21600 0 0 Z N"/>
        </draw:custom-shape>
        <draw:custom-shape draw:style-name="gr3" draw:text-style-name="P4" draw:layer="layout" svg:width="1.8cm" svg:height="0.9cm" svg:x="7cm" svg:y="5.1cm">
          <text:p/>
          <draw:enhanced-geometry svg:viewBox="0 0 21600 21600" draw:type="rectangle" draw:enhanced-path="M 0 0 L 21600 0 21600 21600 0 21600 0 0 Z N"/>
        </draw:custom-shape>
        <draw:custom-shape draw:style-name="gr3" draw:text-style-name="P4" draw:layer="layout" svg:width="0.9cm" svg:height="0.9cm" svg:x="7cm" svg:y="5.1cm">
          <text:p/>
          <draw:enhanced-geometry svg:viewBox="0 0 21600 21600" draw:type="rectangle" draw:enhanced-path="M 0 0 L 21600 0 21600 21600 0 21600 0 0 Z N"/>
        </draw:custom-shape>
        <draw:custom-shape draw:style-name="gr3" draw:text-style-name="P4" draw:layer="layout" svg:width="1.7cm" svg:height="2.6cm" svg:x="8.9cm" svg:y="6.7cm">
          <text:p/>
          <draw:enhanced-geometry svg:viewBox="0 0 21600 21600" draw:type="rectangle" draw:enhanced-path="M 0 0 L 21600 0 21600 21600 0 21600 0 0 Z N"/>
        </draw:custom-shape>
        <draw:custom-shape draw:style-name="gr22" draw:text-style-name="P4" draw:layer="layout" svg:width="2.5cm" svg:height="2.1cm" svg:x="6.4cm" svg:y="7.1cm">
          <text:p/>
          <draw:enhanced-geometry svg:viewBox="0 0 21600 21600" draw:type="rectangle" draw:enhanced-path="M 0 0 L 21600 0 21600 21600 0 21600 0 0 Z N"/>
        </draw:custom-shape>
        <draw:custom-shape draw:style-name="gr22" draw:text-style-name="P4" draw:layer="layout" svg:width="0.3cm" svg:height="1.7cm" svg:x="6.5cm" svg:y="7.3cm">
          <text:p/>
          <draw:enhanced-geometry svg:viewBox="0 0 21600 21600" draw:type="rectangle" draw:enhanced-path="M 0 0 L 21600 0 21600 21600 0 21600 0 0 Z N"/>
        </draw:custom-shape>
        <draw:custom-shape draw:style-name="gr22" draw:text-style-name="P4" draw:layer="layout" svg:width="0.3cm" svg:height="1.7cm" svg:x="6.9cm" svg:y="7.3cm">
          <text:p/>
          <draw:enhanced-geometry svg:viewBox="0 0 21600 21600" draw:type="rectangle" draw:enhanced-path="M 0 0 L 21600 0 21600 21600 0 21600 0 0 Z N"/>
        </draw:custom-shape>
        <draw:custom-shape draw:style-name="gr22" draw:text-style-name="P4" draw:layer="layout" svg:width="0.3cm" svg:height="1.7cm" svg:x="7.3cm" svg:y="7.3cm">
          <text:p/>
          <draw:enhanced-geometry svg:viewBox="0 0 21600 21600" draw:type="rectangle" draw:enhanced-path="M 0 0 L 21600 0 21600 21600 0 21600 0 0 Z N"/>
        </draw:custom-shape>
        <draw:custom-shape draw:style-name="gr22" draw:text-style-name="P4" draw:layer="layout" svg:width="0.3cm" svg:height="1.7cm" svg:x="7.7cm" svg:y="7.3cm">
          <text:p/>
          <draw:enhanced-geometry svg:viewBox="0 0 21600 21600" draw:type="rectangle" draw:enhanced-path="M 0 0 L 21600 0 21600 21600 0 21600 0 0 Z N"/>
        </draw:custom-shape>
        <draw:custom-shape draw:style-name="gr22" draw:text-style-name="P4" draw:layer="layout" svg:width="0.3cm" svg:height="1.7cm" svg:x="8.1cm" svg:y="7.3cm">
          <text:p/>
          <draw:enhanced-geometry svg:viewBox="0 0 21600 21600" draw:type="rectangle" draw:enhanced-path="M 0 0 L 21600 0 21600 21600 0 21600 0 0 Z N"/>
        </draw:custom-shape>
        <draw:custom-shape draw:style-name="gr22" draw:text-style-name="P4" draw:layer="layout" svg:width="0.3cm" svg:height="1.7cm" svg:x="8.5cm" svg:y="7.3cm">
          <text:p/>
          <draw:enhanced-geometry svg:viewBox="0 0 21600 21600" draw:type="rectangle" draw:enhanced-path="M 0 0 L 21600 0 21600 21600 0 21600 0 0 Z N"/>
        </draw:custom-shape>
        <draw:custom-shape draw:style-name="gr3" draw:text-style-name="P4" draw:layer="layout" svg:width="0.3cm" svg:height="0.3cm" svg:x="6.5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3cm" svg:height="0.3cm" svg:x="8.5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 draw:text-style-name="P4" draw:layer="layout" svg:width="1.183cm" svg:height="0.676cm" draw:transform="rotate (-1.67045462708377) translate (14.1732604388508cm 7.16731900446682cm)" svg:viewBox="0 0 1184 677" draw:points="736,0 0,677 1184,458">
          <text:p/>
        </draw:polyline>
        <draw:polyline draw:style-name="gr7" draw:text-style-name="P4" draw:layer="layout" svg:width="0.857cm" svg:height="0.942cm" draw:transform="rotate (1.03044239037745) translate (12.7588543867825cm 9.03535196608267cm)" svg:viewBox="0 0 858 943" draw:points="0,514 858,0 257,943">
          <text:p/>
        </draw:polyline>
        <draw:line draw:style-name="gr7" draw:text-style-name="P4" draw:layer="layout" svg:x1="13.5cm" svg:y1="7.2cm" svg:x2="13.2cm" svg:y2="8.3cm">
          <text:p/>
        </draw:line>
        <draw:polyline draw:style-name="gr7" draw:text-style-name="P4" draw:layer="layout" svg:width="2.735cm" svg:height="2.785cm" draw:transform="rotate (-1.67045462708377) translate (17.7722519106246cm 5.17719620519086cm)" svg:viewBox="0 0 2736 2786" draw:points="2736,0 328,1045 0,2786">
          <text:p/>
        </draw:polyline>
        <draw:polyline draw:style-name="gr7" draw:text-style-name="P4" draw:layer="layout" svg:width="1.817cm" svg:height="1.491cm" draw:transform="rotate (1.03044239037745) translate (15.7647988337882cm 8.75890027159278cm)" svg:viewBox="0 0 1818 1492" draw:points="0,274 1818,0 497,1492">
          <text:p/>
        </draw:polyline>
        <draw:line draw:style-name="gr7" draw:text-style-name="P4" draw:layer="layout" svg:x1="16.7cm" svg:y1="5.4cm" svg:x2="16.7cm" svg:y2="7.1cm">
          <text:p/>
        </draw:line>
        <draw:path draw:style-name="gr19" draw:text-style-name="P4" draw:layer="layout" svg:width="1.547cm" svg:height="0.74cm" svg:x="7.752cm" svg:y="8.859cm" svg:viewBox="0 0 1548 741" svg:d="m1122 102c227 0 400 108 400 250 11 52 53 269 0 350-12 19-68-194-100-200-32-13 22 139 0 200-7 20-91-11-100 0-38 17 67-167 0-200-46-23-166 5-200 0-1 1-69 158-100 200-40 54-48-3-100 0-18 1 20-43 0-100-14-41-88-101-100-100-12 8 95 55 100 100s-92 87-100 100c-33 69-77 33-100 0-72-45 1-272 0-350 41-7-120 3-300-50s-378-169-400-200c-7-21-46-115 0-100 138 45 473 280 700 300 217 11 344-202 400-200zm-400 0zm801 501z">
          <text:p/>
        </draw:path>
        <draw:path draw:style-name="gr19" draw:text-style-name="P4" draw:layer="layout" svg:width="1.8cm" svg:height="1.9cm" svg:x="8.7cm" svg:y="7.299cm" svg:viewBox="0 0 1801 1901" svg:d="m800 500h200 100l600-500v800l94 272 5 78-5 78-13 76-21 73-30 69-37 66-44 62-51 58-58 52-63 48-69 43-74 37-79 31-84 24-87 18-91 11-94 4-94-4-91-11-87-18-84-24-78-31-75-37-68-43-64-48-57-52-51-58-44-62-37-66-30-69-21-73-14-76-4-78 4-78 14-76 21-73 30-69 37-66 44-62 50-726zm-200 400zm1801 1501z">
          <text:p/>
        </draw:path>
        <draw:custom-shape draw:style-name="gr17" draw:text-style-name="P4" draw:layer="layout" svg:width="0.32cm" svg:height="0.32cm" svg:x="9.1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08cm" svg:height="0.16cm" svg:x="9.26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0.32cm" svg:height="0.32cm" svg:x="9.8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08cm" svg:height="0.16cm" svg:x="9.96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4" draw:layer="layout" svg:width="0.2cm" svg:height="0.1cm" svg:x="9.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9.2cm" svg:y1="9cm" svg:x2="9.6cm" svg:y2="8.8cm">
          <text:p/>
        </draw:line>
        <draw:line draw:style-name="gr7" draw:text-style-name="P4" draw:layer="layout" svg:x1="9.9cm" svg:y1="9cm" svg:x2="9.6cm" svg:y2="8.8cm">
          <text:p/>
        </draw:line>
        <draw:line draw:style-name="gr7" draw:text-style-name="P4" draw:layer="layout" svg:x1="9.6cm" svg:y1="8.7cm" svg:x2="9.6cm" svg:y2="8.8cm">
          <text:p/>
        </draw:line>
        <draw:custom-shape draw:style-name="gr25" draw:text-style-name="P7" draw:layer="layout" svg:width="3.1cm" svg:height="1.3cm" svg:x="7cm" svg:y="5.3cm">
          <text:p text:style-name="P4"><text:span text:style-name="T5">にゃー</text:span></text:p>
          <draw:enhanced-geometry svg:viewBox="0 0 21600 21600" draw:text-areas="800 800 20800 20800" draw:type="round-rectangular-callout" draw:modifiers="14174.7823282812 32989.39277478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標準">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9"><text:span text:style-name="T4">いつ</text:span></text:p>
            <text:p text:style-name="P9"><text:span text:style-name="T4"/></text:p>
            <text:p text:style-name="P9"><text:span text:style-name="T4">どこで</text:span></text:p>
            <text:p text:style-name="P9"><text:span text:style-name="T4"/></text:p>
            <text:p text:style-name="P9"><text:span text:style-name="T4">だれが</text:span></text:p>
            <text:p text:style-name="P9"><text:span text:style-name="T4"/></text:p>
            <text:p text:style-name="P9"><text:span text:style-name="T4">何を</text:span></text:p>
            <text:p text:style-name="P9"><text:span text:style-name="T4"/></text:p>
            <text:p text:style-name="P9"><text:span text:style-name="T4">なぜ</text:span></text:p>
            <text:p text:style-name="P9"><text:span text:style-name="T4"/></text:p>
            <text:p text:style-name="P9"><text:span text:style-name="T4">どのように</text:span></text:p>
            <text:p text:style-name="P9"><text:span text:style-name="T4"/></text:p>
            <text:p text:style-name="P9"><text:span text:style-name="T4">したの？？</text:span></text:p>
          </draw:text-box>
        </draw:frame>
        <draw:custom-shape draw:style-name="gr4" draw:text-style-name="P4" draw:layer="layout" svg:width="2.4cm" svg:height="2.4cm" svg:x="5.6cm" svg:y="3.3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7" draw:layer="layout" svg:width="5.2cm" svg:height="1.3cm" svg:x="3.8cm" svg:y="1.8cm">
          <text:p text:style-name="P7"><text:span text:style-name="T5">こらっ！</text:span></text:p>
          <draw:enhanced-geometry svg:viewBox="0 0 21600 21600" draw:text-areas="800 800 20800 20800" draw:type="round-rectangular-callout" draw:modifiers="8451.45164391463 32989.39277478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4" draw:layer="layout" svg:width="1.9cm" svg:height="1.9cm" svg:x="10.4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4" draw:layer="layout" svg:width="0.399cm" svg:height="0.299cm" svg:x="11.6cm" svg:y="5.5cm" svg:viewBox="0 0 400 300" svg:d="m0 0c99 254 400 300 400 300">
          <text:p/>
        </draw:path>
        <draw:path draw:style-name="gr15" draw:text-style-name="P4" draw:layer="layout" svg:width="0.581cm" svg:height="0.133cm" draw:transform="rotate (0.58800142499689) translate (10.8cm 5.8cm)" svg:viewBox="0 0 582 134" svg:d="m0 0c166 111 333 222 582 28">
          <text:p/>
        </draw:path>
        <draw:custom-shape draw:style-name="gr16" draw:text-style-name="P4" draw:layer="layout" svg:width="0.7cm" svg:height="0.3cm" svg:x="1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8" draw:layer="layout" svg:width="2.479cm" svg:height="0.963cm" svg:x="1.421cm" svg:y="1.2cm">
          <draw:text-box>
            <text:p text:style-name="P8"><text:span text:style-name="T5">(</text:span><text:span text:style-name="T5">きょう）</text:span></text:p>
          </draw:text-box>
        </draw:frame>
        <draw:polyline draw:style-name="gr7" draw:text-style-name="P4" draw:layer="layout" svg:width="1.382cm" svg:height="2.775cm" draw:transform="rotate (-1.67045462708377) translate (8.6cm 5.4cm)" svg:viewBox="0 0 1383 2776" draw:points="0,0 587,1851 1383,2776">
          <text:p/>
        </draw:polyline>
        <draw:polyline draw:style-name="gr7" draw:text-style-name="P4" draw:layer="layout" svg:width="1.817cm" svg:height="1.491cm" draw:transform="rotate (1.03044239037745) translate (5.7647988337882cm 9.15890027159278cm)" svg:viewBox="0 0 1818 1492" draw:points="0,274 1818,0 497,1492">
          <text:p/>
        </draw:polyline>
        <draw:line draw:style-name="gr7" draw:text-style-name="P4" draw:layer="layout" svg:x1="6.7cm" svg:y1="5.8cm" svg:x2="6.7cm" svg:y2="7.5cm">
          <text:p/>
        </draw:line>
        <draw:custom-shape draw:style-name="gr26" draw:text-style-name="P4" draw:layer="layout" svg:width="1.9cm" svg:height="1.9cm" svg:x="13.7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4" draw:layer="layout" svg:width="-0.399cm" svg:height="-0.299cm" svg:x="14.4cm" svg:y="5.7cm" svg:viewBox="0 0 -400 -300" svg:d="m0 0c100 200 400 300 400 300">
          <text:p/>
        </draw:path>
        <draw:path draw:style-name="gr15" draw:text-style-name="P4" draw:layer="layout" svg:width="0.554cm" svg:height="0.12cm" draw:transform="rotate (-2.5541148273685) translate (15.0616513464295cm 5.39258225048146cm)" svg:viewBox="0 0 555 121" svg:d="m0 111c222 28 361 0 555-111">
          <text:p/>
        </draw:path>
        <draw:custom-shape draw:style-name="gr27" draw:text-style-name="P4" draw:layer="layout" svg:width="0.5cm" svg:height="0.3cm" svg:x="14.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 draw:text-style-name="P4" draw:layer="layout" svg:width="0.5cm" svg:height="0.7cm" svg:x="11.7cm" svg:y="5.9cm" svg:viewBox="0 0 501 701" svg:d="m300 0c83 83 200 358 200 500s-58 200-200 200-200-58-200-200 117-417 200-500zm-300 200zm501 501z">
          <text:p/>
        </draw:path>
      </draw:page>
      <draw:page draw:name="page7" draw:style-name="dp1" draw:master-page-name="標準">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custom-shape draw:style-name="gr4" draw:text-style-name="P4" draw:layer="layout" svg:width="2.4cm" svg:height="2.4cm" svg:x="11.7cm" svg:y="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draw:text-style-name="P8" draw:layer="layout" svg:width="2.233cm" svg:height="0.9cm" svg:x="12.1cm" svg:y="9.3cm">
          <draw:text-box>
            <text:p><text:span text:style-name="T5">じぶん</text:span></text:p>
          </draw:text-box>
        </draw:frame>
        <draw:frame draw:style-name="gr1" draw:text-style-name="P8" draw:layer="layout" svg:width="2.213cm" svg:height="0.963cm" svg:x="1.087cm" svg:y="1.037cm">
          <draw:text-box>
            <text:p><text:span text:style-name="T5">(</text:span><text:span text:style-name="T5">はる）</text:span></text:p>
          </draw:text-box>
        </draw:frame>
        <draw:g>
          <draw:custom-shape draw:style-name="gr3" draw:text-style-name="P4" draw:layer="layout" svg:width="6.732cm" svg:height="3.955cm" svg:x="1.673cm" svg:y="5.193cm">
            <text:p/>
            <draw:enhanced-geometry svg:viewBox="0 0 21600 21600" draw:type="rectangle" draw:enhanced-path="M 0 0 L 21600 0 21600 21600 0 21600 0 0 Z N"/>
          </draw:custom-shape>
          <draw:polygon draw:style-name="gr3" draw:text-style-name="P4" draw:layer="layout" svg:width="4.964cm" svg:height="2.692cm" svg:x="2.851cm" svg:y="2.5cm" svg:viewBox="0 0 4965 2693" draw:points="0,2693 0,1515 2609,0 4965,1515 4965,2693">
            <text:p/>
          </draw:polygon>
          <draw:custom-shape draw:style-name="gr3" draw:text-style-name="P4" draw:layer="layout" svg:width="4.544cm" svg:height="2.188cm" svg:x="1cm" svg:y="7.128cm">
            <text:p/>
            <draw:enhanced-geometry svg:viewBox="0 0 21600 21600" draw:type="rectangle" draw:enhanced-path="M 0 0 L 21600 0 21600 21600 0 21600 0 0 Z N"/>
          </draw:custom-shape>
          <draw:custom-shape draw:style-name="gr3" draw:text-style-name="P4" draw:layer="layout" svg:width="1.935cm" svg:height="1.936cm" svg:x="4.45cm" svg:y="3.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 draw:text-style-name="P4" draw:layer="layout" svg:width="-0.275cm" svg:height="-0.756cm" svg:x="5.376cm" svg:y="4.183cm" svg:viewBox="0 0 -276 -757" draw:points="276,483 0,0 0,757">
            <text:p/>
          </draw:polyline>
          <draw:custom-shape draw:style-name="gr8" draw:text-style-name="P7" draw:layer="layout" svg:width="3.366cm" svg:height="0.758cm" svg:x="1.757cm" svg:y="7.296cm">
            <text:p text:style-name="P4"><text:span text:style-name="T5">しょうがっこう</text:span></text:p>
            <draw:enhanced-geometry svg:viewBox="0 0 21600 21600" draw:type="rectangle" draw:enhanced-path="M 0 0 L 21600 0 21600 21600 0 21600 0 0 Z N"/>
          </draw:custom-shape>
          <draw:line draw:style-name="gr7" draw:text-style-name="P4" draw:layer="layout" svg:x1="2.43cm" svg:y1="4.267cm" svg:x2="5.459cm" svg:y2="2.5cm">
            <text:p/>
          </draw:line>
          <draw:line draw:style-name="gr7" draw:text-style-name="P4" draw:layer="layout" svg:x1="8.405cm" svg:y1="4.435cm" svg:x2="5.46cm" svg:y2="2.5cm">
            <text:p/>
          </draw:line>
          <draw:custom-shape draw:style-name="gr3" draw:text-style-name="P4" draw:layer="layout" svg:width="1.515cm" svg:height="0.757cm" svg:x="2.094cm" svg:y="5.782cm">
            <text:p/>
            <draw:enhanced-geometry svg:viewBox="0 0 21600 21600" draw:type="rectangle" draw:enhanced-path="M 0 0 L 21600 0 21600 21600 0 21600 0 0 Z N"/>
          </draw:custom-shape>
          <draw:custom-shape draw:style-name="gr3" draw:text-style-name="P4" draw:layer="layout" svg:width="0.757cm" svg:height="0.757cm" svg:x="2.094cm" svg:y="5.782cm">
            <text:p/>
            <draw:enhanced-geometry svg:viewBox="0 0 21600 21600" draw:type="rectangle" draw:enhanced-path="M 0 0 L 21600 0 21600 21600 0 21600 0 0 Z N"/>
          </draw:custom-shape>
          <draw:custom-shape draw:style-name="gr3" draw:text-style-name="P4" draw:layer="layout" svg:width="1.515cm" svg:height="0.757cm" svg:x="4.113cm" svg:y="5.782cm">
            <text:p/>
            <draw:enhanced-geometry svg:viewBox="0 0 21600 21600" draw:type="rectangle" draw:enhanced-path="M 0 0 L 21600 0 21600 21600 0 21600 0 0 Z N"/>
          </draw:custom-shape>
          <draw:custom-shape draw:style-name="gr3" draw:text-style-name="P4" draw:layer="layout" svg:width="0.758cm" svg:height="0.757cm" svg:x="4.113cm" svg:y="5.782cm">
            <text:p/>
            <draw:enhanced-geometry svg:viewBox="0 0 21600 21600" draw:type="rectangle" draw:enhanced-path="M 0 0 L 21600 0 21600 21600 0 21600 0 0 Z N"/>
          </draw:custom-shape>
          <draw:custom-shape draw:style-name="gr3" draw:text-style-name="P4" draw:layer="layout" svg:width="1.514cm" svg:height="0.757cm" svg:x="6.049cm" svg:y="5.782cm">
            <text:p/>
            <draw:enhanced-geometry svg:viewBox="0 0 21600 21600" draw:type="rectangle" draw:enhanced-path="M 0 0 L 21600 0 21600 21600 0 21600 0 0 Z N"/>
          </draw:custom-shape>
          <draw:custom-shape draw:style-name="gr3" draw:text-style-name="P4" draw:layer="layout" svg:width="0.757cm" svg:height="0.757cm" svg:x="6.049cm" svg:y="5.782cm">
            <text:p/>
            <draw:enhanced-geometry svg:viewBox="0 0 21600 21600" draw:type="rectangle" draw:enhanced-path="M 0 0 L 21600 0 21600 21600 0 21600 0 0 Z N"/>
          </draw:custom-shape>
          <draw:custom-shape draw:style-name="gr3" draw:text-style-name="P4" draw:layer="layout" svg:width="1.43cm" svg:height="2.188cm" svg:x="7.648cm" svg:y="7.128cm">
            <text:p/>
            <draw:enhanced-geometry svg:viewBox="0 0 21600 21600" draw:type="rectangle" draw:enhanced-path="M 0 0 L 21600 0 21600 21600 0 21600 0 0 Z N"/>
          </draw:custom-shape>
          <draw:custom-shape draw:style-name="gr22" draw:text-style-name="P4" draw:layer="layout" svg:width="2.104cm" svg:height="1.767cm" svg:x="5.544cm" svg:y="7.465cm">
            <text:p/>
            <draw:enhanced-geometry svg:viewBox="0 0 21600 21600" draw:type="rectangle" draw:enhanced-path="M 0 0 L 21600 0 21600 21600 0 21600 0 0 Z N"/>
          </draw:custom-shape>
          <draw:custom-shape draw:style-name="gr22" draw:text-style-name="P4" draw:layer="layout" svg:width="0.252cm" svg:height="1.43cm" svg:x="5.628cm" svg:y="7.633cm">
            <text:p/>
            <draw:enhanced-geometry svg:viewBox="0 0 21600 21600" draw:type="rectangle" draw:enhanced-path="M 0 0 L 21600 0 21600 21600 0 21600 0 0 Z N"/>
          </draw:custom-shape>
          <draw:custom-shape draw:style-name="gr22" draw:text-style-name="P4" draw:layer="layout" svg:width="0.252cm" svg:height="1.43cm" svg:x="5.965cm" svg:y="7.633cm">
            <text:p/>
            <draw:enhanced-geometry svg:viewBox="0 0 21600 21600" draw:type="rectangle" draw:enhanced-path="M 0 0 L 21600 0 21600 21600 0 21600 0 0 Z N"/>
          </draw:custom-shape>
          <draw:custom-shape draw:style-name="gr22" draw:text-style-name="P4" draw:layer="layout" svg:width="0.253cm" svg:height="1.43cm" svg:x="6.301cm" svg:y="7.633cm">
            <text:p/>
            <draw:enhanced-geometry svg:viewBox="0 0 21600 21600" draw:type="rectangle" draw:enhanced-path="M 0 0 L 21600 0 21600 21600 0 21600 0 0 Z N"/>
          </draw:custom-shape>
          <draw:custom-shape draw:style-name="gr22" draw:text-style-name="P4" draw:layer="layout" svg:width="0.252cm" svg:height="1.43cm" svg:x="6.638cm" svg:y="7.633cm">
            <text:p/>
            <draw:enhanced-geometry svg:viewBox="0 0 21600 21600" draw:type="rectangle" draw:enhanced-path="M 0 0 L 21600 0 21600 21600 0 21600 0 0 Z N"/>
          </draw:custom-shape>
          <draw:custom-shape draw:style-name="gr22" draw:text-style-name="P4" draw:layer="layout" svg:width="0.253cm" svg:height="1.43cm" svg:x="6.974cm" svg:y="7.633cm">
            <text:p/>
            <draw:enhanced-geometry svg:viewBox="0 0 21600 21600" draw:type="rectangle" draw:enhanced-path="M 0 0 L 21600 0 21600 21600 0 21600 0 0 Z N"/>
          </draw:custom-shape>
          <draw:custom-shape draw:style-name="gr22" draw:text-style-name="P4" draw:layer="layout" svg:width="0.252cm" svg:height="1.43cm" svg:x="7.311cm" svg:y="7.633cm">
            <text:p/>
            <draw:enhanced-geometry svg:viewBox="0 0 21600 21600" draw:type="rectangle" draw:enhanced-path="M 0 0 L 21600 0 21600 21600 0 21600 0 0 Z N"/>
          </draw:custom-shape>
          <draw:custom-shape draw:style-name="gr3" draw:text-style-name="P4" draw:layer="layout" svg:width="0.252cm" svg:height="0.252cm" svg:x="5.628cm" svg:y="9.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252cm" svg:height="0.252cm" svg:x="7.311cm" svg:y="9.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7" draw:text-style-name="P4" draw:layer="layout" svg:width="1.482cm" svg:height="1.89cm" draw:transform="rotate (-1.67045462708377) translate (13.928700715002cm 5.61285827012891cm)" svg:viewBox="0 0 1483 1891" draw:points="1294,0 0,1134 1483,1891">
          <text:p/>
        </draw:polyline>
        <draw:polyline draw:style-name="gr7" draw:text-style-name="P4" draw:layer="layout" svg:width="1.817cm" svg:height="1.491cm" draw:transform="rotate (1.03044239037745) translate (11.8647988337882cm 8.85890027159278cm)" svg:viewBox="0 0 1818 1492" draw:points="0,274 1818,0 497,1492">
          <text:p/>
        </draw:polyline>
        <draw:line draw:style-name="gr7" draw:text-style-name="P4" draw:layer="layout" svg:x1="12.8cm" svg:y1="5.5cm" svg:x2="12.8cm" svg:y2="7.2cm">
          <text:p/>
        </draw:line>
        <draw:g>
          <draw:custom-shape draw:style-name="gr3" draw:text-style-name="P4" draw:layer="layout" svg:width="0.168cm" svg:height="0.168cm" svg:x="20.332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 draw:text-style-name="P4" draw:layer="layout" svg:width="4.464cm" svg:height="8.224cm" draw:transform="rotate (0.223227611330075) translate (14.115653745484cm 2.05566961076047cm)" svg:viewBox="0 0 4465 8225" svg:d="m0 7839c281 70 480-280 613-473 159-232 250-502 361-759 93-217 23-528-73-769-102-257 524-1131 488-1408-34-269-637-61-642-335-3-237-248-261-248-558-1-250-152-483-171-731-17-227-73-434-103-656-79-584 141 192 145 286 12 243 159 916 293 1128 301 478 496 522 789 589 69-273-535-1691-501-1964 32-247-13-503 44-747 32-137-27-1066 125-181 55 321-223 684-50 959 302 479 373 1521 710 1392 321-123 52-1421 260-1680 200-248 295-566 445-845 120-222 157-484 324-684 84-102 318-768 260-130-22 240-311 441-377 675-86 308-288 733-341 1050-15 89 97 735 487 220 164-217 322-168 382-433 44-195 671-524 935-505-239 151-479 301-598 377-240 151-273 405-448 616-723 873-225 1897 422 691 146-283 499-401 713-638 494-547 23 341-111 397-223 93-259 416-445 571-227 190-319 465-528 659-231 213-539 160-799 365-225 178-305 413-359 655-47 212-110 424-145 640-33 210 47 445-61 638-117 209-138 424-218 661-63 190-235 333-116 604 79 180-106 221-58 535-232-33 587 204 355 171-216-31-1258-260-1463-332z">
            <text:p/>
          </draw:path>
          <draw:path draw:style-name="gr30" draw:text-style-name="P4" draw:layer="layout" svg:width="-0.106cm" svg:height="-0.212cm" svg:x="19.752cm" svg:y="4.098cm" svg:viewBox="0 0 -107 -213" svg:d="m46 0c-18 35-46 59-46 107 0 47 31 79 46 53 15 26 46-6 46-53 0-48-46-107-46-107zm61 0zm-107 213z">
            <text:p/>
          </draw:path>
          <draw:path draw:style-name="gr30" draw:text-style-name="P4" draw:layer="layout" svg:width="-0.106cm" svg:height="-0.212cm" svg:x="19.752cm" svg:y="4.097cm" svg:viewBox="0 0 -107 -213" svg:d="m46 0c-18 35-46 59-46 107 0 47 31 79 46 53 15 26 46-6 46-53 0-48-46-107-46-107zm61 0zm-107 213z">
            <text:p/>
          </draw:path>
          <draw:path draw:style-name="gr30" draw:text-style-name="P4" draw:layer="layout" svg:width="0.105cm" svg:height="0.213cm" draw:transform="rotate (1.79699099785336) translate (19.7032871272627cm 4.13361678968621cm)" svg:viewBox="0 0 106 214" svg:d="m45 0c-17 36-45 60-45 107s31 80 46 53c15 27 46-6 46-53-1-48-47-107-47-107zm61 0zm-106 214z">
            <text:p/>
          </draw:path>
          <draw:path draw:style-name="gr30" draw:text-style-name="P4" draw:layer="layout" svg:width="0.106cm" svg:height="0.212cm" draw:transform="rotate (0.700924227600923) translate (19.663528774096cm 4.1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7323574361347cm 4.0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9.6712677672493cm 4.06313291077067cm)" svg:viewBox="0 0 107 213" svg:d="m46 0c-18 35-46 59-46 106 0 48 31 80 46 54 15 26 46-6 46-53 0-48-46-107-46-107zm61 0zm-107 213z">
            <text:p/>
          </draw:path>
          <draw:g>
            <draw:path draw:style-name="gr30" draw:text-style-name="P4" draw:layer="layout" svg:width="-0.106cm" svg:height="-0.212cm" svg:x="19.041cm" svg:y="4.098cm" svg:viewBox="0 0 -107 -213" svg:d="m46 0c-18 35-46 59-46 107 0 47 31 79 46 53 15 26 46-6 46-53 0-48-46-107-46-107zm61 0zm-107 213z">
              <text:p/>
            </draw:path>
            <draw:path draw:style-name="gr30" draw:text-style-name="P4" draw:layer="layout" svg:width="-0.106cm" svg:height="-0.212cm" svg:x="19.041cm" svg:y="4.097cm" svg:viewBox="0 0 -107 -213" svg:d="m46 0c-18 35-46 59-46 107 0 47 31 79 46 53 15 26 46-6 46-53 0-48-46-107-46-107zm61 0zm-107 213z">
              <text:p/>
            </draw:path>
            <draw:path draw:style-name="gr30" draw:text-style-name="P4" draw:layer="layout" svg:width="0.105cm" svg:height="0.213cm" draw:transform="rotate (1.79699099785336) translate (18.9922871272627cm 4.13361678968621cm)" svg:viewBox="0 0 106 214" svg:d="m45 0c-17 36-45 60-45 107s31 80 46 53c15 27 46-6 46-53-1-48-47-107-47-107zm61 0zm-106 214z">
              <text:p/>
            </draw:path>
            <draw:path draw:style-name="gr30" draw:text-style-name="P4" draw:layer="layout" svg:width="0.106cm" svg:height="0.212cm" draw:transform="rotate (0.700924227600923) translate (18.952528774096cm 4.1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0213574361347cm 4.0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9602677672493cm 4.06313291077067cm)" svg:viewBox="0 0 107 213" svg:d="m46 0c-18 35-46 59-46 106 0 48 31 80 46 54 15 26 46-6 46-53 0-48-46-107-46-107zm61 0zm-107 213z">
              <text:p/>
            </draw:path>
          </draw:g>
          <draw:g>
            <draw:path draw:style-name="gr30" draw:text-style-name="P4" draw:layer="layout" svg:width="-0.106cm" svg:height="-0.212cm" svg:x="19.44cm" svg:y="4.198cm" svg:viewBox="0 0 -107 -213" svg:d="m46 0c-18 35-46 59-46 107 0 47 31 79 46 53 15 26 46-6 46-53 0-48-46-107-46-107zm61 0zm-107 213z">
              <text:p/>
            </draw:path>
            <draw:path draw:style-name="gr30" draw:text-style-name="P4" draw:layer="layout" svg:width="-0.106cm" svg:height="-0.212cm" svg:x="19.44cm" svg:y="4.197cm" svg:viewBox="0 0 -107 -213" svg:d="m46 0c-18 35-46 59-46 107 0 47 31 79 46 53 15 26 46-6 46-53 0-48-46-107-46-107zm61 0zm-107 213z">
              <text:p/>
            </draw:path>
            <draw:path draw:style-name="gr30" draw:text-style-name="P4" draw:layer="layout" svg:width="0.105cm" svg:height="0.213cm" draw:transform="rotate (1.79699099785336) translate (19.3912871272627cm 4.23361678968621cm)" svg:viewBox="0 0 106 214" svg:d="m45 0c-17 36-45 60-45 107s31 80 46 53c15 27 46-6 46-53-1-48-47-107-47-107zm61 0zm-106 214z">
              <text:p/>
            </draw:path>
            <draw:path draw:style-name="gr30" draw:text-style-name="P4" draw:layer="layout" svg:width="0.106cm" svg:height="0.212cm" draw:transform="rotate (0.700924227600923) translate (19.351528774096cm 4.2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4203574361347cm 4.15347958423082cm)" svg:viewBox="0 0 107 213" svg:d="m46 0c-18 35-46 59-46 106 0 48 31 80 46 54 15 26 46-6 46-53 0-48-46-107-46-107zm61 0zm-107 213z">
              <text:p/>
            </draw:path>
            <draw:path draw:style-name="gr30" draw:text-style-name="P4" draw:layer="layout" svg:width="0.106cm" svg:height="0.212cm" draw:transform="rotate (-0.843866693339259) translate (19.3592677672493cm 4.16313291077067cm)" svg:viewBox="0 0 107 213" svg:d="m46 0c-18 35-46 59-46 106 0 48 31 80 46 54 15 26 46-6 46-53 0-48-46-107-46-107zm61 0zm-107 213z">
              <text:p/>
            </draw:path>
          </draw:g>
          <draw:g>
            <draw:path draw:style-name="gr30" draw:text-style-name="P4" draw:layer="layout" svg:width="-0.106cm" svg:height="-0.212cm" svg:x="18.74cm" svg:y="4.098cm" svg:viewBox="0 0 -107 -213" svg:d="m46 0c-18 35-46 59-46 107 0 47 31 79 46 53 15 26 46-6 46-53 0-48-46-107-46-107zm61 0zm-107 213z">
              <text:p/>
            </draw:path>
            <draw:path draw:style-name="gr30" draw:text-style-name="P4" draw:layer="layout" svg:width="-0.106cm" svg:height="-0.212cm" svg:x="18.74cm" svg:y="4.097cm" svg:viewBox="0 0 -107 -213" svg:d="m46 0c-18 35-46 59-46 107 0 47 31 79 46 53 15 26 46-6 46-53 0-48-46-107-46-107zm61 0zm-107 213z">
              <text:p/>
            </draw:path>
            <draw:path draw:style-name="gr30" draw:text-style-name="P4" draw:layer="layout" svg:width="0.105cm" svg:height="0.213cm" draw:transform="rotate (1.79699099785336) translate (18.6912871272627cm 4.13361678968621cm)" svg:viewBox="0 0 106 214" svg:d="m45 0c-17 36-45 60-45 107s31 80 46 53c15 27 46-6 46-53-1-48-47-107-47-107zm61 0zm-106 214z">
              <text:p/>
            </draw:path>
            <draw:path draw:style-name="gr30" draw:text-style-name="P4" draw:layer="layout" svg:width="0.106cm" svg:height="0.212cm" draw:transform="rotate (0.700924227600923) translate (18.651528774096cm 4.1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7203574361347cm 4.0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6592677672493cm 4.06313291077067cm)" svg:viewBox="0 0 107 213" svg:d="m46 0c-18 35-46 59-46 106 0 48 31 80 46 54 15 26 46-6 46-53 0-48-46-107-46-107zm61 0zm-107 213z">
              <text:p/>
            </draw:path>
          </draw:g>
          <draw:g>
            <draw:path draw:style-name="gr30" draw:text-style-name="P4" draw:layer="layout" svg:width="-0.106cm" svg:height="-0.212cm" svg:x="19.452cm" svg:y="4.198cm" svg:viewBox="0 0 -107 -213" svg:d="m46 0c-18 35-46 59-46 107 0 47 31 79 46 53 15 26 46-6 46-53 0-48-46-107-46-107zm61 0zm-107 213z">
              <text:p/>
            </draw:path>
            <draw:path draw:style-name="gr30" draw:text-style-name="P4" draw:layer="layout" svg:width="-0.106cm" svg:height="-0.212cm" svg:x="19.452cm" svg:y="4.197cm" svg:viewBox="0 0 -107 -213" svg:d="m46 0c-18 35-46 59-46 107 0 47 31 79 46 53 15 26 46-6 46-53 0-48-46-107-46-107zm61 0zm-107 213z">
              <text:p/>
            </draw:path>
            <draw:path draw:style-name="gr30" draw:text-style-name="P4" draw:layer="layout" svg:width="0.105cm" svg:height="0.213cm" draw:transform="rotate (1.79699099785336) translate (19.4032871272627cm 4.23361678968621cm)" svg:viewBox="0 0 106 214" svg:d="m45 0c-17 36-45 60-45 107s31 80 46 53c15 27 46-6 46-53-1-48-47-107-47-107zm61 0zm-106 214z">
              <text:p/>
            </draw:path>
            <draw:path draw:style-name="gr30" draw:text-style-name="P4" draw:layer="layout" svg:width="0.106cm" svg:height="0.212cm" draw:transform="rotate (0.700924227600923) translate (19.363528774096cm 4.2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4323574361347cm 4.1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9.3712677672493cm 4.16313291077067cm)" svg:viewBox="0 0 107 213" svg:d="m46 0c-18 35-46 59-46 106 0 48 31 80 46 54 15 26 46-6 46-53 0-48-46-107-46-107zm61 0zm-107 213z">
              <text:p/>
            </draw:path>
          </draw:g>
          <draw:g>
            <draw:path draw:style-name="gr30" draw:text-style-name="P4" draw:layer="layout" svg:width="-0.106cm" svg:height="-0.212cm" svg:x="19.14cm" svg:y="3.798cm" svg:viewBox="0 0 -107 -213" svg:d="m46 0c-18 35-46 59-46 107 0 47 31 79 46 53 15 26 46-6 46-53 0-48-46-107-46-107zm61 0zm-107 213z">
              <text:p/>
            </draw:path>
            <draw:path draw:style-name="gr30" draw:text-style-name="P4" draw:layer="layout" svg:width="-0.106cm" svg:height="-0.212cm" svg:x="19.14cm" svg:y="3.797cm" svg:viewBox="0 0 -107 -213" svg:d="m46 0c-18 35-46 59-46 107 0 47 31 79 46 53 15 26 46-6 46-53 0-48-46-107-46-107zm61 0zm-107 213z">
              <text:p/>
            </draw:path>
            <draw:path draw:style-name="gr30" draw:text-style-name="P4" draw:layer="layout" svg:width="0.105cm" svg:height="0.213cm" draw:transform="rotate (1.79699099785336) translate (19.0912871272627cm 3.83361678968621cm)" svg:viewBox="0 0 106 214" svg:d="m45 0c-17 36-45 60-45 107s31 80 46 53c15 27 46-6 46-53-1-48-47-107-47-107zm61 0zm-106 214z">
              <text:p/>
            </draw:path>
            <draw:path draw:style-name="gr30" draw:text-style-name="P4" draw:layer="layout" svg:width="0.106cm" svg:height="0.212cm" draw:transform="rotate (0.700924227600923) translate (19.051528774096cm 3.8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1203574361347cm 3.7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9.0592677672493cm 3.76313291077067cm)" svg:viewBox="0 0 107 213" svg:d="m46 0c-18 35-46 59-46 106 0 48 31 80 46 54 15 26 46-6 46-53 0-48-46-107-46-107zm61 0zm-107 213z">
              <text:p/>
            </draw:path>
          </draw:g>
          <draw:g>
            <draw:path draw:style-name="gr30" draw:text-style-name="P4" draw:layer="layout" svg:width="-0.106cm" svg:height="-0.212cm" svg:x="18.952cm" svg:y="4.198cm" svg:viewBox="0 0 -107 -213" svg:d="m46 0c-18 35-46 59-46 107 0 47 31 79 46 53 15 26 46-6 46-53 0-48-46-107-46-107zm61 0zm-107 213z">
              <text:p/>
            </draw:path>
            <draw:path draw:style-name="gr30" draw:text-style-name="P4" draw:layer="layout" svg:width="-0.106cm" svg:height="-0.212cm" svg:x="18.952cm" svg:y="4.197cm" svg:viewBox="0 0 -107 -213" svg:d="m46 0c-18 35-46 59-46 107 0 47 31 79 46 53 15 26 46-6 46-53 0-48-46-107-46-107zm61 0zm-107 213z">
              <text:p/>
            </draw:path>
            <draw:path draw:style-name="gr30" draw:text-style-name="P4" draw:layer="layout" svg:width="0.105cm" svg:height="0.213cm" draw:transform="rotate (1.79699099785336) translate (18.9032871272627cm 4.23361678968621cm)" svg:viewBox="0 0 106 214" svg:d="m45 0c-17 36-45 60-45 107s31 80 46 53c15 27 46-6 46-53-1-48-47-107-47-107zm61 0zm-106 214z">
              <text:p/>
            </draw:path>
            <draw:path draw:style-name="gr30" draw:text-style-name="P4" draw:layer="layout" svg:width="0.106cm" svg:height="0.212cm" draw:transform="rotate (0.700924227600923) translate (18.863528774096cm 4.2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9323574361347cm 4.1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8712677672493cm 4.16313291077067cm)" svg:viewBox="0 0 107 213" svg:d="m46 0c-18 35-46 59-46 106 0 48 31 80 46 54 15 26 46-6 46-53 0-48-46-107-46-107zm61 0zm-107 213z">
              <text:p/>
            </draw:path>
          </draw:g>
          <draw:g>
            <draw:path draw:style-name="gr30" draw:text-style-name="P4" draw:layer="layout" svg:width="-0.106cm" svg:height="-0.212cm" svg:x="19.341cm" svg:y="4.398cm" svg:viewBox="0 0 -107 -213" svg:d="m46 0c-18 35-46 59-46 107 0 47 31 79 46 53 15 26 46-6 46-53 0-48-46-107-46-107zm61 0zm-107 213z">
              <text:p/>
            </draw:path>
            <draw:path draw:style-name="gr30" draw:text-style-name="P4" draw:layer="layout" svg:width="-0.106cm" svg:height="-0.212cm" svg:x="19.341cm" svg:y="4.397cm" svg:viewBox="0 0 -107 -213" svg:d="m46 0c-18 35-46 59-46 107 0 47 31 79 46 53 15 26 46-6 46-53 0-48-46-107-46-107zm61 0zm-107 213z">
              <text:p/>
            </draw:path>
            <draw:path draw:style-name="gr30" draw:text-style-name="P4" draw:layer="layout" svg:width="0.105cm" svg:height="0.213cm" draw:transform="rotate (1.79699099785336) translate (19.2922871272627cm 4.43361678968621cm)" svg:viewBox="0 0 106 214" svg:d="m45 0c-17 36-45 60-45 107s31 80 46 53c15 27 46-6 46-53-1-48-47-107-47-107zm61 0zm-106 214z">
              <text:p/>
            </draw:path>
            <draw:path draw:style-name="gr30" draw:text-style-name="P4" draw:layer="layout" svg:width="0.106cm" svg:height="0.212cm" draw:transform="rotate (0.700924227600923) translate (19.252528774096cm 4.4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3213574361347cm 4.3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9.2602677672493cm 4.36313291077067cm)" svg:viewBox="0 0 107 213" svg:d="m46 0c-18 35-46 59-46 106 0 48 31 80 46 54 15 26 46-6 46-53 0-48-46-107-46-107zm61 0zm-107 213z">
              <text:p/>
            </draw:path>
          </draw:g>
          <draw:g>
            <draw:path draw:style-name="gr30" draw:text-style-name="P4" draw:layer="layout" svg:width="-0.106cm" svg:height="-0.212cm" svg:x="18.741cm" svg:y="4.298cm" svg:viewBox="0 0 -107 -213" svg:d="m46 0c-18 35-46 59-46 107 0 47 31 79 46 53 15 26 46-6 46-53 0-48-46-107-46-107zm61 0zm-107 213z">
              <text:p/>
            </draw:path>
            <draw:path draw:style-name="gr30" draw:text-style-name="P4" draw:layer="layout" svg:width="-0.106cm" svg:height="-0.212cm" svg:x="18.741cm" svg:y="4.297cm" svg:viewBox="0 0 -107 -213" svg:d="m46 0c-18 35-46 59-46 107 0 47 31 79 46 53 15 26 46-6 46-53 0-48-46-107-46-107zm61 0zm-107 213z">
              <text:p/>
            </draw:path>
            <draw:path draw:style-name="gr30" draw:text-style-name="P4" draw:layer="layout" svg:width="0.105cm" svg:height="0.213cm" draw:transform="rotate (1.79699099785336) translate (18.6922871272627cm 4.33361678968621cm)" svg:viewBox="0 0 106 214" svg:d="m45 0c-17 36-45 60-45 107s31 80 46 53c15 27 46-6 46-53-1-48-47-107-47-107zm61 0zm-106 214z">
              <text:p/>
            </draw:path>
            <draw:path draw:style-name="gr30" draw:text-style-name="P4" draw:layer="layout" svg:width="0.106cm" svg:height="0.212cm" draw:transform="rotate (0.700924227600923) translate (18.652528774096cm 4.3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7213574361347cm 4.2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6602677672493cm 4.26313291077067cm)" svg:viewBox="0 0 107 213" svg:d="m46 0c-18 35-46 59-46 106 0 48 31 80 46 54 15 26 46-6 46-53 0-48-46-107-46-107zm61 0zm-107 213z">
              <text:p/>
            </draw:path>
          </draw:g>
          <draw:g>
            <draw:path draw:style-name="gr30" draw:text-style-name="P4" draw:layer="layout" svg:width="-0.106cm" svg:height="-0.212cm" svg:x="17.541cm" svg:y="4.398cm" svg:viewBox="0 0 -107 -213" svg:d="m46 0c-18 35-46 59-46 107 0 47 31 79 46 53 15 26 46-6 46-53 0-48-46-107-46-107zm61 0zm-107 213z">
              <text:p/>
            </draw:path>
            <draw:path draw:style-name="gr30" draw:text-style-name="P4" draw:layer="layout" svg:width="-0.106cm" svg:height="-0.212cm" svg:x="17.541cm" svg:y="4.397cm" svg:viewBox="0 0 -107 -213" svg:d="m46 0c-18 35-46 59-46 107 0 47 31 79 46 53 15 26 46-6 46-53 0-48-46-107-46-107zm61 0zm-107 213z">
              <text:p/>
            </draw:path>
            <draw:path draw:style-name="gr30" draw:text-style-name="P4" draw:layer="layout" svg:width="0.105cm" svg:height="0.213cm" draw:transform="rotate (1.79699099785336) translate (17.4922871272627cm 4.43361678968621cm)" svg:viewBox="0 0 106 214" svg:d="m45 0c-17 36-45 60-45 107s31 80 46 53c15 27 46-6 46-53-1-48-47-107-47-107zm61 0zm-106 214z">
              <text:p/>
            </draw:path>
            <draw:path draw:style-name="gr30" draw:text-style-name="P4" draw:layer="layout" svg:width="0.106cm" svg:height="0.212cm" draw:transform="rotate (0.700924227600923) translate (17.452528774096cm 4.4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5213574361347cm 4.3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4602677672493cm 4.36313291077067cm)" svg:viewBox="0 0 107 213" svg:d="m46 0c-18 35-46 59-46 106 0 48 31 80 46 54 15 26 46-6 46-53 0-48-46-107-46-107zm61 0zm-107 213z">
              <text:p/>
            </draw:path>
          </draw:g>
          <draw:g>
            <draw:path draw:style-name="gr30" draw:text-style-name="P4" draw:layer="layout" svg:width="-0.106cm" svg:height="-0.212cm" svg:x="17.24cm" svg:y="4.398cm" svg:viewBox="0 0 -107 -213" svg:d="m46 0c-18 35-46 59-46 107 0 47 31 79 46 53 15 26 46-6 46-53 0-48-46-107-46-107zm61 0zm-107 213z">
              <text:p/>
            </draw:path>
            <draw:path draw:style-name="gr30" draw:text-style-name="P4" draw:layer="layout" svg:width="-0.106cm" svg:height="-0.212cm" svg:x="17.24cm" svg:y="4.397cm" svg:viewBox="0 0 -107 -213" svg:d="m46 0c-18 35-46 59-46 107 0 47 31 79 46 53 15 26 46-6 46-53 0-48-46-107-46-107zm61 0zm-107 213z">
              <text:p/>
            </draw:path>
            <draw:path draw:style-name="gr30" draw:text-style-name="P4" draw:layer="layout" svg:width="0.105cm" svg:height="0.213cm" draw:transform="rotate (1.79699099785336) translate (17.1912871272627cm 4.43361678968621cm)" svg:viewBox="0 0 106 214" svg:d="m45 0c-17 36-45 60-45 107s31 80 46 53c15 27 46-6 46-53-1-48-47-107-47-107zm61 0zm-106 214z">
              <text:p/>
            </draw:path>
            <draw:path draw:style-name="gr30" draw:text-style-name="P4" draw:layer="layout" svg:width="0.106cm" svg:height="0.212cm" draw:transform="rotate (0.700924227600923) translate (17.151528774096cm 4.4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2203574361347cm 4.3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1592677672493cm 4.36313291077067cm)" svg:viewBox="0 0 107 213" svg:d="m46 0c-18 35-46 59-46 106 0 48 31 80 46 54 15 26 46-6 46-53 0-48-46-107-46-107zm61 0zm-107 213z">
              <text:p/>
            </draw:path>
          </draw:g>
          <draw:g>
            <draw:path draw:style-name="gr30" draw:text-style-name="P4" draw:layer="layout" svg:width="-0.106cm" svg:height="-0.212cm" svg:x="17.84cm" svg:y="3.998cm" svg:viewBox="0 0 -107 -213" svg:d="m46 0c-18 35-46 59-46 107 0 47 31 79 46 53 15 26 46-6 46-53 0-48-46-107-46-107zm61 0zm-107 213z">
              <text:p/>
            </draw:path>
            <draw:path draw:style-name="gr30" draw:text-style-name="P4" draw:layer="layout" svg:width="-0.106cm" svg:height="-0.212cm" svg:x="17.84cm" svg:y="3.997cm" svg:viewBox="0 0 -107 -213" svg:d="m46 0c-18 35-46 59-46 107 0 47 31 79 46 53 15 26 46-6 46-53 0-48-46-107-46-107zm61 0zm-107 213z">
              <text:p/>
            </draw:path>
            <draw:path draw:style-name="gr30" draw:text-style-name="P4" draw:layer="layout" svg:width="0.105cm" svg:height="0.213cm" draw:transform="rotate (1.79699099785336) translate (17.7912871272627cm 4.03361678968621cm)" svg:viewBox="0 0 106 214" svg:d="m45 0c-17 36-45 60-45 107s31 80 46 53c15 27 46-6 46-53-1-48-47-107-47-107zm61 0zm-106 214z">
              <text:p/>
            </draw:path>
            <draw:path draw:style-name="gr30" draw:text-style-name="P4" draw:layer="layout" svg:width="0.106cm" svg:height="0.212cm" draw:transform="rotate (0.700924227600923) translate (17.751528774096cm 4.0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8203574361347cm 3.9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7592677672493cm 3.96313291077067cm)" svg:viewBox="0 0 107 213" svg:d="m46 0c-18 35-46 59-46 106 0 48 31 80 46 54 15 26 46-6 46-53 0-48-46-107-46-107zm61 0zm-107 213z">
              <text:p/>
            </draw:path>
          </draw:g>
          <draw:g>
            <draw:path draw:style-name="gr30" draw:text-style-name="P4" draw:layer="layout" svg:width="-0.106cm" svg:height="-0.212cm" svg:x="17.34cm" svg:y="3.998cm" svg:viewBox="0 0 -107 -213" svg:d="m46 0c-18 35-46 59-46 107 0 47 31 79 46 53 15 26 46-6 46-53 0-48-46-107-46-107zm61 0zm-107 213z">
              <text:p/>
            </draw:path>
            <draw:path draw:style-name="gr30" draw:text-style-name="P4" draw:layer="layout" svg:width="-0.106cm" svg:height="-0.212cm" svg:x="17.34cm" svg:y="3.997cm" svg:viewBox="0 0 -107 -213" svg:d="m46 0c-18 35-46 59-46 107 0 47 31 79 46 53 15 26 46-6 46-53 0-48-46-107-46-107zm61 0zm-107 213z">
              <text:p/>
            </draw:path>
            <draw:path draw:style-name="gr30" draw:text-style-name="P4" draw:layer="layout" svg:width="0.105cm" svg:height="0.213cm" draw:transform="rotate (1.79699099785336) translate (17.2912871272627cm 4.03361678968621cm)" svg:viewBox="0 0 106 214" svg:d="m45 0c-17 36-45 60-45 107s31 80 46 53c15 27 46-6 46-53-1-48-47-107-47-107zm61 0zm-106 214z">
              <text:p/>
            </draw:path>
            <draw:path draw:style-name="gr30" draw:text-style-name="P4" draw:layer="layout" svg:width="0.106cm" svg:height="0.212cm" draw:transform="rotate (0.700924227600923) translate (17.251528774096cm 4.0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3203574361347cm 3.9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2592677672493cm 3.96313291077067cm)" svg:viewBox="0 0 107 213" svg:d="m46 0c-18 35-46 59-46 106 0 48 31 80 46 54 15 26 46-6 46-53 0-48-46-107-46-107zm61 0zm-107 213z">
              <text:p/>
            </draw:path>
          </draw:g>
          <draw:g>
            <draw:path draw:style-name="gr30" draw:text-style-name="P4" draw:layer="layout" svg:width="-0.106cm" svg:height="-0.212cm" svg:x="17.841cm" svg:y="4.698cm" svg:viewBox="0 0 -107 -213" svg:d="m46 0c-18 35-46 59-46 107 0 47 31 79 46 53 15 26 46-6 46-53 0-48-46-107-46-107zm61 0zm-107 213z">
              <text:p/>
            </draw:path>
            <draw:path draw:style-name="gr30" draw:text-style-name="P4" draw:layer="layout" svg:width="-0.106cm" svg:height="-0.212cm" svg:x="17.841cm" svg:y="4.697cm" svg:viewBox="0 0 -107 -213" svg:d="m46 0c-18 35-46 59-46 107 0 47 31 79 46 53 15 26 46-6 46-53 0-48-46-107-46-107zm61 0zm-107 213z">
              <text:p/>
            </draw:path>
            <draw:path draw:style-name="gr30" draw:text-style-name="P4" draw:layer="layout" svg:width="0.105cm" svg:height="0.213cm" draw:transform="rotate (1.79699099785336) translate (17.7922871272627cm 4.73361678968621cm)" svg:viewBox="0 0 106 214" svg:d="m45 0c-17 36-45 60-45 107s31 80 46 53c15 27 46-6 46-53-1-48-47-107-47-107zm61 0zm-106 214z">
              <text:p/>
            </draw:path>
            <draw:path draw:style-name="gr30" draw:text-style-name="P4" draw:layer="layout" svg:width="0.106cm" svg:height="0.212cm" draw:transform="rotate (0.700924227600923) translate (17.752528774096cm 4.7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8213574361347cm 4.6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7602677672493cm 4.66313291077067cm)" svg:viewBox="0 0 107 213" svg:d="m46 0c-18 35-46 59-46 106 0 48 31 80 46 54 15 26 46-6 46-53 0-48-46-107-46-107zm61 0zm-107 213z">
              <text:p/>
            </draw:path>
          </draw:g>
          <draw:g>
            <draw:path draw:style-name="gr30" draw:text-style-name="P4" draw:layer="layout" svg:width="-0.106cm" svg:height="-0.212cm" svg:x="17.241cm" svg:y="4.598cm" svg:viewBox="0 0 -107 -213" svg:d="m46 0c-18 35-46 59-46 107 0 47 31 79 46 53 15 26 46-6 46-53 0-48-46-107-46-107zm61 0zm-107 213z">
              <text:p/>
            </draw:path>
            <draw:path draw:style-name="gr30" draw:text-style-name="P4" draw:layer="layout" svg:width="-0.106cm" svg:height="-0.212cm" svg:x="17.241cm" svg:y="4.597cm" svg:viewBox="0 0 -107 -213" svg:d="m46 0c-18 35-46 59-46 107 0 47 31 79 46 53 15 26 46-6 46-53 0-48-46-107-46-107zm61 0zm-107 213z">
              <text:p/>
            </draw:path>
            <draw:path draw:style-name="gr30" draw:text-style-name="P4" draw:layer="layout" svg:width="0.105cm" svg:height="0.213cm" draw:transform="rotate (1.79699099785336) translate (17.1922871272627cm 4.63361678968621cm)" svg:viewBox="0 0 106 214" svg:d="m45 0c-17 36-45 60-45 107s31 80 46 53c15 27 46-6 46-53-1-48-47-107-47-107zm61 0zm-106 214z">
              <text:p/>
            </draw:path>
            <draw:path draw:style-name="gr30" draw:text-style-name="P4" draw:layer="layout" svg:width="0.106cm" svg:height="0.212cm" draw:transform="rotate (0.700924227600923) translate (17.152528774096cm 4.6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2213574361347cm 4.5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1602677672493cm 4.56313291077067cm)" svg:viewBox="0 0 107 213" svg:d="m46 0c-18 35-46 59-46 106 0 48 31 80 46 54 15 26 46-6 46-53 0-48-46-107-46-107zm61 0zm-107 213z">
              <text:p/>
            </draw:path>
          </draw:g>
          <draw:path draw:style-name="gr30" draw:text-style-name="P4" draw:layer="layout" svg:width="0.106cm" svg:height="0.212cm" draw:transform="rotate (0.700924227600923) translate (17.851528774096cm 3.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0933574361347cm 6.2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8592677672493cm 3.38213291077067cm)" svg:viewBox="0 0 107 213" svg:d="m46 0c-18 35-46 59-46 106 0 48 31 80 46 54 15 26 46-6 46-53 0-48-46-107-46-107zm61 0zm-107 213z">
            <text:p/>
          </draw:path>
          <draw:g>
            <draw:path draw:style-name="gr30" draw:text-style-name="P4" draw:layer="layout" svg:width="-0.106cm" svg:height="-0.212cm" svg:x="17.341cm" svg:y="3.917cm" svg:viewBox="0 0 -107 -213" svg:d="m46 0c-18 35-46 59-46 107 0 47 31 79 46 53 15 26 46-6 46-53 0-48-46-107-46-107zm61 0zm-107 213z">
              <text:p/>
            </draw:path>
            <draw:path draw:style-name="gr30" draw:text-style-name="P4" draw:layer="layout" svg:width="-0.106cm" svg:height="-0.212cm" svg:x="17.341cm" svg:y="3.916cm" svg:viewBox="0 0 -107 -213" svg:d="m46 0c-18 35-46 59-46 107 0 47 31 79 46 53 15 26 46-6 46-53 0-48-46-107-46-107zm61 0zm-107 213z">
              <text:p/>
            </draw:path>
            <draw:path draw:style-name="gr30" draw:text-style-name="P4" draw:layer="layout" svg:width="0.105cm" svg:height="0.213cm" draw:transform="rotate (1.79699099785336) translate (17.2922871272627cm 3.95261678968621cm)" svg:viewBox="0 0 106 214" svg:d="m45 0c-17 36-45 60-45 107s31 80 46 53c15 27 46-6 46-53-1-48-47-107-47-107zm61 0zm-106 214z">
              <text:p/>
            </draw:path>
            <draw:path draw:style-name="gr30" draw:text-style-name="P4" draw:layer="layout" svg:width="0.106cm" svg:height="0.212cm" draw:transform="rotate (0.700924227600923) translate (17.252528774096cm 3.9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3213574361347cm 3.8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2602677672492cm 3.88213291077067cm)" svg:viewBox="0 0 107 213" svg:d="m46 0c-18 35-46 59-46 106 0 48 31 80 46 54 15 26 46-6 46-53 0-48-46-107-46-107zm61 0zm-107 213z">
              <text:p/>
            </draw:path>
          </draw:g>
          <draw:g>
            <draw:path draw:style-name="gr30" draw:text-style-name="P4" draw:layer="layout" svg:width="-0.106cm" svg:height="-0.212cm" svg:x="17.74cm" svg:y="4.017cm" svg:viewBox="0 0 -107 -213" svg:d="m46 0c-18 35-46 59-46 107 0 47 31 79 46 53 15 26 46-6 46-53 0-48-46-107-46-107zm61 0zm-107 213z">
              <text:p/>
            </draw:path>
            <draw:path draw:style-name="gr30" draw:text-style-name="P4" draw:layer="layout" svg:width="-0.106cm" svg:height="-0.212cm" svg:x="17.74cm" svg:y="4.016cm" svg:viewBox="0 0 -107 -213" svg:d="m46 0c-18 35-46 59-46 107 0 47 31 79 46 53 15 26 46-6 46-53 0-48-46-107-46-107zm61 0zm-107 213z">
              <text:p/>
            </draw:path>
            <draw:path draw:style-name="gr30" draw:text-style-name="P4" draw:layer="layout" svg:width="0.105cm" svg:height="0.213cm" draw:transform="rotate (1.79699099785336) translate (17.6912871272627cm 4.05261678968621cm)" svg:viewBox="0 0 106 214" svg:d="m45 0c-17 36-45 60-45 107s31 80 46 53c15 27 46-6 46-53-1-48-47-107-47-107zm61 0zm-106 214z">
              <text:p/>
            </draw:path>
            <draw:path draw:style-name="gr30" draw:text-style-name="P4" draw:layer="layout" svg:width="0.106cm" svg:height="0.212cm" draw:transform="rotate (0.700924227600923) translate (17.651528774096cm 4.0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7203574361347cm 3.9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6592677672493cm 3.98213291077067cm)" svg:viewBox="0 0 107 213" svg:d="m46 0c-18 35-46 59-46 106 0 48 31 80 46 54 15 26 46-6 46-53 0-48-46-107-46-107zm61 0zm-107 213z">
              <text:p/>
            </draw:path>
          </draw:g>
          <draw:g>
            <draw:path draw:style-name="gr30" draw:text-style-name="P4" draw:layer="layout" svg:width="-0.106cm" svg:height="-0.212cm" svg:x="16.928cm" svg:y="3.417cm" svg:viewBox="0 0 -107 -213" svg:d="m46 0c-18 35-46 59-46 107 0 47 31 79 46 53 15 26 46-6 46-53 0-48-46-107-46-107zm61 0zm-107 213z">
              <text:p/>
            </draw:path>
            <draw:path draw:style-name="gr30" draw:text-style-name="P4" draw:layer="layout" svg:width="-0.106cm" svg:height="-0.212cm" svg:x="16.928cm" svg:y="3.416cm" svg:viewBox="0 0 -107 -213" svg:d="m46 0c-18 35-46 59-46 107 0 47 31 79 46 53 15 26 46-6 46-53 0-48-46-107-46-107zm61 0zm-107 213z">
              <text:p/>
            </draw:path>
            <draw:path draw:style-name="gr30" draw:text-style-name="P4" draw:layer="layout" svg:width="0.105cm" svg:height="0.213cm" draw:transform="rotate (1.79699099785336) translate (16.8792871272627cm 3.45261678968621cm)" svg:viewBox="0 0 106 214" svg:d="m45 0c-17 36-45 60-45 107s31 80 46 53c15 27 46-6 46-53-1-48-47-107-47-107zm61 0zm-106 214z">
              <text:p/>
            </draw:path>
            <draw:path draw:style-name="gr30" draw:text-style-name="P4" draw:layer="layout" svg:width="0.106cm" svg:height="0.212cm" draw:transform="rotate (0.700924227600923) translate (16.839528774096cm 3.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9083574361347cm 3.3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8472677672493cm 3.38213291077067cm)" svg:viewBox="0 0 107 213" svg:d="m46 0c-18 35-46 59-46 106 0 48 31 80 46 54 15 26 46-6 46-53 0-48-46-107-46-107zm61 0zm-107 213z">
              <text:p/>
            </draw:path>
          </draw:g>
          <draw:g>
            <draw:path draw:style-name="gr30" draw:text-style-name="P4" draw:layer="layout" svg:width="-0.106cm" svg:height="-0.212cm" svg:x="17.64cm" svg:y="3.517cm" svg:viewBox="0 0 -107 -213" svg:d="m46 0c-18 35-46 59-46 107 0 47 31 79 46 53 15 26 46-6 46-53 0-48-46-107-46-107zm61 0zm-107 213z">
              <text:p/>
            </draw:path>
            <draw:path draw:style-name="gr30" draw:text-style-name="P4" draw:layer="layout" svg:width="-0.106cm" svg:height="-0.212cm" svg:x="17.64cm" svg:y="3.516cm" svg:viewBox="0 0 -107 -213" svg:d="m46 0c-18 35-46 59-46 107 0 47 31 79 46 53 15 26 46-6 46-53 0-48-46-107-46-107zm61 0zm-107 213z">
              <text:p/>
            </draw:path>
            <draw:path draw:style-name="gr30" draw:text-style-name="P4" draw:layer="layout" svg:width="0.105cm" svg:height="0.213cm" draw:transform="rotate (1.79699099785336) translate (17.5912871272627cm 3.55261678968621cm)" svg:viewBox="0 0 106 214" svg:d="m45 0c-17 36-45 60-45 107s31 80 46 53c15 27 46-6 46-53-1-48-47-107-47-107zm61 0zm-106 214z">
              <text:p/>
            </draw:path>
            <draw:path draw:style-name="gr30" draw:text-style-name="P4" draw:layer="layout" svg:width="0.106cm" svg:height="0.212cm" draw:transform="rotate (0.700924227600923) translate (17.551528774096cm 3.5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6203574361347cm 3.4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5592677672493cm 3.48213291077067cm)" svg:viewBox="0 0 107 213" svg:d="m46 0c-18 35-46 59-46 106 0 48 31 80 46 54 15 26 46-6 46-53 0-48-46-107-46-107zm61 0zm-107 213z">
              <text:p/>
            </draw:path>
          </draw:g>
          <draw:g>
            <draw:path draw:style-name="gr30" draw:text-style-name="P4" draw:layer="layout" svg:width="-0.106cm" svg:height="-0.212cm" svg:x="17.14cm" svg:y="3.517cm" svg:viewBox="0 0 -107 -213" svg:d="m46 0c-18 35-46 59-46 107 0 47 31 79 46 53 15 26 46-6 46-53 0-48-46-107-46-107zm61 0zm-107 213z">
              <text:p/>
            </draw:path>
            <draw:path draw:style-name="gr30" draw:text-style-name="P4" draw:layer="layout" svg:width="-0.106cm" svg:height="-0.212cm" svg:x="17.14cm" svg:y="3.516cm" svg:viewBox="0 0 -107 -213" svg:d="m46 0c-18 35-46 59-46 107 0 47 31 79 46 53 15 26 46-6 46-53 0-48-46-107-46-107zm61 0zm-107 213z">
              <text:p/>
            </draw:path>
            <draw:path draw:style-name="gr30" draw:text-style-name="P4" draw:layer="layout" svg:width="0.105cm" svg:height="0.213cm" draw:transform="rotate (1.79699099785336) translate (17.0912871272627cm 3.55261678968621cm)" svg:viewBox="0 0 106 214" svg:d="m45 0c-17 36-45 60-45 107s31 80 46 53c15 27 46-6 46-53-1-48-47-107-47-107zm61 0zm-106 214z">
              <text:p/>
            </draw:path>
            <draw:path draw:style-name="gr30" draw:text-style-name="P4" draw:layer="layout" svg:width="0.106cm" svg:height="0.212cm" draw:transform="rotate (0.700924227600923) translate (17.051528774096cm 3.5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1203574361347cm 3.4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0592677672492cm 3.48213291077067cm)" svg:viewBox="0 0 107 213" svg:d="m46 0c-18 35-46 59-46 106 0 48 31 80 46 54 15 26 46-6 46-53 0-48-46-107-46-107zm61 0zm-107 213z">
              <text:p/>
            </draw:path>
          </draw:g>
          <draw:g>
            <draw:path draw:style-name="gr30" draw:text-style-name="P4" draw:layer="layout" svg:width="-0.106cm" svg:height="-0.212cm" svg:x="17.641cm" svg:y="4.217cm" svg:viewBox="0 0 -107 -213" svg:d="m46 0c-18 35-46 59-46 107 0 47 31 79 46 53 15 26 46-6 46-53 0-48-46-107-46-107zm61 0zm-107 213z">
              <text:p/>
            </draw:path>
            <draw:path draw:style-name="gr30" draw:text-style-name="P4" draw:layer="layout" svg:width="-0.106cm" svg:height="-0.212cm" svg:x="17.641cm" svg:y="4.216cm" svg:viewBox="0 0 -107 -213" svg:d="m46 0c-18 35-46 59-46 107 0 47 31 79 46 53 15 26 46-6 46-53 0-48-46-107-46-107zm61 0zm-107 213z">
              <text:p/>
            </draw:path>
            <draw:path draw:style-name="gr30" draw:text-style-name="P4" draw:layer="layout" svg:width="0.105cm" svg:height="0.213cm" draw:transform="rotate (1.79699099785336) translate (17.5922871272627cm 4.25261678968621cm)" svg:viewBox="0 0 106 214" svg:d="m45 0c-17 36-45 60-45 107s31 80 46 53c15 27 46-6 46-53-1-48-47-107-47-107zm61 0zm-106 214z">
              <text:p/>
            </draw:path>
            <draw:path draw:style-name="gr30" draw:text-style-name="P4" draw:layer="layout" svg:width="0.106cm" svg:height="0.212cm" draw:transform="rotate (0.700924227600923) translate (17.552528774096cm 4.2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6213574361347cm 4.1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5602677672493cm 4.18213291077067cm)" svg:viewBox="0 0 107 213" svg:d="m46 0c-18 35-46 59-46 106 0 48 31 80 46 54 15 26 46-6 46-53 0-48-46-107-46-107zm61 0zm-107 213z">
              <text:p/>
            </draw:path>
          </draw:g>
          <draw:g>
            <draw:path draw:style-name="gr30" draw:text-style-name="P4" draw:layer="layout" svg:width="-0.106cm" svg:height="-0.212cm" svg:x="16.929cm" svg:y="3.617cm" svg:viewBox="0 0 -107 -213" svg:d="m46 0c-18 35-46 59-46 107 0 47 31 79 46 53 15 26 46-6 46-53 0-48-46-107-46-107zm61 0zm-107 213z">
              <text:p/>
            </draw:path>
            <draw:path draw:style-name="gr30" draw:text-style-name="P4" draw:layer="layout" svg:width="-0.106cm" svg:height="-0.212cm" svg:x="16.929cm" svg:y="3.616cm" svg:viewBox="0 0 -107 -213" svg:d="m46 0c-18 35-46 59-46 107 0 47 31 79 46 53 15 26 46-6 46-53 0-48-46-107-46-107zm61 0zm-107 213z">
              <text:p/>
            </draw:path>
            <draw:path draw:style-name="gr30" draw:text-style-name="P4" draw:layer="layout" svg:width="0.105cm" svg:height="0.213cm" draw:transform="rotate (1.79699099785336) translate (16.8802871272627cm 3.65261678968621cm)" svg:viewBox="0 0 106 214" svg:d="m45 0c-17 36-45 60-45 107s31 80 46 53c15 27 46-6 46-53-1-48-47-107-47-107zm61 0zm-106 214z">
              <text:p/>
            </draw:path>
            <draw:path draw:style-name="gr30" draw:text-style-name="P4" draw:layer="layout" svg:width="0.106cm" svg:height="0.212cm" draw:transform="rotate (0.700924227600923) translate (16.840528774096cm 3.6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9093574361347cm 3.5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8482677672493cm 3.58213291077067cm)" svg:viewBox="0 0 107 213" svg:d="m46 0c-18 35-46 59-46 106 0 48 31 80 46 54 15 26 46-6 46-53 0-48-46-107-46-107zm61 0zm-107 213z">
              <text:p/>
            </draw:path>
          </draw:g>
          <draw:g>
            <draw:path draw:style-name="gr30" draw:text-style-name="P4" draw:layer="layout" svg:width="-0.106cm" svg:height="-0.212cm" svg:x="15.729cm" svg:y="3.717cm" svg:viewBox="0 0 -107 -213" svg:d="m46 0c-18 35-46 59-46 107 0 47 31 79 46 53 15 26 46-6 46-53 0-48-46-107-46-107zm61 0zm-107 213z">
              <text:p/>
            </draw:path>
            <draw:path draw:style-name="gr30" draw:text-style-name="P4" draw:layer="layout" svg:width="-0.106cm" svg:height="-0.212cm" svg:x="15.729cm" svg:y="3.716cm" svg:viewBox="0 0 -107 -213" svg:d="m46 0c-18 35-46 59-46 107 0 47 31 79 46 53 15 26 46-6 46-53 0-48-46-107-46-107zm61 0zm-107 213z">
              <text:p/>
            </draw:path>
            <draw:path draw:style-name="gr30" draw:text-style-name="P4" draw:layer="layout" svg:width="0.105cm" svg:height="0.213cm" draw:transform="rotate (1.79699099785336) translate (15.6802871272627cm 3.75261678968621cm)" svg:viewBox="0 0 106 214" svg:d="m45 0c-17 36-45 60-45 107s31 80 46 53c15 27 46-6 46-53-1-48-47-107-47-107zm61 0zm-106 214z">
              <text:p/>
            </draw:path>
            <draw:path draw:style-name="gr30" draw:text-style-name="P4" draw:layer="layout" svg:width="0.106cm" svg:height="0.212cm" draw:transform="rotate (0.700924227600923) translate (15.640528774096cm 3.7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7093574361347cm 3.6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6482677672493cm 3.68213291077067cm)" svg:viewBox="0 0 107 213" svg:d="m46 0c-18 35-46 59-46 106 0 48 31 80 46 54 15 26 46-6 46-53 0-48-46-107-46-107zm61 0zm-107 213z">
              <text:p/>
            </draw:path>
          </draw:g>
          <draw:g>
            <draw:path draw:style-name="gr30" draw:text-style-name="P4" draw:layer="layout" svg:width="-0.106cm" svg:height="-0.212cm" svg:x="15.428cm" svg:y="3.717cm" svg:viewBox="0 0 -107 -213" svg:d="m46 0c-18 35-46 59-46 107 0 47 31 79 46 53 15 26 46-6 46-53 0-48-46-107-46-107zm61 0zm-107 213z">
              <text:p/>
            </draw:path>
            <draw:path draw:style-name="gr30" draw:text-style-name="P4" draw:layer="layout" svg:width="-0.106cm" svg:height="-0.212cm" svg:x="15.428cm" svg:y="3.716cm" svg:viewBox="0 0 -107 -213" svg:d="m46 0c-18 35-46 59-46 107 0 47 31 79 46 53 15 26 46-6 46-53 0-48-46-107-46-107zm61 0zm-107 213z">
              <text:p/>
            </draw:path>
            <draw:path draw:style-name="gr30" draw:text-style-name="P4" draw:layer="layout" svg:width="0.105cm" svg:height="0.213cm" draw:transform="rotate (1.79699099785336) translate (15.3792871272627cm 3.75261678968621cm)" svg:viewBox="0 0 106 214" svg:d="m45 0c-17 36-45 60-45 107s31 80 46 53c15 27 46-6 46-53-1-48-47-107-47-107zm61 0zm-106 214z">
              <text:p/>
            </draw:path>
            <draw:path draw:style-name="gr30" draw:text-style-name="P4" draw:layer="layout" svg:width="0.106cm" svg:height="0.212cm" draw:transform="rotate (0.700924227600923) translate (15.339528774096cm 3.7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4083574361347cm 3.6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3472677672493cm 3.68213291077067cm)" svg:viewBox="0 0 107 213" svg:d="m46 0c-18 35-46 59-46 106 0 48 31 80 46 54 15 26 46-6 46-53 0-48-46-107-46-107zm61 0zm-107 213z">
              <text:p/>
            </draw:path>
          </draw:g>
          <draw:g>
            <draw:path draw:style-name="gr30" draw:text-style-name="P4" draw:layer="layout" svg:width="-0.106cm" svg:height="-0.212cm" svg:x="16.028cm" svg:y="3.317cm" svg:viewBox="0 0 -107 -213" svg:d="m46 0c-18 35-46 59-46 107 0 47 31 79 46 53 15 26 46-6 46-53 0-48-46-107-46-107zm61 0zm-107 213z">
              <text:p/>
            </draw:path>
            <draw:path draw:style-name="gr30" draw:text-style-name="P4" draw:layer="layout" svg:width="-0.106cm" svg:height="-0.212cm" svg:x="16.028cm" svg:y="3.316cm" svg:viewBox="0 0 -107 -213" svg:d="m46 0c-18 35-46 59-46 107 0 47 31 79 46 53 15 26 46-6 46-53 0-48-46-107-46-107zm61 0zm-107 213z">
              <text:p/>
            </draw:path>
            <draw:path draw:style-name="gr30" draw:text-style-name="P4" draw:layer="layout" svg:width="0.105cm" svg:height="0.213cm" draw:transform="rotate (1.79699099785336) translate (15.9792871272627cm 3.35261678968621cm)" svg:viewBox="0 0 106 214" svg:d="m45 0c-17 36-45 60-45 107s31 80 46 53c15 27 46-6 46-53-1-48-47-107-47-107zm61 0zm-106 214z">
              <text:p/>
            </draw:path>
            <draw:path draw:style-name="gr30" draw:text-style-name="P4" draw:layer="layout" svg:width="0.106cm" svg:height="0.212cm" draw:transform="rotate (0.700924227600923) translate (15.939528774096cm 3.3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0083574361347cm 3.2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9472677672493cm 3.28213291077067cm)" svg:viewBox="0 0 107 213" svg:d="m46 0c-18 35-46 59-46 106 0 48 31 80 46 54 15 26 46-6 46-53 0-48-46-107-46-107zm61 0zm-107 213z">
              <text:p/>
            </draw:path>
          </draw:g>
          <draw:g>
            <draw:path draw:style-name="gr30" draw:text-style-name="P4" draw:layer="layout" svg:width="-0.106cm" svg:height="-0.212cm" svg:x="15.528cm" svg:y="3.317cm" svg:viewBox="0 0 -107 -213" svg:d="m46 0c-18 35-46 59-46 107 0 47 31 79 46 53 15 26 46-6 46-53 0-48-46-107-46-107zm61 0zm-107 213z">
              <text:p/>
            </draw:path>
            <draw:path draw:style-name="gr30" draw:text-style-name="P4" draw:layer="layout" svg:width="-0.106cm" svg:height="-0.212cm" svg:x="15.528cm" svg:y="3.316cm" svg:viewBox="0 0 -107 -213" svg:d="m46 0c-18 35-46 59-46 107 0 47 31 79 46 53 15 26 46-6 46-53 0-48-46-107-46-107zm61 0zm-107 213z">
              <text:p/>
            </draw:path>
            <draw:path draw:style-name="gr30" draw:text-style-name="P4" draw:layer="layout" svg:width="0.105cm" svg:height="0.213cm" draw:transform="rotate (1.79699099785336) translate (15.4792871272627cm 3.35261678968621cm)" svg:viewBox="0 0 106 214" svg:d="m45 0c-17 36-45 60-45 107s31 80 46 53c15 27 46-6 46-53-1-48-47-107-47-107zm61 0zm-106 214z">
              <text:p/>
            </draw:path>
            <draw:path draw:style-name="gr30" draw:text-style-name="P4" draw:layer="layout" svg:width="0.106cm" svg:height="0.212cm" draw:transform="rotate (0.700924227600923) translate (15.439528774096cm 3.3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5083574361347cm 3.2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4472677672493cm 3.28213291077067cm)" svg:viewBox="0 0 107 213" svg:d="m46 0c-18 35-46 59-46 106 0 48 31 80 46 54 15 26 46-6 46-53 0-48-46-107-46-107zm61 0zm-107 213z">
              <text:p/>
            </draw:path>
          </draw:g>
          <draw:g>
            <draw:path draw:style-name="gr30" draw:text-style-name="P4" draw:layer="layout" svg:width="-0.106cm" svg:height="-0.212cm" svg:x="16.029cm" svg:y="4.017cm" svg:viewBox="0 0 -107 -213" svg:d="m46 0c-18 35-46 59-46 107 0 47 31 79 46 53 15 26 46-6 46-53 0-48-46-107-46-107zm61 0zm-107 213z">
              <text:p/>
            </draw:path>
            <draw:path draw:style-name="gr30" draw:text-style-name="P4" draw:layer="layout" svg:width="-0.106cm" svg:height="-0.212cm" svg:x="16.029cm" svg:y="4.016cm" svg:viewBox="0 0 -107 -213" svg:d="m46 0c-18 35-46 59-46 107 0 47 31 79 46 53 15 26 46-6 46-53 0-48-46-107-46-107zm61 0zm-107 213z">
              <text:p/>
            </draw:path>
            <draw:path draw:style-name="gr30" draw:text-style-name="P4" draw:layer="layout" svg:width="0.105cm" svg:height="0.213cm" draw:transform="rotate (1.79699099785336) translate (15.9802871272627cm 4.05261678968621cm)" svg:viewBox="0 0 106 214" svg:d="m45 0c-17 36-45 60-45 107s31 80 46 53c15 27 46-6 46-53-1-48-47-107-47-107zm61 0zm-106 214z">
              <text:p/>
            </draw:path>
            <draw:path draw:style-name="gr30" draw:text-style-name="P4" draw:layer="layout" svg:width="0.106cm" svg:height="0.212cm" draw:transform="rotate (0.700924227600923) translate (15.940528774096cm 4.0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0093574361347cm 3.9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9482677672493cm 3.98213291077067cm)" svg:viewBox="0 0 107 213" svg:d="m46 0c-18 35-46 59-46 106 0 48 31 80 46 54 15 26 46-6 46-53 0-48-46-107-46-107zm61 0zm-107 213z">
              <text:p/>
            </draw:path>
          </draw:g>
          <draw:g>
            <draw:path draw:style-name="gr30" draw:text-style-name="P4" draw:layer="layout" svg:width="-0.106cm" svg:height="-0.212cm" svg:x="15.429cm" svg:y="3.917cm" svg:viewBox="0 0 -107 -213" svg:d="m46 0c-18 35-46 59-46 107 0 47 31 79 46 53 15 26 46-6 46-53 0-48-46-107-46-107zm61 0zm-107 213z">
              <text:p/>
            </draw:path>
            <draw:path draw:style-name="gr30" draw:text-style-name="P4" draw:layer="layout" svg:width="-0.106cm" svg:height="-0.212cm" svg:x="15.429cm" svg:y="3.916cm" svg:viewBox="0 0 -107 -213" svg:d="m46 0c-18 35-46 59-46 107 0 47 31 79 46 53 15 26 46-6 46-53 0-48-46-107-46-107zm61 0zm-107 213z">
              <text:p/>
            </draw:path>
            <draw:path draw:style-name="gr30" draw:text-style-name="P4" draw:layer="layout" svg:width="0.105cm" svg:height="0.213cm" draw:transform="rotate (1.79699099785336) translate (15.3802871272627cm 3.95261678968621cm)" svg:viewBox="0 0 106 214" svg:d="m45 0c-17 36-45 60-45 107s31 80 46 53c15 27 46-6 46-53-1-48-47-107-47-107zm61 0zm-106 214z">
              <text:p/>
            </draw:path>
            <draw:path draw:style-name="gr30" draw:text-style-name="P4" draw:layer="layout" svg:width="0.106cm" svg:height="0.212cm" draw:transform="rotate (0.700924227600923) translate (15.340528774096cm 3.9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4093574361347cm 3.8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3482677672493cm 3.88213291077067cm)" svg:viewBox="0 0 107 213" svg:d="m46 0c-18 35-46 59-46 106 0 48 31 80 46 54 15 26 46-6 46-53 0-48-46-107-46-107zm61 0zm-107 213z">
              <text:p/>
            </draw:path>
          </draw:g>
          <draw:path draw:style-name="gr30" draw:text-style-name="P4" draw:layer="layout" svg:width="-0.106cm" svg:height="-0.212cm" svg:x="18.941cm" svg:y="4.598cm" svg:viewBox="0 0 -107 -213" svg:d="m46 0c-18 35-46 59-46 107 0 47 31 79 46 53 15 26 46-6 46-53 0-48-46-107-46-107zm61 0zm-107 213z">
            <text:p/>
          </draw:path>
          <draw:path draw:style-name="gr30" draw:text-style-name="P4" draw:layer="layout" svg:width="-0.106cm" svg:height="-0.212cm" svg:x="18.941cm" svg:y="4.597cm" svg:viewBox="0 0 -107 -213" svg:d="m46 0c-18 35-46 59-46 107 0 47 31 79 46 53 15 26 46-6 46-53 0-48-46-107-46-107zm61 0zm-107 213z">
            <text:p/>
          </draw:path>
          <draw:path draw:style-name="gr30" draw:text-style-name="P4" draw:layer="layout" svg:width="0.105cm" svg:height="0.213cm" draw:transform="rotate (1.79699099785336) translate (18.8922871272627cm 4.63361678968621cm)" svg:viewBox="0 0 106 214" svg:d="m45 0c-17 36-45 60-45 107s31 80 46 53c15 27 46-6 46-53-1-48-47-107-47-107zm61 0zm-106 214z">
            <text:p/>
          </draw:path>
          <draw:path draw:style-name="gr30" draw:text-style-name="P4" draw:layer="layout" svg:width="0.106cm" svg:height="0.212cm" draw:transform="rotate (0.700924227600923) translate (18.852528774096cm 4.6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9213574361347cm 4.5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8602677672493cm 4.56313291077067cm)" svg:viewBox="0 0 107 213" svg:d="m46 0c-18 35-46 59-46 106 0 48 31 80 46 54 15 26 46-6 46-53 0-48-46-107-46-107zm61 0zm-107 213z">
            <text:p/>
          </draw:path>
          <draw:g>
            <draw:path draw:style-name="gr30" draw:text-style-name="P4" draw:layer="layout" svg:width="-0.106cm" svg:height="-0.212cm" svg:x="18.342cm" svg:y="5.098cm" svg:viewBox="0 0 -107 -213" svg:d="m46 0c-18 35-46 59-46 107 0 47 31 79 46 53 15 26 46-6 46-53 0-48-46-107-46-107zm61 0zm-107 213z">
              <text:p/>
            </draw:path>
            <draw:path draw:style-name="gr30" draw:text-style-name="P4" draw:layer="layout" svg:width="-0.106cm" svg:height="-0.212cm" svg:x="18.342cm" svg:y="5.097cm" svg:viewBox="0 0 -107 -213" svg:d="m46 0c-18 35-46 59-46 107 0 47 31 79 46 53 15 26 46-6 46-53 0-48-46-107-46-107zm61 0zm-107 213z">
              <text:p/>
            </draw:path>
            <draw:path draw:style-name="gr30" draw:text-style-name="P4" draw:layer="layout" svg:width="0.105cm" svg:height="0.213cm" draw:transform="rotate (1.79699099785336) translate (18.2932871272627cm 5.13361678968621cm)" svg:viewBox="0 0 106 214" svg:d="m45 0c-17 36-45 60-45 107s31 80 46 53c15 27 46-6 46-53-1-48-47-107-47-107zm61 0zm-106 214z">
              <text:p/>
            </draw:path>
            <draw:path draw:style-name="gr30" draw:text-style-name="P4" draw:layer="layout" svg:width="0.106cm" svg:height="0.212cm" draw:transform="rotate (0.700924227600923) translate (18.253528774096cm 5.1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3223574361347cm 5.0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2612677672493cm 5.06313291077067cm)" svg:viewBox="0 0 107 213" svg:d="m46 0c-18 35-46 59-46 106 0 48 31 80 46 54 15 26 46-6 46-53 0-48-46-107-46-107zm61 0zm-107 213z">
              <text:p/>
            </draw:path>
          </draw:g>
          <draw:g>
            <draw:path draw:style-name="gr30" draw:text-style-name="P4" draw:layer="layout" svg:width="-0.106cm" svg:height="-0.212cm" svg:x="18.741cm" svg:y="5.198cm" svg:viewBox="0 0 -107 -213" svg:d="m46 0c-18 35-46 59-46 107 0 47 31 79 46 53 15 26 46-6 46-53 0-48-46-107-46-107zm61 0zm-107 213z">
              <text:p/>
            </draw:path>
            <draw:path draw:style-name="gr30" draw:text-style-name="P4" draw:layer="layout" svg:width="-0.106cm" svg:height="-0.212cm" svg:x="18.741cm" svg:y="5.197cm" svg:viewBox="0 0 -107 -213" svg:d="m46 0c-18 35-46 59-46 107 0 47 31 79 46 53 15 26 46-6 46-53 0-48-46-107-46-107zm61 0zm-107 213z">
              <text:p/>
            </draw:path>
            <draw:path draw:style-name="gr30" draw:text-style-name="P4" draw:layer="layout" svg:width="0.105cm" svg:height="0.213cm" draw:transform="rotate (1.79699099785336) translate (18.6922871272627cm 5.23361678968621cm)" svg:viewBox="0 0 106 214" svg:d="m45 0c-17 36-45 60-45 107s31 80 46 53c15 27 46-6 46-53-1-48-47-107-47-107zm61 0zm-106 214z">
              <text:p/>
            </draw:path>
            <draw:path draw:style-name="gr30" draw:text-style-name="P4" draw:layer="layout" svg:width="0.106cm" svg:height="0.212cm" draw:transform="rotate (0.700924227600923) translate (18.652528774096cm 5.2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7213574361347cm 5.1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6602677672493cm 5.16313291077067cm)" svg:viewBox="0 0 107 213" svg:d="m46 0c-18 35-46 59-46 106 0 48 31 80 46 54 15 26 46-6 46-53 0-48-46-107-46-107zm61 0zm-107 213z">
              <text:p/>
            </draw:path>
          </draw:g>
          <draw:g>
            <draw:path draw:style-name="gr30" draw:text-style-name="P4" draw:layer="layout" svg:width="-0.106cm" svg:height="-0.212cm" svg:x="18.041cm" svg:y="5.098cm" svg:viewBox="0 0 -107 -213" svg:d="m46 0c-18 35-46 59-46 107 0 47 31 79 46 53 15 26 46-6 46-53 0-48-46-107-46-107zm61 0zm-107 213z">
              <text:p/>
            </draw:path>
            <draw:path draw:style-name="gr30" draw:text-style-name="P4" draw:layer="layout" svg:width="-0.106cm" svg:height="-0.212cm" svg:x="18.041cm" svg:y="5.097cm" svg:viewBox="0 0 -107 -213" svg:d="m46 0c-18 35-46 59-46 107 0 47 31 79 46 53 15 26 46-6 46-53 0-48-46-107-46-107zm61 0zm-107 213z">
              <text:p/>
            </draw:path>
            <draw:path draw:style-name="gr30" draw:text-style-name="P4" draw:layer="layout" svg:width="0.105cm" svg:height="0.213cm" draw:transform="rotate (1.79699099785336) translate (17.9922871272627cm 5.13361678968621cm)" svg:viewBox="0 0 106 214" svg:d="m45 0c-17 36-45 60-45 107s31 80 46 53c15 27 46-6 46-53-1-48-47-107-47-107zm61 0zm-106 214z">
              <text:p/>
            </draw:path>
            <draw:path draw:style-name="gr30" draw:text-style-name="P4" draw:layer="layout" svg:width="0.106cm" svg:height="0.212cm" draw:transform="rotate (0.700924227600923) translate (17.952528774096cm 5.1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0213574361347cm 5.0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9602677672493cm 5.06313291077067cm)" svg:viewBox="0 0 107 213" svg:d="m46 0c-18 35-46 59-46 106 0 48 31 80 46 54 15 26 46-6 46-53 0-48-46-107-46-107zm61 0zm-107 213z">
              <text:p/>
            </draw:path>
          </draw:g>
          <draw:g>
            <draw:path draw:style-name="gr30" draw:text-style-name="P4" draw:layer="layout" svg:width="-0.106cm" svg:height="-0.212cm" svg:x="18.641cm" svg:y="4.698cm" svg:viewBox="0 0 -107 -213" svg:d="m46 0c-18 35-46 59-46 107 0 47 31 79 46 53 15 26 46-6 46-53 0-48-46-107-46-107zm61 0zm-107 213z">
              <text:p/>
            </draw:path>
            <draw:path draw:style-name="gr30" draw:text-style-name="P4" draw:layer="layout" svg:width="-0.106cm" svg:height="-0.212cm" svg:x="18.641cm" svg:y="4.697cm" svg:viewBox="0 0 -107 -213" svg:d="m46 0c-18 35-46 59-46 107 0 47 31 79 46 53 15 26 46-6 46-53 0-48-46-107-46-107zm61 0zm-107 213z">
              <text:p/>
            </draw:path>
            <draw:path draw:style-name="gr30" draw:text-style-name="P4" draw:layer="layout" svg:width="0.105cm" svg:height="0.213cm" draw:transform="rotate (1.79699099785336) translate (18.5922871272627cm 4.73361678968621cm)" svg:viewBox="0 0 106 214" svg:d="m45 0c-17 36-45 60-45 107s31 80 46 53c15 27 46-6 46-53-1-48-47-107-47-107zm61 0zm-106 214z">
              <text:p/>
            </draw:path>
            <draw:path draw:style-name="gr30" draw:text-style-name="P4" draw:layer="layout" svg:width="0.106cm" svg:height="0.212cm" draw:transform="rotate (0.700924227600923) translate (18.552528774096cm 4.7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6213574361347cm 4.6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5602677672493cm 4.66313291077067cm)" svg:viewBox="0 0 107 213" svg:d="m46 0c-18 35-46 59-46 106 0 48 31 80 46 54 15 26 46-6 46-53 0-48-46-107-46-107zm61 0zm-107 213z">
              <text:p/>
            </draw:path>
          </draw:g>
          <draw:g>
            <draw:path draw:style-name="gr30" draw:text-style-name="P4" draw:layer="layout" svg:width="-0.106cm" svg:height="-0.212cm" svg:x="18.141cm" svg:y="4.698cm" svg:viewBox="0 0 -107 -213" svg:d="m46 0c-18 35-46 59-46 107 0 47 31 79 46 53 15 26 46-6 46-53 0-48-46-107-46-107zm61 0zm-107 213z">
              <text:p/>
            </draw:path>
            <draw:path draw:style-name="gr30" draw:text-style-name="P4" draw:layer="layout" svg:width="-0.106cm" svg:height="-0.212cm" svg:x="18.141cm" svg:y="4.697cm" svg:viewBox="0 0 -107 -213" svg:d="m46 0c-18 35-46 59-46 107 0 47 31 79 46 53 15 26 46-6 46-53 0-48-46-107-46-107zm61 0zm-107 213z">
              <text:p/>
            </draw:path>
            <draw:path draw:style-name="gr30" draw:text-style-name="P4" draw:layer="layout" svg:width="0.105cm" svg:height="0.213cm" draw:transform="rotate (1.79699099785336) translate (18.0922871272627cm 4.73361678968621cm)" svg:viewBox="0 0 106 214" svg:d="m45 0c-17 36-45 60-45 107s31 80 46 53c15 27 46-6 46-53-1-48-47-107-47-107zm61 0zm-106 214z">
              <text:p/>
            </draw:path>
            <draw:path draw:style-name="gr30" draw:text-style-name="P4" draw:layer="layout" svg:width="0.106cm" svg:height="0.212cm" draw:transform="rotate (0.700924227600923) translate (18.052528774096cm 4.7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1213574361347cm 4.6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0602677672493cm 4.66313291077067cm)" svg:viewBox="0 0 107 213" svg:d="m46 0c-18 35-46 59-46 106 0 48 31 80 46 54 15 26 46-6 46-53 0-48-46-107-46-107zm61 0zm-107 213z">
              <text:p/>
            </draw:path>
          </draw:g>
          <draw:g>
            <draw:path draw:style-name="gr30" draw:text-style-name="P4" draw:layer="layout" svg:width="-0.106cm" svg:height="-0.212cm" svg:x="18.642cm" svg:y="5.398cm" svg:viewBox="0 0 -107 -213" svg:d="m46 0c-18 35-46 59-46 107 0 47 31 79 46 53 15 26 46-6 46-53 0-48-46-107-46-107zm61 0zm-107 213z">
              <text:p/>
            </draw:path>
            <draw:path draw:style-name="gr30" draw:text-style-name="P4" draw:layer="layout" svg:width="-0.106cm" svg:height="-0.212cm" svg:x="18.642cm" svg:y="5.397cm" svg:viewBox="0 0 -107 -213" svg:d="m46 0c-18 35-46 59-46 107 0 47 31 79 46 53 15 26 46-6 46-53 0-48-46-107-46-107zm61 0zm-107 213z">
              <text:p/>
            </draw:path>
            <draw:path draw:style-name="gr30" draw:text-style-name="P4" draw:layer="layout" svg:width="0.105cm" svg:height="0.213cm" draw:transform="rotate (1.79699099785336) translate (18.5932871272627cm 5.43361678968621cm)" svg:viewBox="0 0 106 214" svg:d="m45 0c-17 36-45 60-45 107s31 80 46 53c15 27 46-6 46-53-1-48-47-107-47-107zm61 0zm-106 214z">
              <text:p/>
            </draw:path>
            <draw:path draw:style-name="gr30" draw:text-style-name="P4" draw:layer="layout" svg:width="0.106cm" svg:height="0.212cm" draw:transform="rotate (0.700924227600923) translate (18.553528774096cm 5.4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6223574361347cm 5.3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5612677672493cm 5.36313291077067cm)" svg:viewBox="0 0 107 213" svg:d="m46 0c-18 35-46 59-46 106 0 48 31 80 46 54 15 26 46-6 46-53 0-48-46-107-46-107zm61 0zm-107 213z">
              <text:p/>
            </draw:path>
          </draw:g>
          <draw:g>
            <draw:path draw:style-name="gr30" draw:text-style-name="P4" draw:layer="layout" svg:width="-0.106cm" svg:height="-0.212cm" svg:x="18.042cm" svg:y="5.298cm" svg:viewBox="0 0 -107 -213" svg:d="m46 0c-18 35-46 59-46 107 0 47 31 79 46 53 15 26 46-6 46-53 0-48-46-107-46-107zm61 0zm-107 213z">
              <text:p/>
            </draw:path>
            <draw:path draw:style-name="gr30" draw:text-style-name="P4" draw:layer="layout" svg:width="-0.106cm" svg:height="-0.212cm" svg:x="18.042cm" svg:y="5.297cm" svg:viewBox="0 0 -107 -213" svg:d="m46 0c-18 35-46 59-46 107 0 47 31 79 46 53 15 26 46-6 46-53 0-48-46-107-46-107zm61 0zm-107 213z">
              <text:p/>
            </draw:path>
            <draw:path draw:style-name="gr30" draw:text-style-name="P4" draw:layer="layout" svg:width="0.105cm" svg:height="0.213cm" draw:transform="rotate (1.79699099785336) translate (17.9932871272627cm 5.33361678968621cm)" svg:viewBox="0 0 106 214" svg:d="m45 0c-17 36-45 60-45 107s31 80 46 53c15 27 46-6 46-53-1-48-47-107-47-107zm61 0zm-106 214z">
              <text:p/>
            </draw:path>
            <draw:path draw:style-name="gr30" draw:text-style-name="P4" draw:layer="layout" svg:width="0.106cm" svg:height="0.212cm" draw:transform="rotate (0.700924227600923) translate (17.953528774096cm 5.3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0223574361347cm 5.2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9612677672493cm 5.26313291077067cm)" svg:viewBox="0 0 107 213" svg:d="m46 0c-18 35-46 59-46 106 0 48 31 80 46 54 15 26 46-6 46-53 0-48-46-107-46-107zm61 0zm-107 213z">
              <text:p/>
            </draw:path>
          </draw:g>
          <draw:g>
            <draw:path draw:style-name="gr30" draw:text-style-name="P4" draw:layer="layout" svg:width="-0.106cm" svg:height="-0.212cm" svg:x="16.842cm" svg:y="5.398cm" svg:viewBox="0 0 -107 -213" svg:d="m46 0c-18 35-46 59-46 107 0 47 31 79 46 53 15 26 46-6 46-53 0-48-46-107-46-107zm61 0zm-107 213z">
              <text:p/>
            </draw:path>
            <draw:path draw:style-name="gr30" draw:text-style-name="P4" draw:layer="layout" svg:width="-0.106cm" svg:height="-0.212cm" svg:x="16.842cm" svg:y="5.397cm" svg:viewBox="0 0 -107 -213" svg:d="m46 0c-18 35-46 59-46 107 0 47 31 79 46 53 15 26 46-6 46-53 0-48-46-107-46-107zm61 0zm-107 213z">
              <text:p/>
            </draw:path>
            <draw:path draw:style-name="gr30" draw:text-style-name="P4" draw:layer="layout" svg:width="0.105cm" svg:height="0.213cm" draw:transform="rotate (1.79699099785336) translate (16.7932871272627cm 5.43361678968621cm)" svg:viewBox="0 0 106 214" svg:d="m45 0c-17 36-45 60-45 107s31 80 46 53c15 27 46-6 46-53-1-48-47-107-47-107zm61 0zm-106 214z">
              <text:p/>
            </draw:path>
            <draw:path draw:style-name="gr30" draw:text-style-name="P4" draw:layer="layout" svg:width="0.106cm" svg:height="0.212cm" draw:transform="rotate (0.700924227600923) translate (16.753528774096cm 5.4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8223574361347cm 5.3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7612677672493cm 5.36313291077067cm)" svg:viewBox="0 0 107 213" svg:d="m46 0c-18 35-46 59-46 106 0 48 31 80 46 54 15 26 46-6 46-53 0-48-46-107-46-107zm61 0zm-107 213z">
              <text:p/>
            </draw:path>
          </draw:g>
          <draw:g>
            <draw:path draw:style-name="gr30" draw:text-style-name="P4" draw:layer="layout" svg:width="-0.106cm" svg:height="-0.212cm" svg:x="16.541cm" svg:y="5.398cm" svg:viewBox="0 0 -107 -213" svg:d="m46 0c-18 35-46 59-46 107 0 47 31 79 46 53 15 26 46-6 46-53 0-48-46-107-46-107zm61 0zm-107 213z">
              <text:p/>
            </draw:path>
            <draw:path draw:style-name="gr30" draw:text-style-name="P4" draw:layer="layout" svg:width="-0.106cm" svg:height="-0.212cm" svg:x="16.541cm" svg:y="5.397cm" svg:viewBox="0 0 -107 -213" svg:d="m46 0c-18 35-46 59-46 107 0 47 31 79 46 53 15 26 46-6 46-53 0-48-46-107-46-107zm61 0zm-107 213z">
              <text:p/>
            </draw:path>
            <draw:path draw:style-name="gr30" draw:text-style-name="P4" draw:layer="layout" svg:width="0.105cm" svg:height="0.213cm" draw:transform="rotate (1.79699099785336) translate (16.4922871272627cm 5.43361678968621cm)" svg:viewBox="0 0 106 214" svg:d="m45 0c-17 36-45 60-45 107s31 80 46 53c15 27 46-6 46-53-1-48-47-107-47-107zm61 0zm-106 214z">
              <text:p/>
            </draw:path>
            <draw:path draw:style-name="gr30" draw:text-style-name="P4" draw:layer="layout" svg:width="0.106cm" svg:height="0.212cm" draw:transform="rotate (0.700924227600923) translate (16.452528774096cm 5.4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5213574361347cm 5.3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4602677672492cm 5.36313291077067cm)" svg:viewBox="0 0 107 213" svg:d="m46 0c-18 35-46 59-46 106 0 48 31 80 46 54 15 26 46-6 46-53 0-48-46-107-46-107zm61 0zm-107 213z">
              <text:p/>
            </draw:path>
          </draw:g>
          <draw:g>
            <draw:path draw:style-name="gr30" draw:text-style-name="P4" draw:layer="layout" svg:width="-0.106cm" svg:height="-0.212cm" svg:x="17.141cm" svg:y="4.998cm" svg:viewBox="0 0 -107 -213" svg:d="m46 0c-18 35-46 59-46 107 0 47 31 79 46 53 15 26 46-6 46-53 0-48-46-107-46-107zm61 0zm-107 213z">
              <text:p/>
            </draw:path>
            <draw:path draw:style-name="gr30" draw:text-style-name="P4" draw:layer="layout" svg:width="-0.106cm" svg:height="-0.212cm" svg:x="17.141cm" svg:y="4.997cm" svg:viewBox="0 0 -107 -213" svg:d="m46 0c-18 35-46 59-46 107 0 47 31 79 46 53 15 26 46-6 46-53 0-48-46-107-46-107zm61 0zm-107 213z">
              <text:p/>
            </draw:path>
            <draw:path draw:style-name="gr30" draw:text-style-name="P4" draw:layer="layout" svg:width="0.105cm" svg:height="0.213cm" draw:transform="rotate (1.79699099785336) translate (17.0922871272627cm 5.03361678968621cm)" svg:viewBox="0 0 106 214" svg:d="m45 0c-17 36-45 60-45 107s31 80 46 53c15 27 46-6 46-53-1-48-47-107-47-107zm61 0zm-106 214z">
              <text:p/>
            </draw:path>
            <draw:path draw:style-name="gr30" draw:text-style-name="P4" draw:layer="layout" svg:width="0.106cm" svg:height="0.212cm" draw:transform="rotate (0.700924227600923) translate (17.052528774096cm 5.0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1213574361347cm 4.9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0602677672493cm 4.96313291077067cm)" svg:viewBox="0 0 107 213" svg:d="m46 0c-18 35-46 59-46 106 0 48 31 80 46 54 15 26 46-6 46-53 0-48-46-107-46-107zm61 0zm-107 213z">
              <text:p/>
            </draw:path>
          </draw:g>
          <draw:g>
            <draw:path draw:style-name="gr30" draw:text-style-name="P4" draw:layer="layout" svg:width="-0.106cm" svg:height="-0.212cm" svg:x="16.641cm" svg:y="4.998cm" svg:viewBox="0 0 -107 -213" svg:d="m46 0c-18 35-46 59-46 107 0 47 31 79 46 53 15 26 46-6 46-53 0-48-46-107-46-107zm61 0zm-107 213z">
              <text:p/>
            </draw:path>
            <draw:path draw:style-name="gr30" draw:text-style-name="P4" draw:layer="layout" svg:width="-0.106cm" svg:height="-0.212cm" svg:x="16.641cm" svg:y="4.997cm" svg:viewBox="0 0 -107 -213" svg:d="m46 0c-18 35-46 59-46 107 0 47 31 79 46 53 15 26 46-6 46-53 0-48-46-107-46-107zm61 0zm-107 213z">
              <text:p/>
            </draw:path>
            <draw:path draw:style-name="gr30" draw:text-style-name="P4" draw:layer="layout" svg:width="0.105cm" svg:height="0.213cm" draw:transform="rotate (1.79699099785336) translate (16.5922871272627cm 5.03361678968621cm)" svg:viewBox="0 0 106 214" svg:d="m45 0c-17 36-45 60-45 107s31 80 46 53c15 27 46-6 46-53-1-48-47-107-47-107zm61 0zm-106 214z">
              <text:p/>
            </draw:path>
            <draw:path draw:style-name="gr30" draw:text-style-name="P4" draw:layer="layout" svg:width="0.106cm" svg:height="0.212cm" draw:transform="rotate (0.700924227600923) translate (16.552528774096cm 5.0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6213574361347cm 4.9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5602677672493cm 4.96313291077067cm)" svg:viewBox="0 0 107 213" svg:d="m46 0c-18 35-46 59-46 106 0 48 31 80 46 54 15 26 46-6 46-53 0-48-46-107-46-107zm61 0zm-107 213z">
              <text:p/>
            </draw:path>
          </draw:g>
          <draw:g>
            <draw:path draw:style-name="gr30" draw:text-style-name="P4" draw:layer="layout" svg:width="-0.106cm" svg:height="-0.212cm" svg:x="17.142cm" svg:y="5.698cm" svg:viewBox="0 0 -107 -213" svg:d="m46 0c-18 35-46 59-46 107 0 47 31 79 46 53 15 26 46-6 46-53 0-48-46-107-46-107zm61 0zm-107 213z">
              <text:p/>
            </draw:path>
            <draw:path draw:style-name="gr30" draw:text-style-name="P4" draw:layer="layout" svg:width="-0.106cm" svg:height="-0.212cm" svg:x="17.142cm" svg:y="5.697cm" svg:viewBox="0 0 -107 -213" svg:d="m46 0c-18 35-46 59-46 107 0 47 31 79 46 53 15 26 46-6 46-53 0-48-46-107-46-107zm61 0zm-107 213z">
              <text:p/>
            </draw:path>
            <draw:path draw:style-name="gr30" draw:text-style-name="P4" draw:layer="layout" svg:width="0.105cm" svg:height="0.213cm" draw:transform="rotate (1.79699099785336) translate (17.0932871272627cm 5.73361678968621cm)" svg:viewBox="0 0 106 214" svg:d="m45 0c-17 36-45 60-45 107s31 80 46 53c15 27 46-6 46-53-1-48-47-107-47-107zm61 0zm-106 214z">
              <text:p/>
            </draw:path>
            <draw:path draw:style-name="gr30" draw:text-style-name="P4" draw:layer="layout" svg:width="0.106cm" svg:height="0.212cm" draw:transform="rotate (0.700924227600923) translate (17.053528774096cm 5.7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1223574361347cm 5.6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0612677672493cm 5.66313291077067cm)" svg:viewBox="0 0 107 213" svg:d="m46 0c-18 35-46 59-46 106 0 48 31 80 46 54 15 26 46-6 46-53 0-48-46-107-46-107zm61 0zm-107 213z">
              <text:p/>
            </draw:path>
          </draw:g>
          <draw:g>
            <draw:path draw:style-name="gr30" draw:text-style-name="P4" draw:layer="layout" svg:width="-0.106cm" svg:height="-0.212cm" svg:x="16.542cm" svg:y="5.598cm" svg:viewBox="0 0 -107 -213" svg:d="m46 0c-18 35-46 59-46 107 0 47 31 79 46 53 15 26 46-6 46-53 0-48-46-107-46-107zm61 0zm-107 213z">
              <text:p/>
            </draw:path>
            <draw:path draw:style-name="gr30" draw:text-style-name="P4" draw:layer="layout" svg:width="-0.106cm" svg:height="-0.212cm" svg:x="16.542cm" svg:y="5.597cm" svg:viewBox="0 0 -107 -213" svg:d="m46 0c-18 35-46 59-46 107 0 47 31 79 46 53 15 26 46-6 46-53 0-48-46-107-46-107zm61 0zm-107 213z">
              <text:p/>
            </draw:path>
            <draw:path draw:style-name="gr30" draw:text-style-name="P4" draw:layer="layout" svg:width="0.105cm" svg:height="0.213cm" draw:transform="rotate (1.79699099785336) translate (16.4932871272627cm 5.63361678968621cm)" svg:viewBox="0 0 106 214" svg:d="m45 0c-17 36-45 60-45 107s31 80 46 53c15 27 46-6 46-53-1-48-47-107-47-107zm61 0zm-106 214z">
              <text:p/>
            </draw:path>
            <draw:path draw:style-name="gr30" draw:text-style-name="P4" draw:layer="layout" svg:width="0.106cm" svg:height="0.212cm" draw:transform="rotate (0.700924227600923) translate (16.453528774096cm 5.6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5223574361347cm 5.5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4612677672493cm 5.56313291077067cm)" svg:viewBox="0 0 107 213" svg:d="m46 0c-18 35-46 59-46 106 0 48 31 80 46 54 15 26 46-6 46-53 0-48-46-107-46-107zm61 0zm-107 213z">
              <text:p/>
            </draw:path>
          </draw:g>
          <draw:path draw:style-name="gr30" draw:text-style-name="P4" draw:layer="layout" svg:width="0.106cm" svg:height="0.212cm" draw:transform="rotate (0.700924227600923) translate (17.040528774096cm 3.9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1093574361347cm 3.8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0482677672493cm 3.88213291077067cm)" svg:viewBox="0 0 107 213" svg:d="m46 0c-18 35-46 59-46 106 0 48 31 80 46 54 15 26 46-6 46-53 0-48-46-107-46-107zm61 0zm-107 213z">
            <text:p/>
          </draw:path>
          <draw:g>
            <draw:path draw:style-name="gr30" draw:text-style-name="P4" draw:layer="layout" svg:width="-0.106cm" svg:height="-0.212cm" svg:x="16.53cm" svg:y="4.417cm" svg:viewBox="0 0 -107 -213" svg:d="m46 0c-18 35-46 59-46 107 0 47 31 79 46 53 15 26 46-6 46-53 0-48-46-107-46-107zm61 0zm-107 213z">
              <text:p/>
            </draw:path>
            <draw:path draw:style-name="gr30" draw:text-style-name="P4" draw:layer="layout" svg:width="-0.106cm" svg:height="-0.212cm" svg:x="16.53cm" svg:y="4.416cm" svg:viewBox="0 0 -107 -213" svg:d="m46 0c-18 35-46 59-46 107 0 47 31 79 46 53 15 26 46-6 46-53 0-48-46-107-46-107zm61 0zm-107 213z">
              <text:p/>
            </draw:path>
            <draw:path draw:style-name="gr30" draw:text-style-name="P4" draw:layer="layout" svg:width="0.105cm" svg:height="0.213cm" draw:transform="rotate (1.79699099785336) translate (16.4812871272627cm 4.45261678968621cm)" svg:viewBox="0 0 106 214" svg:d="m45 0c-17 36-45 60-45 107s31 80 46 53c15 27 46-6 46-53-1-48-47-107-47-107zm61 0zm-106 214z">
              <text:p/>
            </draw:path>
            <draw:path draw:style-name="gr30" draw:text-style-name="P4" draw:layer="layout" svg:width="0.106cm" svg:height="0.212cm" draw:transform="rotate (0.700924227600923) translate (16.441528774096cm 4.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5103574361347cm 4.3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4492677672493cm 4.38213291077067cm)" svg:viewBox="0 0 107 213" svg:d="m46 0c-18 35-46 59-46 106 0 48 31 80 46 54 15 26 46-6 46-53 0-48-46-107-46-107zm61 0zm-107 213z">
              <text:p/>
            </draw:path>
          </draw:g>
          <draw:g>
            <draw:path draw:style-name="gr30" draw:text-style-name="P4" draw:layer="layout" svg:width="-0.106cm" svg:height="-0.212cm" svg:x="16.929cm" svg:y="4.517cm" svg:viewBox="0 0 -107 -213" svg:d="m46 0c-18 35-46 59-46 107 0 47 31 79 46 53 15 26 46-6 46-53 0-48-46-107-46-107zm61 0zm-107 213z">
              <text:p/>
            </draw:path>
            <draw:path draw:style-name="gr30" draw:text-style-name="P4" draw:layer="layout" svg:width="-0.106cm" svg:height="-0.212cm" svg:x="16.929cm" svg:y="4.516cm" svg:viewBox="0 0 -107 -213" svg:d="m46 0c-18 35-46 59-46 107 0 47 31 79 46 53 15 26 46-6 46-53 0-48-46-107-46-107zm61 0zm-107 213z">
              <text:p/>
            </draw:path>
            <draw:path draw:style-name="gr30" draw:text-style-name="P4" draw:layer="layout" svg:width="0.105cm" svg:height="0.213cm" draw:transform="rotate (1.79699099785336) translate (16.8802871272627cm 4.55261678968621cm)" svg:viewBox="0 0 106 214" svg:d="m45 0c-17 36-45 60-45 107s31 80 46 53c15 27 46-6 46-53-1-48-47-107-47-107zm61 0zm-106 214z">
              <text:p/>
            </draw:path>
            <draw:path draw:style-name="gr30" draw:text-style-name="P4" draw:layer="layout" svg:width="0.106cm" svg:height="0.212cm" draw:transform="rotate (0.700924227600923) translate (16.840528774096cm 4.5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9093574361347cm 4.4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8482677672493cm 4.48213291077067cm)" svg:viewBox="0 0 107 213" svg:d="m46 0c-18 35-46 59-46 106 0 48 31 80 46 54 15 26 46-6 46-53 0-48-46-107-46-107zm61 0zm-107 213z">
              <text:p/>
            </draw:path>
          </draw:g>
          <draw:g>
            <draw:path draw:style-name="gr30" draw:text-style-name="P4" draw:layer="layout" svg:width="-0.106cm" svg:height="-0.212cm" svg:x="16.229cm" svg:y="4.417cm" svg:viewBox="0 0 -107 -213" svg:d="m46 0c-18 35-46 59-46 107 0 47 31 79 46 53 15 26 46-6 46-53 0-48-46-107-46-107zm61 0zm-107 213z">
              <text:p/>
            </draw:path>
            <draw:path draw:style-name="gr30" draw:text-style-name="P4" draw:layer="layout" svg:width="-0.106cm" svg:height="-0.212cm" svg:x="16.229cm" svg:y="4.416cm" svg:viewBox="0 0 -107 -213" svg:d="m46 0c-18 35-46 59-46 107 0 47 31 79 46 53 15 26 46-6 46-53 0-48-46-107-46-107zm61 0zm-107 213z">
              <text:p/>
            </draw:path>
            <draw:path draw:style-name="gr30" draw:text-style-name="P4" draw:layer="layout" svg:width="0.105cm" svg:height="0.213cm" draw:transform="rotate (1.79699099785336) translate (16.1802871272627cm 4.45261678968621cm)" svg:viewBox="0 0 106 214" svg:d="m45 0c-17 36-45 60-45 107s31 80 46 53c15 27 46-6 46-53-1-48-47-107-47-107zm61 0zm-106 214z">
              <text:p/>
            </draw:path>
            <draw:path draw:style-name="gr30" draw:text-style-name="P4" draw:layer="layout" svg:width="0.106cm" svg:height="0.212cm" draw:transform="rotate (0.700924227600923) translate (16.140528774096cm 4.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2093574361347cm 4.3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1482677672493cm 4.38213291077067cm)" svg:viewBox="0 0 107 213" svg:d="m46 0c-18 35-46 59-46 106 0 48 31 80 46 54 15 26 46-6 46-53 0-48-46-107-46-107zm61 0zm-107 213z">
              <text:p/>
            </draw:path>
          </draw:g>
          <draw:g>
            <draw:path draw:style-name="gr30" draw:text-style-name="P4" draw:layer="layout" svg:width="-0.106cm" svg:height="-0.212cm" svg:x="16.829cm" svg:y="4.017cm" svg:viewBox="0 0 -107 -213" svg:d="m46 0c-18 35-46 59-46 107 0 47 31 79 46 53 15 26 46-6 46-53 0-48-46-107-46-107zm61 0zm-107 213z">
              <text:p/>
            </draw:path>
            <draw:path draw:style-name="gr30" draw:text-style-name="P4" draw:layer="layout" svg:width="-0.106cm" svg:height="-0.212cm" svg:x="16.829cm" svg:y="4.016cm" svg:viewBox="0 0 -107 -213" svg:d="m46 0c-18 35-46 59-46 107 0 47 31 79 46 53 15 26 46-6 46-53 0-48-46-107-46-107zm61 0zm-107 213z">
              <text:p/>
            </draw:path>
            <draw:path draw:style-name="gr30" draw:text-style-name="P4" draw:layer="layout" svg:width="0.105cm" svg:height="0.213cm" draw:transform="rotate (1.79699099785336) translate (16.7802871272627cm 4.05261678968621cm)" svg:viewBox="0 0 106 214" svg:d="m45 0c-17 36-45 60-45 107s31 80 46 53c15 27 46-6 46-53-1-48-47-107-47-107zm61 0zm-106 214z">
              <text:p/>
            </draw:path>
            <draw:path draw:style-name="gr30" draw:text-style-name="P4" draw:layer="layout" svg:width="0.106cm" svg:height="0.212cm" draw:transform="rotate (0.700924227600923) translate (16.740528774096cm 4.0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8093574361347cm 3.9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7482677672493cm 3.98213291077067cm)" svg:viewBox="0 0 107 213" svg:d="m46 0c-18 35-46 59-46 106 0 48 31 80 46 54 15 26 46-6 46-53 0-48-46-107-46-107zm61 0zm-107 213z">
              <text:p/>
            </draw:path>
          </draw:g>
          <draw:g>
            <draw:path draw:style-name="gr30" draw:text-style-name="P4" draw:layer="layout" svg:width="-0.106cm" svg:height="-0.212cm" svg:x="16.329cm" svg:y="4.017cm" svg:viewBox="0 0 -107 -213" svg:d="m46 0c-18 35-46 59-46 107 0 47 31 79 46 53 15 26 46-6 46-53 0-48-46-107-46-107zm61 0zm-107 213z">
              <text:p/>
            </draw:path>
            <draw:path draw:style-name="gr30" draw:text-style-name="P4" draw:layer="layout" svg:width="-0.106cm" svg:height="-0.212cm" svg:x="16.329cm" svg:y="4.016cm" svg:viewBox="0 0 -107 -213" svg:d="m46 0c-18 35-46 59-46 107 0 47 31 79 46 53 15 26 46-6 46-53 0-48-46-107-46-107zm61 0zm-107 213z">
              <text:p/>
            </draw:path>
            <draw:path draw:style-name="gr30" draw:text-style-name="P4" draw:layer="layout" svg:width="0.105cm" svg:height="0.213cm" draw:transform="rotate (1.79699099785336) translate (16.2802871272627cm 4.05261678968621cm)" svg:viewBox="0 0 106 214" svg:d="m45 0c-17 36-45 60-45 107s31 80 46 53c15 27 46-6 46-53-1-48-47-107-47-107zm61 0zm-106 214z">
              <text:p/>
            </draw:path>
            <draw:path draw:style-name="gr30" draw:text-style-name="P4" draw:layer="layout" svg:width="0.106cm" svg:height="0.212cm" draw:transform="rotate (0.700924227600923) translate (16.240528774096cm 4.0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3093574361347cm 3.9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2482677672493cm 3.98213291077067cm)" svg:viewBox="0 0 107 213" svg:d="m46 0c-18 35-46 59-46 106 0 48 31 80 46 54 15 26 46-6 46-53 0-48-46-107-46-107zm61 0zm-107 213z">
              <text:p/>
            </draw:path>
          </draw:g>
          <draw:g>
            <draw:path draw:style-name="gr30" draw:text-style-name="P4" draw:layer="layout" svg:width="-0.106cm" svg:height="-0.212cm" svg:x="16.83cm" svg:y="4.717cm" svg:viewBox="0 0 -107 -213" svg:d="m46 0c-18 35-46 59-46 107 0 47 31 79 46 53 15 26 46-6 46-53 0-48-46-107-46-107zm61 0zm-107 213z">
              <text:p/>
            </draw:path>
            <draw:path draw:style-name="gr30" draw:text-style-name="P4" draw:layer="layout" svg:width="-0.106cm" svg:height="-0.212cm" svg:x="16.83cm" svg:y="4.716cm" svg:viewBox="0 0 -107 -213" svg:d="m46 0c-18 35-46 59-46 107 0 47 31 79 46 53 15 26 46-6 46-53 0-48-46-107-46-107zm61 0zm-107 213z">
              <text:p/>
            </draw:path>
            <draw:path draw:style-name="gr30" draw:text-style-name="P4" draw:layer="layout" svg:width="0.105cm" svg:height="0.213cm" draw:transform="rotate (1.79699099785336) translate (16.7812871272627cm 4.75261678968621cm)" svg:viewBox="0 0 106 214" svg:d="m45 0c-17 36-45 60-45 107s31 80 46 53c15 27 46-6 46-53-1-48-47-107-47-107zm61 0zm-106 214z">
              <text:p/>
            </draw:path>
            <draw:path draw:style-name="gr30" draw:text-style-name="P4" draw:layer="layout" svg:width="0.106cm" svg:height="0.212cm" draw:transform="rotate (0.700924227600923) translate (16.741528774096cm 4.7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8103574361347cm 4.6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7492677672493cm 4.68213291077067cm)" svg:viewBox="0 0 107 213" svg:d="m46 0c-18 35-46 59-46 106 0 48 31 80 46 54 15 26 46-6 46-53 0-48-46-107-46-107zm61 0zm-107 213z">
              <text:p/>
            </draw:path>
          </draw:g>
          <draw:g>
            <draw:path draw:style-name="gr30" draw:text-style-name="P4" draw:layer="layout" svg:width="-0.106cm" svg:height="-0.212cm" svg:x="16.23cm" svg:y="4.617cm" svg:viewBox="0 0 -107 -213" svg:d="m46 0c-18 35-46 59-46 107 0 47 31 79 46 53 15 26 46-6 46-53 0-48-46-107-46-107zm61 0zm-107 213z">
              <text:p/>
            </draw:path>
            <draw:path draw:style-name="gr30" draw:text-style-name="P4" draw:layer="layout" svg:width="-0.106cm" svg:height="-0.212cm" svg:x="16.23cm" svg:y="4.616cm" svg:viewBox="0 0 -107 -213" svg:d="m46 0c-18 35-46 59-46 107 0 47 31 79 46 53 15 26 46-6 46-53 0-48-46-107-46-107zm61 0zm-107 213z">
              <text:p/>
            </draw:path>
            <draw:path draw:style-name="gr30" draw:text-style-name="P4" draw:layer="layout" svg:width="0.105cm" svg:height="0.213cm" draw:transform="rotate (1.79699099785336) translate (16.1812871272627cm 4.65261678968621cm)" svg:viewBox="0 0 106 214" svg:d="m45 0c-17 36-45 60-45 107s31 80 46 53c15 27 46-6 46-53-1-48-47-107-47-107zm61 0zm-106 214z">
              <text:p/>
            </draw:path>
            <draw:path draw:style-name="gr30" draw:text-style-name="P4" draw:layer="layout" svg:width="0.106cm" svg:height="0.212cm" draw:transform="rotate (0.700924227600923) translate (16.141528774096cm 4.6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2103574361347cm 4.5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1492677672493cm 4.58213291077067cm)" svg:viewBox="0 0 107 213" svg:d="m46 0c-18 35-46 59-46 106 0 48 31 80 46 54 15 26 46-6 46-53 0-48-46-107-46-107zm61 0zm-107 213z">
              <text:p/>
            </draw:path>
          </draw:g>
          <draw:g>
            <draw:path draw:style-name="gr30" draw:text-style-name="P4" draw:layer="layout" svg:width="-0.106cm" svg:height="-0.212cm" svg:x="15.03cm" svg:y="4.717cm" svg:viewBox="0 0 -107 -213" svg:d="m46 0c-18 35-46 59-46 107 0 47 31 79 46 53 15 26 46-6 46-53 0-48-46-107-46-107zm61 0zm-107 213z">
              <text:p/>
            </draw:path>
            <draw:path draw:style-name="gr30" draw:text-style-name="P4" draw:layer="layout" svg:width="-0.106cm" svg:height="-0.212cm" svg:x="15.03cm" svg:y="4.716cm" svg:viewBox="0 0 -107 -213" svg:d="m46 0c-18 35-46 59-46 107 0 47 31 79 46 53 15 26 46-6 46-53 0-48-46-107-46-107zm61 0zm-107 213z">
              <text:p/>
            </draw:path>
            <draw:path draw:style-name="gr30" draw:text-style-name="P4" draw:layer="layout" svg:width="0.105cm" svg:height="0.213cm" draw:transform="rotate (1.79699099785336) translate (14.9812871272627cm 4.75261678968621cm)" svg:viewBox="0 0 106 214" svg:d="m45 0c-17 36-45 60-45 107s31 80 46 53c15 27 46-6 46-53-1-48-47-107-47-107zm61 0zm-106 214z">
              <text:p/>
            </draw:path>
            <draw:path draw:style-name="gr30" draw:text-style-name="P4" draw:layer="layout" svg:width="0.106cm" svg:height="0.212cm" draw:transform="rotate (0.700924227600923) translate (14.941528774096cm 4.7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0103574361347cm 4.6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4.9492677672493cm 4.68213291077067cm)" svg:viewBox="0 0 107 213" svg:d="m46 0c-18 35-46 59-46 106 0 48 31 80 46 54 15 26 46-6 46-53 0-48-46-107-46-107zm61 0zm-107 213z">
              <text:p/>
            </draw:path>
          </draw:g>
          <draw:g>
            <draw:path draw:style-name="gr30" draw:text-style-name="P4" draw:layer="layout" svg:width="-0.106cm" svg:height="-0.212cm" svg:x="14.729cm" svg:y="4.717cm" svg:viewBox="0 0 -107 -213" svg:d="m46 0c-18 35-46 59-46 107 0 47 31 79 46 53 15 26 46-6 46-53 0-48-46-107-46-107zm61 0zm-107 213z">
              <text:p/>
            </draw:path>
            <draw:path draw:style-name="gr30" draw:text-style-name="P4" draw:layer="layout" svg:width="-0.106cm" svg:height="-0.212cm" svg:x="14.729cm" svg:y="4.716cm" svg:viewBox="0 0 -107 -213" svg:d="m46 0c-18 35-46 59-46 107 0 47 31 79 46 53 15 26 46-6 46-53 0-48-46-107-46-107zm61 0zm-107 213z">
              <text:p/>
            </draw:path>
            <draw:path draw:style-name="gr30" draw:text-style-name="P4" draw:layer="layout" svg:width="0.105cm" svg:height="0.213cm" draw:transform="rotate (1.79699099785336) translate (14.6802871272627cm 4.75261678968621cm)" svg:viewBox="0 0 106 214" svg:d="m45 0c-17 36-45 60-45 107s31 80 46 53c15 27 46-6 46-53-1-48-47-107-47-107zm61 0zm-106 214z">
              <text:p/>
            </draw:path>
            <draw:path draw:style-name="gr30" draw:text-style-name="P4" draw:layer="layout" svg:width="0.106cm" svg:height="0.212cm" draw:transform="rotate (0.700924227600923) translate (14.640528774096cm 4.7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4.7093574361347cm 4.6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4.6482677672493cm 4.68213291077067cm)" svg:viewBox="0 0 107 213" svg:d="m46 0c-18 35-46 59-46 106 0 48 31 80 46 54 15 26 46-6 46-53 0-48-46-107-46-107zm61 0zm-107 213z">
              <text:p/>
            </draw:path>
          </draw:g>
          <draw:g>
            <draw:path draw:style-name="gr30" draw:text-style-name="P4" draw:layer="layout" svg:width="-0.106cm" svg:height="-0.212cm" svg:x="15.329cm" svg:y="4.317cm" svg:viewBox="0 0 -107 -213" svg:d="m46 0c-18 35-46 59-46 107 0 47 31 79 46 53 15 26 46-6 46-53 0-48-46-107-46-107zm61 0zm-107 213z">
              <text:p/>
            </draw:path>
            <draw:path draw:style-name="gr30" draw:text-style-name="P4" draw:layer="layout" svg:width="-0.106cm" svg:height="-0.212cm" svg:x="15.329cm" svg:y="4.316cm" svg:viewBox="0 0 -107 -213" svg:d="m46 0c-18 35-46 59-46 107 0 47 31 79 46 53 15 26 46-6 46-53 0-48-46-107-46-107zm61 0zm-107 213z">
              <text:p/>
            </draw:path>
            <draw:path draw:style-name="gr30" draw:text-style-name="P4" draw:layer="layout" svg:width="0.105cm" svg:height="0.213cm" draw:transform="rotate (1.79699099785336) translate (15.2802871272627cm 4.35261678968621cm)" svg:viewBox="0 0 106 214" svg:d="m45 0c-17 36-45 60-45 107s31 80 46 53c15 27 46-6 46-53-1-48-47-107-47-107zm61 0zm-106 214z">
              <text:p/>
            </draw:path>
            <draw:path draw:style-name="gr30" draw:text-style-name="P4" draw:layer="layout" svg:width="0.106cm" svg:height="0.212cm" draw:transform="rotate (0.700924227600923) translate (15.240528774096cm 4.3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3093574361347cm 4.2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2482677672493cm 4.28213291077067cm)" svg:viewBox="0 0 107 213" svg:d="m46 0c-18 35-46 59-46 106 0 48 31 80 46 54 15 26 46-6 46-53 0-48-46-107-46-107zm61 0zm-107 213z">
              <text:p/>
            </draw:path>
          </draw:g>
          <draw:g>
            <draw:path draw:style-name="gr30" draw:text-style-name="P4" draw:layer="layout" svg:width="-0.106cm" svg:height="-0.212cm" svg:x="14.829cm" svg:y="4.317cm" svg:viewBox="0 0 -107 -213" svg:d="m46 0c-18 35-46 59-46 107 0 47 31 79 46 53 15 26 46-6 46-53 0-48-46-107-46-107zm61 0zm-107 213z">
              <text:p/>
            </draw:path>
            <draw:path draw:style-name="gr30" draw:text-style-name="P4" draw:layer="layout" svg:width="-0.106cm" svg:height="-0.212cm" svg:x="14.829cm" svg:y="4.316cm" svg:viewBox="0 0 -107 -213" svg:d="m46 0c-18 35-46 59-46 107 0 47 31 79 46 53 15 26 46-6 46-53 0-48-46-107-46-107zm61 0zm-107 213z">
              <text:p/>
            </draw:path>
            <draw:path draw:style-name="gr30" draw:text-style-name="P4" draw:layer="layout" svg:width="0.105cm" svg:height="0.213cm" draw:transform="rotate (1.79699099785336) translate (14.7802871272627cm 4.35261678968621cm)" svg:viewBox="0 0 106 214" svg:d="m45 0c-17 36-45 60-45 107s31 80 46 53c15 27 46-6 46-53-1-48-47-107-47-107zm61 0zm-106 214z">
              <text:p/>
            </draw:path>
            <draw:path draw:style-name="gr30" draw:text-style-name="P4" draw:layer="layout" svg:width="0.106cm" svg:height="0.212cm" draw:transform="rotate (0.700924227600923) translate (14.740528774096cm 4.3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4.8093574361347cm 4.2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4.7482677672493cm 4.28213291077067cm)" svg:viewBox="0 0 107 213" svg:d="m46 0c-18 35-46 59-46 106 0 48 31 80 46 54 15 26 46-6 46-53 0-48-46-107-46-107zm61 0zm-107 213z">
              <text:p/>
            </draw:path>
          </draw:g>
          <draw:g>
            <draw:path draw:style-name="gr30" draw:text-style-name="P4" draw:layer="layout" svg:width="-0.106cm" svg:height="-0.212cm" svg:x="15.33cm" svg:y="5.017cm" svg:viewBox="0 0 -107 -213" svg:d="m46 0c-18 35-46 59-46 107 0 47 31 79 46 53 15 26 46-6 46-53 0-48-46-107-46-107zm61 0zm-107 213z">
              <text:p/>
            </draw:path>
            <draw:path draw:style-name="gr30" draw:text-style-name="P4" draw:layer="layout" svg:width="-0.106cm" svg:height="-0.212cm" svg:x="15.33cm" svg:y="5.016cm" svg:viewBox="0 0 -107 -213" svg:d="m46 0c-18 35-46 59-46 107 0 47 31 79 46 53 15 26 46-6 46-53 0-48-46-107-46-107zm61 0zm-107 213z">
              <text:p/>
            </draw:path>
            <draw:path draw:style-name="gr30" draw:text-style-name="P4" draw:layer="layout" svg:width="0.105cm" svg:height="0.213cm" draw:transform="rotate (1.79699099785336) translate (15.2812871272627cm 5.05261678968621cm)" svg:viewBox="0 0 106 214" svg:d="m45 0c-17 36-45 60-45 107s31 80 46 53c15 27 46-6 46-53-1-48-47-107-47-107zm61 0zm-106 214z">
              <text:p/>
            </draw:path>
            <draw:path draw:style-name="gr30" draw:text-style-name="P4" draw:layer="layout" svg:width="0.106cm" svg:height="0.212cm" draw:transform="rotate (0.700924227600923) translate (15.241528774096cm 5.0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3103574361347cm 4.9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2492677672493cm 4.98213291077067cm)" svg:viewBox="0 0 107 213" svg:d="m46 0c-18 35-46 59-46 106 0 48 31 80 46 54 15 26 46-6 46-53 0-48-46-107-46-107zm61 0zm-107 213z">
              <text:p/>
            </draw:path>
          </draw:g>
          <draw:g>
            <draw:path draw:style-name="gr30" draw:text-style-name="P4" draw:layer="layout" svg:width="-0.106cm" svg:height="-0.212cm" svg:x="14.73cm" svg:y="4.917cm" svg:viewBox="0 0 -107 -213" svg:d="m46 0c-18 35-46 59-46 107 0 47 31 79 46 53 15 26 46-6 46-53 0-48-46-107-46-107zm61 0zm-107 213z">
              <text:p/>
            </draw:path>
            <draw:path draw:style-name="gr30" draw:text-style-name="P4" draw:layer="layout" svg:width="-0.106cm" svg:height="-0.212cm" svg:x="14.73cm" svg:y="4.916cm" svg:viewBox="0 0 -107 -213" svg:d="m46 0c-18 35-46 59-46 107 0 47 31 79 46 53 15 26 46-6 46-53 0-48-46-107-46-107zm61 0zm-107 213z">
              <text:p/>
            </draw:path>
            <draw:path draw:style-name="gr30" draw:text-style-name="P4" draw:layer="layout" svg:width="0.105cm" svg:height="0.213cm" draw:transform="rotate (1.79699099785336) translate (14.6812871272627cm 4.95261678968621cm)" svg:viewBox="0 0 106 214" svg:d="m45 0c-17 36-45 60-45 107s31 80 46 53c15 27 46-6 46-53-1-48-47-107-47-107zm61 0zm-106 214z">
              <text:p/>
            </draw:path>
            <draw:path draw:style-name="gr30" draw:text-style-name="P4" draw:layer="layout" svg:width="0.106cm" svg:height="0.212cm" draw:transform="rotate (0.700924227600923) translate (14.641528774096cm 4.9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4.7103574361347cm 4.8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4.6492677672493cm 4.88213291077067cm)" svg:viewBox="0 0 107 213" svg:d="m46 0c-18 35-46 59-46 106 0 48 31 80 46 54 15 26 46-6 46-53 0-48-46-107-46-107zm61 0zm-107 213z">
              <text:p/>
            </draw:path>
          </draw:g>
          <draw:path draw:style-name="gr30" draw:text-style-name="P4" draw:layer="layout" svg:width="-0.106cm" svg:height="-0.212cm" svg:x="18.3cm" svg:y="5.884cm" svg:viewBox="0 0 -107 -213" svg:d="m46 0c-18 35-46 59-46 107 0 47 31 79 46 53 15 26 46-6 46-53 0-48-46-107-46-107zm61 0zm-107 213z">
            <text:p/>
          </draw:path>
          <draw:path draw:style-name="gr30" draw:text-style-name="P4" draw:layer="layout" svg:width="-0.106cm" svg:height="-0.212cm" svg:x="19.007cm" svg:y="6.284cm" svg:viewBox="0 0 -107 -213" svg:d="m46 0c-18 35-46 59-46 107 0 47 31 79 46 53 15 26 46-6 46-53 0-48-46-107-46-107zm61 0zm-107 213z">
            <text:p/>
          </draw:path>
          <draw:path draw:style-name="gr30" draw:text-style-name="P4" draw:layer="layout" svg:width="0.106cm" svg:height="0.212cm" draw:transform="rotate (-2.0011945203367) translate (18.0933574361347cm 6.086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8292677672492cm 5.92113291077067cm)" svg:viewBox="0 0 107 213" svg:d="m46 0c-18 35-46 59-46 106 0 48 31 80 46 54 15 26 46-6 46-53 0-48-46-107-46-107zm61 0zm-107 213z">
            <text:p/>
          </draw:path>
          <draw:g>
            <draw:path draw:style-name="gr30" draw:text-style-name="P4" draw:layer="layout" svg:width="-0.106cm" svg:height="-0.212cm" svg:x="19.064cm" svg:y="2.998cm" svg:viewBox="0 0 -107 -213" svg:d="m46 0c-18 35-46 59-46 107 0 47 31 79 46 53 15 26 46-6 46-53 0-48-46-107-46-107zm61 0zm-107 213z">
              <text:p/>
            </draw:path>
            <draw:path draw:style-name="gr30" draw:text-style-name="P4" draw:layer="layout" svg:width="-0.106cm" svg:height="-0.212cm" svg:x="19.064cm" svg:y="2.997cm" svg:viewBox="0 0 -107 -213" svg:d="m46 0c-18 35-46 59-46 107 0 47 31 79 46 53 15 26 46-6 46-53 0-48-46-107-46-107zm61 0zm-107 213z">
              <text:p/>
            </draw:path>
            <draw:path draw:style-name="gr30" draw:text-style-name="P4" draw:layer="layout" svg:width="0.105cm" svg:height="0.213cm" draw:transform="rotate (1.79699099785336) translate (19.0152871272627cm 3.03361678968621cm)" svg:viewBox="0 0 106 214" svg:d="m45 0c-17 36-45 60-45 107s31 80 46 53c15 27 46-6 46-53-1-48-47-107-47-107zm61 0zm-106 214z">
              <text:p/>
            </draw:path>
            <draw:path draw:style-name="gr30" draw:text-style-name="P4" draw:layer="layout" svg:width="0.106cm" svg:height="0.212cm" draw:transform="rotate (0.700924227600923) translate (18.975528774096cm 3.0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0443574361347cm 2.9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9832677672492cm 2.96313291077067cm)" svg:viewBox="0 0 107 213" svg:d="m46 0c-18 35-46 59-46 106 0 48 31 80 46 54 15 26 46-6 46-53 0-48-46-107-46-107zm61 0zm-107 213z">
              <text:p/>
            </draw:path>
          </draw:g>
          <draw:g>
            <draw:path draw:style-name="gr30" draw:text-style-name="P4" draw:layer="layout" svg:width="-0.106cm" svg:height="-0.212cm" svg:x="19.463cm" svg:y="3.098cm" svg:viewBox="0 0 -107 -213" svg:d="m46 0c-18 35-46 59-46 107 0 47 31 79 46 53 15 26 46-6 46-53 0-48-46-107-46-107zm61 0zm-107 213z">
              <text:p/>
            </draw:path>
            <draw:path draw:style-name="gr30" draw:text-style-name="P4" draw:layer="layout" svg:width="-0.106cm" svg:height="-0.212cm" svg:x="19.463cm" svg:y="3.097cm" svg:viewBox="0 0 -107 -213" svg:d="m46 0c-18 35-46 59-46 107 0 47 31 79 46 53 15 26 46-6 46-53 0-48-46-107-46-107zm61 0zm-107 213z">
              <text:p/>
            </draw:path>
            <draw:path draw:style-name="gr30" draw:text-style-name="P4" draw:layer="layout" svg:width="0.105cm" svg:height="0.213cm" draw:transform="rotate (1.79699099785336) translate (19.4142871272627cm 3.13361678968621cm)" svg:viewBox="0 0 106 214" svg:d="m45 0c-17 36-45 60-45 107s31 80 46 53c15 27 46-6 46-53-1-48-47-107-47-107zm61 0zm-106 214z">
              <text:p/>
            </draw:path>
            <draw:path draw:style-name="gr30" draw:text-style-name="P4" draw:layer="layout" svg:width="0.106cm" svg:height="0.212cm" draw:transform="rotate (0.700924227600923) translate (19.374528774096cm 3.1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4433574361347cm 3.0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9.3822677672493cm 3.06313291077067cm)" svg:viewBox="0 0 107 213" svg:d="m46 0c-18 35-46 59-46 106 0 48 31 80 46 54 15 26 46-6 46-53 0-48-46-107-46-107zm61 0zm-107 213z">
              <text:p/>
            </draw:path>
          </draw:g>
          <draw:g>
            <draw:path draw:style-name="gr30" draw:text-style-name="P4" draw:layer="layout" svg:width="-0.106cm" svg:height="-0.212cm" svg:x="18.763cm" svg:y="2.998cm" svg:viewBox="0 0 -107 -213" svg:d="m46 0c-18 35-46 59-46 107 0 47 31 79 46 53 15 26 46-6 46-53 0-48-46-107-46-107zm61 0zm-107 213z">
              <text:p/>
            </draw:path>
            <draw:path draw:style-name="gr30" draw:text-style-name="P4" draw:layer="layout" svg:width="-0.106cm" svg:height="-0.212cm" svg:x="18.763cm" svg:y="2.997cm" svg:viewBox="0 0 -107 -213" svg:d="m46 0c-18 35-46 59-46 107 0 47 31 79 46 53 15 26 46-6 46-53 0-48-46-107-46-107zm61 0zm-107 213z">
              <text:p/>
            </draw:path>
            <draw:path draw:style-name="gr30" draw:text-style-name="P4" draw:layer="layout" svg:width="0.105cm" svg:height="0.213cm" draw:transform="rotate (1.79699099785336) translate (18.7142871272627cm 3.03361678968621cm)" svg:viewBox="0 0 106 214" svg:d="m45 0c-17 36-45 60-45 107s31 80 46 53c15 27 46-6 46-53-1-48-47-107-47-107zm61 0zm-106 214z">
              <text:p/>
            </draw:path>
            <draw:path draw:style-name="gr30" draw:text-style-name="P4" draw:layer="layout" svg:width="0.106cm" svg:height="0.212cm" draw:transform="rotate (0.700924227600923) translate (18.674528774096cm 3.0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7433574361347cm 2.9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6822677672493cm 2.96313291077067cm)" svg:viewBox="0 0 107 213" svg:d="m46 0c-18 35-46 59-46 106 0 48 31 80 46 54 15 26 46-6 46-53 0-48-46-107-46-107zm61 0zm-107 213z">
              <text:p/>
            </draw:path>
          </draw:g>
          <draw:g>
            <draw:path draw:style-name="gr30" draw:text-style-name="P4" draw:layer="layout" svg:width="-0.106cm" svg:height="-0.212cm" svg:x="19.363cm" svg:y="2.598cm" svg:viewBox="0 0 -107 -213" svg:d="m46 0c-18 35-46 59-46 107 0 47 31 79 46 53 15 26 46-6 46-53 0-48-46-107-46-107zm61 0zm-107 213z">
              <text:p/>
            </draw:path>
            <draw:path draw:style-name="gr30" draw:text-style-name="P4" draw:layer="layout" svg:width="-0.106cm" svg:height="-0.212cm" svg:x="19.363cm" svg:y="2.597cm" svg:viewBox="0 0 -107 -213" svg:d="m46 0c-18 35-46 59-46 107 0 47 31 79 46 53 15 26 46-6 46-53 0-48-46-107-46-107zm61 0zm-107 213z">
              <text:p/>
            </draw:path>
            <draw:path draw:style-name="gr30" draw:text-style-name="P4" draw:layer="layout" svg:width="0.105cm" svg:height="0.213cm" draw:transform="rotate (1.79699099785336) translate (19.3142871272627cm 2.63361678968621cm)" svg:viewBox="0 0 106 214" svg:d="m45 0c-17 36-45 60-45 107s31 80 46 53c15 27 46-6 46-53-1-48-47-107-47-107zm61 0zm-106 214z">
              <text:p/>
            </draw:path>
            <draw:path draw:style-name="gr30" draw:text-style-name="P4" draw:layer="layout" svg:width="0.106cm" svg:height="0.212cm" draw:transform="rotate (0.700924227600923) translate (19.274528774096cm 2.6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3433574361347cm 2.5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9.2822677672493cm 2.56313291077067cm)" svg:viewBox="0 0 107 213" svg:d="m46 0c-18 35-46 59-46 106 0 48 31 80 46 54 15 26 46-6 46-53 0-48-46-107-46-107zm61 0zm-107 213z">
              <text:p/>
            </draw:path>
          </draw:g>
          <draw:g>
            <draw:path draw:style-name="gr30" draw:text-style-name="P4" draw:layer="layout" svg:width="-0.106cm" svg:height="-0.212cm" svg:x="18.863cm" svg:y="2.598cm" svg:viewBox="0 0 -107 -213" svg:d="m46 0c-18 35-46 59-46 107 0 47 31 79 46 53 15 26 46-6 46-53 0-48-46-107-46-107zm61 0zm-107 213z">
              <text:p/>
            </draw:path>
            <draw:path draw:style-name="gr30" draw:text-style-name="P4" draw:layer="layout" svg:width="-0.106cm" svg:height="-0.212cm" svg:x="18.863cm" svg:y="2.597cm" svg:viewBox="0 0 -107 -213" svg:d="m46 0c-18 35-46 59-46 107 0 47 31 79 46 53 15 26 46-6 46-53 0-48-46-107-46-107zm61 0zm-107 213z">
              <text:p/>
            </draw:path>
            <draw:path draw:style-name="gr30" draw:text-style-name="P4" draw:layer="layout" svg:width="0.105cm" svg:height="0.213cm" draw:transform="rotate (1.79699099785336) translate (18.8142871272627cm 2.63361678968621cm)" svg:viewBox="0 0 106 214" svg:d="m45 0c-17 36-45 60-45 107s31 80 46 53c15 27 46-6 46-53-1-48-47-107-47-107zm61 0zm-106 214z">
              <text:p/>
            </draw:path>
            <draw:path draw:style-name="gr30" draw:text-style-name="P4" draw:layer="layout" svg:width="0.106cm" svg:height="0.212cm" draw:transform="rotate (0.700924227600923) translate (18.774528774096cm 2.6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8433574361347cm 2.5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7822677672493cm 2.56313291077067cm)" svg:viewBox="0 0 107 213" svg:d="m46 0c-18 35-46 59-46 106 0 48 31 80 46 54 15 26 46-6 46-53 0-48-46-107-46-107zm61 0zm-107 213z">
              <text:p/>
            </draw:path>
          </draw:g>
          <draw:g>
            <draw:path draw:style-name="gr30" draw:text-style-name="P4" draw:layer="layout" svg:width="-0.106cm" svg:height="-0.212cm" svg:x="19.364cm" svg:y="3.298cm" svg:viewBox="0 0 -107 -213" svg:d="m46 0c-18 35-46 59-46 107 0 47 31 79 46 53 15 26 46-6 46-53 0-48-46-107-46-107zm61 0zm-107 213z">
              <text:p/>
            </draw:path>
            <draw:path draw:style-name="gr30" draw:text-style-name="P4" draw:layer="layout" svg:width="-0.106cm" svg:height="-0.212cm" svg:x="19.364cm" svg:y="3.297cm" svg:viewBox="0 0 -107 -213" svg:d="m46 0c-18 35-46 59-46 107 0 47 31 79 46 53 15 26 46-6 46-53 0-48-46-107-46-107zm61 0zm-107 213z">
              <text:p/>
            </draw:path>
            <draw:path draw:style-name="gr30" draw:text-style-name="P4" draw:layer="layout" svg:width="0.105cm" svg:height="0.213cm" draw:transform="rotate (1.79699099785336) translate (19.3152871272627cm 3.33361678968621cm)" svg:viewBox="0 0 106 214" svg:d="m45 0c-17 36-45 60-45 107s31 80 46 53c15 27 46-6 46-53-1-48-47-107-47-107zm61 0zm-106 214z">
              <text:p/>
            </draw:path>
            <draw:path draw:style-name="gr30" draw:text-style-name="P4" draw:layer="layout" svg:width="0.106cm" svg:height="0.212cm" draw:transform="rotate (0.700924227600923) translate (19.275528774096cm 3.3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9.3443574361347cm 3.2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9.2832677672493cm 3.26313291077067cm)" svg:viewBox="0 0 107 213" svg:d="m46 0c-18 35-46 59-46 106 0 48 31 80 46 54 15 26 46-6 46-53 0-48-46-107-46-107zm61 0zm-107 213z">
              <text:p/>
            </draw:path>
          </draw:g>
          <draw:g>
            <draw:path draw:style-name="gr30" draw:text-style-name="P4" draw:layer="layout" svg:width="-0.106cm" svg:height="-0.212cm" svg:x="18.764cm" svg:y="3.198cm" svg:viewBox="0 0 -107 -213" svg:d="m46 0c-18 35-46 59-46 107 0 47 31 79 46 53 15 26 46-6 46-53 0-48-46-107-46-107zm61 0zm-107 213z">
              <text:p/>
            </draw:path>
            <draw:path draw:style-name="gr30" draw:text-style-name="P4" draw:layer="layout" svg:width="-0.106cm" svg:height="-0.212cm" svg:x="18.764cm" svg:y="3.197cm" svg:viewBox="0 0 -107 -213" svg:d="m46 0c-18 35-46 59-46 107 0 47 31 79 46 53 15 26 46-6 46-53 0-48-46-107-46-107zm61 0zm-107 213z">
              <text:p/>
            </draw:path>
            <draw:path draw:style-name="gr30" draw:text-style-name="P4" draw:layer="layout" svg:width="0.105cm" svg:height="0.213cm" draw:transform="rotate (1.79699099785336) translate (18.7152871272627cm 3.23361678968621cm)" svg:viewBox="0 0 106 214" svg:d="m45 0c-17 36-45 60-45 107s31 80 46 53c15 27 46-6 46-53-1-48-47-107-47-107zm61 0zm-106 214z">
              <text:p/>
            </draw:path>
            <draw:path draw:style-name="gr30" draw:text-style-name="P4" draw:layer="layout" svg:width="0.106cm" svg:height="0.212cm" draw:transform="rotate (0.700924227600923) translate (18.675528774096cm 3.2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7443574361347cm 3.1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6832677672493cm 3.16313291077067cm)" svg:viewBox="0 0 107 213" svg:d="m46 0c-18 35-46 59-46 106 0 48 31 80 46 54 15 26 46-6 46-53 0-48-46-107-46-107zm61 0zm-107 213z">
              <text:p/>
            </draw:path>
          </draw:g>
          <draw:g>
            <draw:path draw:style-name="gr30" draw:text-style-name="P4" draw:layer="layout" svg:width="-0.106cm" svg:height="-0.212cm" svg:x="17.564cm" svg:y="3.298cm" svg:viewBox="0 0 -107 -213" svg:d="m46 0c-18 35-46 59-46 107 0 47 31 79 46 53 15 26 46-6 46-53 0-48-46-107-46-107zm61 0zm-107 213z">
              <text:p/>
            </draw:path>
            <draw:path draw:style-name="gr30" draw:text-style-name="P4" draw:layer="layout" svg:width="-0.106cm" svg:height="-0.212cm" svg:x="17.564cm" svg:y="3.297cm" svg:viewBox="0 0 -107 -213" svg:d="m46 0c-18 35-46 59-46 107 0 47 31 79 46 53 15 26 46-6 46-53 0-48-46-107-46-107zm61 0zm-107 213z">
              <text:p/>
            </draw:path>
            <draw:path draw:style-name="gr30" draw:text-style-name="P4" draw:layer="layout" svg:width="0.105cm" svg:height="0.213cm" draw:transform="rotate (1.79699099785336) translate (17.5152871272627cm 3.33361678968621cm)" svg:viewBox="0 0 106 214" svg:d="m45 0c-17 36-45 60-45 107s31 80 46 53c15 27 46-6 46-53-1-48-47-107-47-107zm61 0zm-106 214z">
              <text:p/>
            </draw:path>
            <draw:path draw:style-name="gr30" draw:text-style-name="P4" draw:layer="layout" svg:width="0.106cm" svg:height="0.212cm" draw:transform="rotate (0.700924227600923) translate (17.475528774096cm 3.3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5443574361347cm 3.2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4832677672493cm 3.26313291077067cm)" svg:viewBox="0 0 107 213" svg:d="m46 0c-18 35-46 59-46 106 0 48 31 80 46 54 15 26 46-6 46-53 0-48-46-107-46-107zm61 0zm-107 213z">
              <text:p/>
            </draw:path>
          </draw:g>
          <draw:g>
            <draw:path draw:style-name="gr30" draw:text-style-name="P4" draw:layer="layout" svg:width="-0.106cm" svg:height="-0.212cm" svg:x="17.263cm" svg:y="3.298cm" svg:viewBox="0 0 -107 -213" svg:d="m46 0c-18 35-46 59-46 107 0 47 31 79 46 53 15 26 46-6 46-53 0-48-46-107-46-107zm61 0zm-107 213z">
              <text:p/>
            </draw:path>
            <draw:path draw:style-name="gr30" draw:text-style-name="P4" draw:layer="layout" svg:width="-0.106cm" svg:height="-0.212cm" svg:x="17.263cm" svg:y="3.297cm" svg:viewBox="0 0 -107 -213" svg:d="m46 0c-18 35-46 59-46 107 0 47 31 79 46 53 15 26 46-6 46-53 0-48-46-107-46-107zm61 0zm-107 213z">
              <text:p/>
            </draw:path>
            <draw:path draw:style-name="gr30" draw:text-style-name="P4" draw:layer="layout" svg:width="0.105cm" svg:height="0.213cm" draw:transform="rotate (1.79699099785336) translate (17.2142871272627cm 3.33361678968621cm)" svg:viewBox="0 0 106 214" svg:d="m45 0c-17 36-45 60-45 107s31 80 46 53c15 27 46-6 46-53-1-48-47-107-47-107zm61 0zm-106 214z">
              <text:p/>
            </draw:path>
            <draw:path draw:style-name="gr30" draw:text-style-name="P4" draw:layer="layout" svg:width="0.106cm" svg:height="0.212cm" draw:transform="rotate (0.700924227600923) translate (17.174528774096cm 3.3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2433574361347cm 3.2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1822677672493cm 3.26313291077067cm)" svg:viewBox="0 0 107 213" svg:d="m46 0c-18 35-46 59-46 106 0 48 31 80 46 54 15 26 46-6 46-53 0-48-46-107-46-107zm61 0zm-107 213z">
              <text:p/>
            </draw:path>
          </draw:g>
          <draw:g>
            <draw:path draw:style-name="gr30" draw:text-style-name="P4" draw:layer="layout" svg:width="-0.106cm" svg:height="-0.212cm" svg:x="17.863cm" svg:y="2.898cm" svg:viewBox="0 0 -107 -213" svg:d="m46 0c-18 35-46 59-46 107 0 47 31 79 46 53 15 26 46-6 46-53 0-48-46-107-46-107zm61 0zm-107 213z">
              <text:p/>
            </draw:path>
            <draw:path draw:style-name="gr30" draw:text-style-name="P4" draw:layer="layout" svg:width="-0.106cm" svg:height="-0.212cm" svg:x="17.863cm" svg:y="2.897cm" svg:viewBox="0 0 -107 -213" svg:d="m46 0c-18 35-46 59-46 107 0 47 31 79 46 53 15 26 46-6 46-53 0-48-46-107-46-107zm61 0zm-107 213z">
              <text:p/>
            </draw:path>
            <draw:path draw:style-name="gr30" draw:text-style-name="P4" draw:layer="layout" svg:width="0.105cm" svg:height="0.213cm" draw:transform="rotate (1.79699099785336) translate (17.8142871272627cm 2.93361678968621cm)" svg:viewBox="0 0 106 214" svg:d="m45 0c-17 36-45 60-45 107s31 80 46 53c15 27 46-6 46-53-1-48-47-107-47-107zm61 0zm-106 214z">
              <text:p/>
            </draw:path>
            <draw:path draw:style-name="gr30" draw:text-style-name="P4" draw:layer="layout" svg:width="0.106cm" svg:height="0.212cm" draw:transform="rotate (0.700924227600923) translate (17.774528774096cm 2.9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8433574361347cm 2.8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7822677672493cm 2.86313291077067cm)" svg:viewBox="0 0 107 213" svg:d="m46 0c-18 35-46 59-46 106 0 48 31 80 46 54 15 26 46-6 46-53 0-48-46-107-46-107zm61 0zm-107 213z">
              <text:p/>
            </draw:path>
          </draw:g>
          <draw:g>
            <draw:path draw:style-name="gr30" draw:text-style-name="P4" draw:layer="layout" svg:width="-0.106cm" svg:height="-0.212cm" svg:x="17.363cm" svg:y="2.898cm" svg:viewBox="0 0 -107 -213" svg:d="m46 0c-18 35-46 59-46 107 0 47 31 79 46 53 15 26 46-6 46-53 0-48-46-107-46-107zm61 0zm-107 213z">
              <text:p/>
            </draw:path>
            <draw:path draw:style-name="gr30" draw:text-style-name="P4" draw:layer="layout" svg:width="-0.106cm" svg:height="-0.212cm" svg:x="17.363cm" svg:y="2.897cm" svg:viewBox="0 0 -107 -213" svg:d="m46 0c-18 35-46 59-46 107 0 47 31 79 46 53 15 26 46-6 46-53 0-48-46-107-46-107zm61 0zm-107 213z">
              <text:p/>
            </draw:path>
            <draw:path draw:style-name="gr30" draw:text-style-name="P4" draw:layer="layout" svg:width="0.105cm" svg:height="0.213cm" draw:transform="rotate (1.79699099785336) translate (17.3142871272627cm 2.93361678968621cm)" svg:viewBox="0 0 106 214" svg:d="m45 0c-17 36-45 60-45 107s31 80 46 53c15 27 46-6 46-53-1-48-47-107-47-107zm61 0zm-106 214z">
              <text:p/>
            </draw:path>
            <draw:path draw:style-name="gr30" draw:text-style-name="P4" draw:layer="layout" svg:width="0.106cm" svg:height="0.212cm" draw:transform="rotate (0.700924227600923) translate (17.274528774096cm 2.9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3433574361347cm 2.8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2822677672493cm 2.86313291077067cm)" svg:viewBox="0 0 107 213" svg:d="m46 0c-18 35-46 59-46 106 0 48 31 80 46 54 15 26 46-6 46-53 0-48-46-107-46-107zm61 0zm-107 213z">
              <text:p/>
            </draw:path>
          </draw:g>
          <draw:g>
            <draw:path draw:style-name="gr30" draw:text-style-name="P4" draw:layer="layout" svg:width="-0.106cm" svg:height="-0.212cm" svg:x="17.864cm" svg:y="3.598cm" svg:viewBox="0 0 -107 -213" svg:d="m46 0c-18 35-46 59-46 107 0 47 31 79 46 53 15 26 46-6 46-53 0-48-46-107-46-107zm61 0zm-107 213z">
              <text:p/>
            </draw:path>
            <draw:path draw:style-name="gr30" draw:text-style-name="P4" draw:layer="layout" svg:width="-0.106cm" svg:height="-0.212cm" svg:x="17.864cm" svg:y="3.597cm" svg:viewBox="0 0 -107 -213" svg:d="m46 0c-18 35-46 59-46 107 0 47 31 79 46 53 15 26 46-6 46-53 0-48-46-107-46-107zm61 0zm-107 213z">
              <text:p/>
            </draw:path>
            <draw:path draw:style-name="gr30" draw:text-style-name="P4" draw:layer="layout" svg:width="0.105cm" svg:height="0.213cm" draw:transform="rotate (1.79699099785336) translate (17.8152871272627cm 3.63361678968621cm)" svg:viewBox="0 0 106 214" svg:d="m45 0c-17 36-45 60-45 107s31 80 46 53c15 27 46-6 46-53-1-48-47-107-47-107zm61 0zm-106 214z">
              <text:p/>
            </draw:path>
            <draw:path draw:style-name="gr30" draw:text-style-name="P4" draw:layer="layout" svg:width="0.106cm" svg:height="0.212cm" draw:transform="rotate (0.700924227600923) translate (17.775528774096cm 3.6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8443574361347cm 3.5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7832677672493cm 3.56313291077067cm)" svg:viewBox="0 0 107 213" svg:d="m46 0c-18 35-46 59-46 106 0 48 31 80 46 54 15 26 46-6 46-53 0-48-46-107-46-107zm61 0zm-107 213z">
              <text:p/>
            </draw:path>
          </draw:g>
          <draw:g>
            <draw:path draw:style-name="gr30" draw:text-style-name="P4" draw:layer="layout" svg:width="-0.106cm" svg:height="-0.212cm" svg:x="17.264cm" svg:y="3.498cm" svg:viewBox="0 0 -107 -213" svg:d="m46 0c-18 35-46 59-46 107 0 47 31 79 46 53 15 26 46-6 46-53 0-48-46-107-46-107zm61 0zm-107 213z">
              <text:p/>
            </draw:path>
            <draw:path draw:style-name="gr30" draw:text-style-name="P4" draw:layer="layout" svg:width="-0.106cm" svg:height="-0.212cm" svg:x="17.264cm" svg:y="3.497cm" svg:viewBox="0 0 -107 -213" svg:d="m46 0c-18 35-46 59-46 107 0 47 31 79 46 53 15 26 46-6 46-53 0-48-46-107-46-107zm61 0zm-107 213z">
              <text:p/>
            </draw:path>
            <draw:path draw:style-name="gr30" draw:text-style-name="P4" draw:layer="layout" svg:width="0.105cm" svg:height="0.213cm" draw:transform="rotate (1.79699099785336) translate (17.2152871272627cm 3.53361678968621cm)" svg:viewBox="0 0 106 214" svg:d="m45 0c-17 36-45 60-45 107s31 80 46 53c15 27 46-6 46-53-1-48-47-107-47-107zm61 0zm-106 214z">
              <text:p/>
            </draw:path>
            <draw:path draw:style-name="gr30" draw:text-style-name="P4" draw:layer="layout" svg:width="0.106cm" svg:height="0.212cm" draw:transform="rotate (0.700924227600923) translate (17.175528774096cm 3.5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2443574361347cm 3.4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1832677672493cm 3.46313291077067cm)" svg:viewBox="0 0 107 213" svg:d="m46 0c-18 35-46 59-46 106 0 48 31 80 46 54 15 26 46-6 46-53 0-48-46-107-46-107zm61 0zm-107 213z">
              <text:p/>
            </draw:path>
          </draw:g>
          <draw:path draw:style-name="gr30" draw:text-style-name="P4" draw:layer="layout" svg:width="0.106cm" svg:height="0.212cm" draw:transform="rotate (0.700924227600923) translate (17.939528774096cm 6.452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8933574361347cm 6.1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4.7592677672493cm 5.74913291077067cm)" svg:viewBox="0 0 107 213" svg:d="m46 0c-18 35-46 59-46 106 0 48 31 80 46 54 15 26 46-6 46-53 0-48-46-107-46-107zm61 0zm-107 213z">
            <text:p/>
          </draw:path>
          <draw:g>
            <draw:path draw:style-name="gr30" draw:text-style-name="P4" draw:layer="layout" svg:width="-0.106cm" svg:height="-0.212cm" svg:x="17.252cm" svg:y="2.317cm" svg:viewBox="0 0 -107 -213" svg:d="m46 0c-18 35-46 59-46 107 0 47 31 79 46 53 15 26 46-6 46-53 0-48-46-107-46-107zm61 0zm-107 213z">
              <text:p/>
            </draw:path>
            <draw:path draw:style-name="gr30" draw:text-style-name="P4" draw:layer="layout" svg:width="-0.106cm" svg:height="-0.212cm" svg:x="17.252cm" svg:y="2.316cm" svg:viewBox="0 0 -107 -213" svg:d="m46 0c-18 35-46 59-46 107 0 47 31 79 46 53 15 26 46-6 46-53 0-48-46-107-46-107zm61 0zm-107 213z">
              <text:p/>
            </draw:path>
            <draw:path draw:style-name="gr30" draw:text-style-name="P4" draw:layer="layout" svg:width="0.105cm" svg:height="0.213cm" draw:transform="rotate (1.79699099785336) translate (17.2032871272627cm 2.35261678968621cm)" svg:viewBox="0 0 106 214" svg:d="m45 0c-17 36-45 60-45 107s31 80 46 53c15 27 46-6 46-53-1-48-47-107-47-107zm61 0zm-106 214z">
              <text:p/>
            </draw:path>
            <draw:path draw:style-name="gr30" draw:text-style-name="P4" draw:layer="layout" svg:width="0.106cm" svg:height="0.212cm" draw:transform="rotate (0.700924227600923) translate (17.163528774096cm 2.3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2323574361347cm 2.2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1712677672493cm 2.28213291077067cm)" svg:viewBox="0 0 107 213" svg:d="m46 0c-18 35-46 59-46 106 0 48 31 80 46 54 15 26 46-6 46-53 0-48-46-107-46-107zm61 0zm-107 213z">
              <text:p/>
            </draw:path>
          </draw:g>
          <draw:g>
            <draw:path draw:style-name="gr30" draw:text-style-name="P4" draw:layer="layout" svg:width="-0.106cm" svg:height="-0.212cm" svg:x="17.651cm" svg:y="2.417cm" svg:viewBox="0 0 -107 -213" svg:d="m46 0c-18 35-46 59-46 107 0 47 31 79 46 53 15 26 46-6 46-53 0-48-46-107-46-107zm61 0zm-107 213z">
              <text:p/>
            </draw:path>
            <draw:path draw:style-name="gr30" draw:text-style-name="P4" draw:layer="layout" svg:width="-0.106cm" svg:height="-0.212cm" svg:x="17.651cm" svg:y="2.416cm" svg:viewBox="0 0 -107 -213" svg:d="m46 0c-18 35-46 59-46 107 0 47 31 79 46 53 15 26 46-6 46-53 0-48-46-107-46-107zm61 0zm-107 213z">
              <text:p/>
            </draw:path>
            <draw:path draw:style-name="gr30" draw:text-style-name="P4" draw:layer="layout" svg:width="0.105cm" svg:height="0.213cm" draw:transform="rotate (1.79699099785336) translate (17.6022871272627cm 2.45261678968621cm)" svg:viewBox="0 0 106 214" svg:d="m45 0c-17 36-45 60-45 107s31 80 46 53c15 27 46-6 46-53-1-48-47-107-47-107zm61 0zm-106 214z">
              <text:p/>
            </draw:path>
            <draw:path draw:style-name="gr30" draw:text-style-name="P4" draw:layer="layout" svg:width="0.106cm" svg:height="0.212cm" draw:transform="rotate (0.700924227600923) translate (17.562528774096cm 2.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6313574361347cm 2.3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5702677672493cm 2.38213291077067cm)" svg:viewBox="0 0 107 213" svg:d="m46 0c-18 35-46 59-46 106 0 48 31 80 46 54 15 26 46-6 46-53 0-48-46-107-46-107zm61 0zm-107 213z">
              <text:p/>
            </draw:path>
          </draw:g>
          <draw:g>
            <draw:path draw:style-name="gr30" draw:text-style-name="P4" draw:layer="layout" svg:width="-0.106cm" svg:height="-0.212cm" svg:x="16.839cm" svg:y="1.817cm" svg:viewBox="0 0 -107 -213" svg:d="m46 0c-18 35-46 59-46 107 0 47 31 79 46 53 15 26 46-6 46-53 0-48-46-107-46-107zm61 0zm-107 213z">
              <text:p/>
            </draw:path>
            <draw:path draw:style-name="gr30" draw:text-style-name="P4" draw:layer="layout" svg:width="-0.106cm" svg:height="-0.212cm" svg:x="16.839cm" svg:y="1.816cm" svg:viewBox="0 0 -107 -213" svg:d="m46 0c-18 35-46 59-46 107 0 47 31 79 46 53 15 26 46-6 46-53 0-48-46-107-46-107zm61 0zm-107 213z">
              <text:p/>
            </draw:path>
            <draw:path draw:style-name="gr30" draw:text-style-name="P4" draw:layer="layout" svg:width="0.105cm" svg:height="0.213cm" draw:transform="rotate (1.79699099785336) translate (16.7902871272627cm 1.85261678968621cm)" svg:viewBox="0 0 106 214" svg:d="m45 0c-17 36-45 60-45 107s31 80 46 53c15 27 46-6 46-53-1-48-47-107-47-107zm61 0zm-106 214z">
              <text:p/>
            </draw:path>
            <draw:path draw:style-name="gr30" draw:text-style-name="P4" draw:layer="layout" svg:width="0.106cm" svg:height="0.212cm" draw:transform="rotate (0.700924227600923) translate (16.750528774096cm 1.8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8193574361347cm 1.7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7582677672493cm 1.78213291077067cm)" svg:viewBox="0 0 107 213" svg:d="m46 0c-18 35-46 59-46 106 0 48 31 80 46 54 15 26 46-6 46-53 0-48-46-107-46-107zm61 0zm-107 213z">
              <text:p/>
            </draw:path>
          </draw:g>
          <draw:g>
            <draw:path draw:style-name="gr30" draw:text-style-name="P4" draw:layer="layout" svg:width="-0.106cm" svg:height="-0.212cm" svg:x="17.551cm" svg:y="1.917cm" svg:viewBox="0 0 -107 -213" svg:d="m46 0c-18 35-46 59-46 107 0 47 31 79 46 53 15 26 46-6 46-53 0-48-46-107-46-107zm61 0zm-107 213z">
              <text:p/>
            </draw:path>
            <draw:path draw:style-name="gr30" draw:text-style-name="P4" draw:layer="layout" svg:width="-0.106cm" svg:height="-0.212cm" svg:x="17.551cm" svg:y="1.916cm" svg:viewBox="0 0 -107 -213" svg:d="m46 0c-18 35-46 59-46 107 0 47 31 79 46 53 15 26 46-6 46-53 0-48-46-107-46-107zm61 0zm-107 213z">
              <text:p/>
            </draw:path>
            <draw:path draw:style-name="gr30" draw:text-style-name="P4" draw:layer="layout" svg:width="0.105cm" svg:height="0.213cm" draw:transform="rotate (1.79699099785336) translate (17.5022871272627cm 1.95261678968621cm)" svg:viewBox="0 0 106 214" svg:d="m45 0c-17 36-45 60-45 107s31 80 46 53c15 27 46-6 46-53-1-48-47-107-47-107zm61 0zm-106 214z">
              <text:p/>
            </draw:path>
            <draw:path draw:style-name="gr30" draw:text-style-name="P4" draw:layer="layout" svg:width="0.106cm" svg:height="0.212cm" draw:transform="rotate (0.700924227600923) translate (17.462528774096cm 1.9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5313574361347cm 1.8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4702677672493cm 1.88213291077067cm)" svg:viewBox="0 0 107 213" svg:d="m46 0c-18 35-46 59-46 106 0 48 31 80 46 54 15 26 46-6 46-53 0-48-46-107-46-107zm61 0zm-107 213z">
              <text:p/>
            </draw:path>
          </draw:g>
          <draw:g>
            <draw:path draw:style-name="gr30" draw:text-style-name="P4" draw:layer="layout" svg:width="-0.106cm" svg:height="-0.212cm" svg:x="16.939cm" svg:y="1.417cm" svg:viewBox="0 0 -107 -213" svg:d="m46 0c-18 35-46 59-46 107 0 47 31 79 46 53 15 26 46-6 46-53 0-48-46-107-46-107zm61 0zm-107 213z">
              <text:p/>
            </draw:path>
            <draw:path draw:style-name="gr30" draw:text-style-name="P4" draw:layer="layout" svg:width="-0.106cm" svg:height="-0.212cm" svg:x="16.939cm" svg:y="1.416cm" svg:viewBox="0 0 -107 -213" svg:d="m46 0c-18 35-46 59-46 107 0 47 31 79 46 53 15 26 46-6 46-53 0-48-46-107-46-107zm61 0zm-107 213z">
              <text:p/>
            </draw:path>
            <draw:path draw:style-name="gr30" draw:text-style-name="P4" draw:layer="layout" svg:width="0.105cm" svg:height="0.213cm" draw:transform="rotate (1.79699099785336) translate (16.8902871272627cm 1.45261678968621cm)" svg:viewBox="0 0 106 214" svg:d="m45 0c-17 36-45 60-45 107s31 80 46 53c15 27 46-6 46-53-1-48-47-107-47-107zm61 0zm-106 214z">
              <text:p/>
            </draw:path>
            <draw:path draw:style-name="gr30" draw:text-style-name="P4" draw:layer="layout" svg:width="0.106cm" svg:height="0.212cm" draw:transform="rotate (0.700924227600923) translate (16.850528774096cm 1.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9193574361347cm 1.3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8582677672493cm 1.38213291077067cm)" svg:viewBox="0 0 107 213" svg:d="m46 0c-18 35-46 59-46 106 0 48 31 80 46 54 15 26 46-6 46-53 0-48-46-107-46-107zm61 0zm-107 213z">
              <text:p/>
            </draw:path>
          </draw:g>
          <draw:g>
            <draw:path draw:style-name="gr30" draw:text-style-name="P4" draw:layer="layout" svg:width="-0.106cm" svg:height="-0.212cm" svg:x="17.552cm" svg:y="2.617cm" svg:viewBox="0 0 -107 -213" svg:d="m46 0c-18 35-46 59-46 107 0 47 31 79 46 53 15 26 46-6 46-53 0-48-46-107-46-107zm61 0zm-107 213z">
              <text:p/>
            </draw:path>
            <draw:path draw:style-name="gr30" draw:text-style-name="P4" draw:layer="layout" svg:width="-0.106cm" svg:height="-0.212cm" svg:x="17.552cm" svg:y="2.616cm" svg:viewBox="0 0 -107 -213" svg:d="m46 0c-18 35-46 59-46 107 0 47 31 79 46 53 15 26 46-6 46-53 0-48-46-107-46-107zm61 0zm-107 213z">
              <text:p/>
            </draw:path>
            <draw:path draw:style-name="gr30" draw:text-style-name="P4" draw:layer="layout" svg:width="0.105cm" svg:height="0.213cm" draw:transform="rotate (1.79699099785336) translate (17.5032871272627cm 2.65261678968621cm)" svg:viewBox="0 0 106 214" svg:d="m45 0c-17 36-45 60-45 107s31 80 46 53c15 27 46-6 46-53-1-48-47-107-47-107zm61 0zm-106 214z">
              <text:p/>
            </draw:path>
            <draw:path draw:style-name="gr30" draw:text-style-name="P4" draw:layer="layout" svg:width="0.106cm" svg:height="0.212cm" draw:transform="rotate (0.700924227600923) translate (17.463528774096cm 2.6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5323574361347cm 2.5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4712677672493cm 2.58213291077067cm)" svg:viewBox="0 0 107 213" svg:d="m46 0c-18 35-46 59-46 106 0 48 31 80 46 54 15 26 46-6 46-53 0-48-46-107-46-107zm61 0zm-107 213z">
              <text:p/>
            </draw:path>
          </draw:g>
          <draw:g>
            <draw:path draw:style-name="gr30" draw:text-style-name="P4" draw:layer="layout" svg:width="-0.106cm" svg:height="-0.212cm" svg:x="16.84cm" svg:y="2.017cm" svg:viewBox="0 0 -107 -213" svg:d="m46 0c-18 35-46 59-46 107 0 47 31 79 46 53 15 26 46-6 46-53 0-48-46-107-46-107zm61 0zm-107 213z">
              <text:p/>
            </draw:path>
            <draw:path draw:style-name="gr30" draw:text-style-name="P4" draw:layer="layout" svg:width="-0.106cm" svg:height="-0.212cm" svg:x="16.84cm" svg:y="2.016cm" svg:viewBox="0 0 -107 -213" svg:d="m46 0c-18 35-46 59-46 107 0 47 31 79 46 53 15 26 46-6 46-53 0-48-46-107-46-107zm61 0zm-107 213z">
              <text:p/>
            </draw:path>
            <draw:path draw:style-name="gr30" draw:text-style-name="P4" draw:layer="layout" svg:width="0.105cm" svg:height="0.213cm" draw:transform="rotate (1.79699099785336) translate (16.7912871272627cm 2.05261678968621cm)" svg:viewBox="0 0 106 214" svg:d="m45 0c-17 36-45 60-45 107s31 80 46 53c15 27 46-6 46-53-1-48-47-107-47-107zm61 0zm-106 214z">
              <text:p/>
            </draw:path>
            <draw:path draw:style-name="gr30" draw:text-style-name="P4" draw:layer="layout" svg:width="0.106cm" svg:height="0.212cm" draw:transform="rotate (0.700924227600923) translate (16.751528774096cm 2.0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8203574361347cm 1.9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7592677672493cm 1.98213291077067cm)" svg:viewBox="0 0 107 213" svg:d="m46 0c-18 35-46 59-46 106 0 48 31 80 46 54 15 26 46-6 46-53 0-48-46-107-46-107zm61 0zm-107 213z">
              <text:p/>
            </draw:path>
          </draw:g>
          <draw:g>
            <draw:path draw:style-name="gr30" draw:text-style-name="P4" draw:layer="layout" svg:width="-0.106cm" svg:height="-0.212cm" svg:x="15.64cm" svg:y="2.117cm" svg:viewBox="0 0 -107 -213" svg:d="m46 0c-18 35-46 59-46 107 0 47 31 79 46 53 15 26 46-6 46-53 0-48-46-107-46-107zm61 0zm-107 213z">
              <text:p/>
            </draw:path>
            <draw:path draw:style-name="gr30" draw:text-style-name="P4" draw:layer="layout" svg:width="-0.106cm" svg:height="-0.212cm" svg:x="15.64cm" svg:y="2.116cm" svg:viewBox="0 0 -107 -213" svg:d="m46 0c-18 35-46 59-46 107 0 47 31 79 46 53 15 26 46-6 46-53 0-48-46-107-46-107zm61 0zm-107 213z">
              <text:p/>
            </draw:path>
            <draw:path draw:style-name="gr30" draw:text-style-name="P4" draw:layer="layout" svg:width="0.105cm" svg:height="0.213cm" draw:transform="rotate (1.79699099785336) translate (15.5912871272627cm 2.15261678968621cm)" svg:viewBox="0 0 106 214" svg:d="m45 0c-17 36-45 60-45 107s31 80 46 53c15 27 46-6 46-53-1-48-47-107-47-107zm61 0zm-106 214z">
              <text:p/>
            </draw:path>
            <draw:path draw:style-name="gr30" draw:text-style-name="P4" draw:layer="layout" svg:width="0.106cm" svg:height="0.212cm" draw:transform="rotate (0.700924227600923) translate (15.551528774096cm 2.1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6203574361347cm 2.0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5592677672493cm 2.08213291077067cm)" svg:viewBox="0 0 107 213" svg:d="m46 0c-18 35-46 59-46 106 0 48 31 80 46 54 15 26 46-6 46-53 0-48-46-107-46-107zm61 0zm-107 213z">
              <text:p/>
            </draw:path>
          </draw:g>
          <draw:g>
            <draw:path draw:style-name="gr30" draw:text-style-name="P4" draw:layer="layout" svg:width="-0.106cm" svg:height="-0.212cm" svg:x="15.339cm" svg:y="2.117cm" svg:viewBox="0 0 -107 -213" svg:d="m46 0c-18 35-46 59-46 107 0 47 31 79 46 53 15 26 46-6 46-53 0-48-46-107-46-107zm61 0zm-107 213z">
              <text:p/>
            </draw:path>
            <draw:path draw:style-name="gr30" draw:text-style-name="P4" draw:layer="layout" svg:width="-0.106cm" svg:height="-0.212cm" svg:x="15.339cm" svg:y="2.116cm" svg:viewBox="0 0 -107 -213" svg:d="m46 0c-18 35-46 59-46 107 0 47 31 79 46 53 15 26 46-6 46-53 0-48-46-107-46-107zm61 0zm-107 213z">
              <text:p/>
            </draw:path>
            <draw:path draw:style-name="gr30" draw:text-style-name="P4" draw:layer="layout" svg:width="0.105cm" svg:height="0.213cm" draw:transform="rotate (1.79699099785336) translate (15.2902871272627cm 2.15261678968621cm)" svg:viewBox="0 0 106 214" svg:d="m45 0c-17 36-45 60-45 107s31 80 46 53c15 27 46-6 46-53-1-48-47-107-47-107zm61 0zm-106 214z">
              <text:p/>
            </draw:path>
            <draw:path draw:style-name="gr30" draw:text-style-name="P4" draw:layer="layout" svg:width="0.106cm" svg:height="0.212cm" draw:transform="rotate (0.700924227600923) translate (15.250528774096cm 2.1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3193574361347cm 2.0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2582677672493cm 2.08213291077067cm)" svg:viewBox="0 0 107 213" svg:d="m46 0c-18 35-46 59-46 106 0 48 31 80 46 54 15 26 46-6 46-53 0-48-46-107-46-107zm61 0zm-107 213z">
              <text:p/>
            </draw:path>
          </draw:g>
          <draw:g>
            <draw:path draw:style-name="gr30" draw:text-style-name="P4" draw:layer="layout" svg:width="-0.106cm" svg:height="-0.212cm" svg:x="15.939cm" svg:y="1.717cm" svg:viewBox="0 0 -107 -213" svg:d="m46 0c-18 35-46 59-46 107 0 47 31 79 46 53 15 26 46-6 46-53 0-48-46-107-46-107zm61 0zm-107 213z">
              <text:p/>
            </draw:path>
            <draw:path draw:style-name="gr30" draw:text-style-name="P4" draw:layer="layout" svg:width="-0.106cm" svg:height="-0.212cm" svg:x="15.939cm" svg:y="1.716cm" svg:viewBox="0 0 -107 -213" svg:d="m46 0c-18 35-46 59-46 107 0 47 31 79 46 53 15 26 46-6 46-53 0-48-46-107-46-107zm61 0zm-107 213z">
              <text:p/>
            </draw:path>
            <draw:path draw:style-name="gr30" draw:text-style-name="P4" draw:layer="layout" svg:width="0.105cm" svg:height="0.213cm" draw:transform="rotate (1.79699099785336) translate (15.8902871272627cm 1.75261678968621cm)" svg:viewBox="0 0 106 214" svg:d="m45 0c-17 36-45 60-45 107s31 80 46 53c15 27 46-6 46-53-1-48-47-107-47-107zm61 0zm-106 214z">
              <text:p/>
            </draw:path>
            <draw:path draw:style-name="gr30" draw:text-style-name="P4" draw:layer="layout" svg:width="0.106cm" svg:height="0.212cm" draw:transform="rotate (0.700924227600923) translate (15.850528774096cm 1.7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9193574361347cm 1.6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8582677672493cm 1.68213291077067cm)" svg:viewBox="0 0 107 213" svg:d="m46 0c-18 35-46 59-46 106 0 48 31 80 46 54 15 26 46-6 46-53 0-48-46-107-46-107zm61 0zm-107 213z">
              <text:p/>
            </draw:path>
          </draw:g>
          <draw:g>
            <draw:path draw:style-name="gr30" draw:text-style-name="P4" draw:layer="layout" svg:width="-0.106cm" svg:height="-0.212cm" svg:x="15.439cm" svg:y="1.717cm" svg:viewBox="0 0 -107 -213" svg:d="m46 0c-18 35-46 59-46 107 0 47 31 79 46 53 15 26 46-6 46-53 0-48-46-107-46-107zm61 0zm-107 213z">
              <text:p/>
            </draw:path>
            <draw:path draw:style-name="gr30" draw:text-style-name="P4" draw:layer="layout" svg:width="-0.106cm" svg:height="-0.212cm" svg:x="15.439cm" svg:y="1.716cm" svg:viewBox="0 0 -107 -213" svg:d="m46 0c-18 35-46 59-46 107 0 47 31 79 46 53 15 26 46-6 46-53 0-48-46-107-46-107zm61 0zm-107 213z">
              <text:p/>
            </draw:path>
            <draw:path draw:style-name="gr30" draw:text-style-name="P4" draw:layer="layout" svg:width="0.105cm" svg:height="0.213cm" draw:transform="rotate (1.79699099785336) translate (15.3902871272627cm 1.75261678968621cm)" svg:viewBox="0 0 106 214" svg:d="m45 0c-17 36-45 60-45 107s31 80 46 53c15 27 46-6 46-53-1-48-47-107-47-107zm61 0zm-106 214z">
              <text:p/>
            </draw:path>
            <draw:path draw:style-name="gr30" draw:text-style-name="P4" draw:layer="layout" svg:width="0.106cm" svg:height="0.212cm" draw:transform="rotate (0.700924227600923) translate (15.350528774096cm 1.7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4193574361347cm 1.6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3582677672493cm 1.68213291077067cm)" svg:viewBox="0 0 107 213" svg:d="m46 0c-18 35-46 59-46 106 0 48 31 80 46 54 15 26 46-6 46-53 0-48-46-107-46-107zm61 0zm-107 213z">
              <text:p/>
            </draw:path>
          </draw:g>
          <draw:g>
            <draw:path draw:style-name="gr30" draw:text-style-name="P4" draw:layer="layout" svg:width="-0.106cm" svg:height="-0.212cm" svg:x="15.94cm" svg:y="2.417cm" svg:viewBox="0 0 -107 -213" svg:d="m46 0c-18 35-46 59-46 107 0 47 31 79 46 53 15 26 46-6 46-53 0-48-46-107-46-107zm61 0zm-107 213z">
              <text:p/>
            </draw:path>
            <draw:path draw:style-name="gr30" draw:text-style-name="P4" draw:layer="layout" svg:width="-0.106cm" svg:height="-0.212cm" svg:x="15.94cm" svg:y="2.416cm" svg:viewBox="0 0 -107 -213" svg:d="m46 0c-18 35-46 59-46 107 0 47 31 79 46 53 15 26 46-6 46-53 0-48-46-107-46-107zm61 0zm-107 213z">
              <text:p/>
            </draw:path>
            <draw:path draw:style-name="gr30" draw:text-style-name="P4" draw:layer="layout" svg:width="0.105cm" svg:height="0.213cm" draw:transform="rotate (1.79699099785336) translate (15.8912871272627cm 2.45261678968621cm)" svg:viewBox="0 0 106 214" svg:d="m45 0c-17 36-45 60-45 107s31 80 46 53c15 27 46-6 46-53-1-48-47-107-47-107zm61 0zm-106 214z">
              <text:p/>
            </draw:path>
            <draw:path draw:style-name="gr30" draw:text-style-name="P4" draw:layer="layout" svg:width="0.106cm" svg:height="0.212cm" draw:transform="rotate (0.700924227600923) translate (15.851528774096cm 2.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9203574361347cm 2.3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8592677672493cm 2.38213291077067cm)" svg:viewBox="0 0 107 213" svg:d="m46 0c-18 35-46 59-46 106 0 48 31 80 46 54 15 26 46-6 46-53 0-48-46-107-46-107zm61 0zm-107 213z">
              <text:p/>
            </draw:path>
          </draw:g>
          <draw:g>
            <draw:path draw:style-name="gr30" draw:text-style-name="P4" draw:layer="layout" svg:width="-0.106cm" svg:height="-0.212cm" svg:x="15.34cm" svg:y="2.317cm" svg:viewBox="0 0 -107 -213" svg:d="m46 0c-18 35-46 59-46 107 0 47 31 79 46 53 15 26 46-6 46-53 0-48-46-107-46-107zm61 0zm-107 213z">
              <text:p/>
            </draw:path>
            <draw:path draw:style-name="gr30" draw:text-style-name="P4" draw:layer="layout" svg:width="-0.106cm" svg:height="-0.212cm" svg:x="15.34cm" svg:y="2.316cm" svg:viewBox="0 0 -107 -213" svg:d="m46 0c-18 35-46 59-46 107 0 47 31 79 46 53 15 26 46-6 46-53 0-48-46-107-46-107zm61 0zm-107 213z">
              <text:p/>
            </draw:path>
            <draw:path draw:style-name="gr30" draw:text-style-name="P4" draw:layer="layout" svg:width="0.105cm" svg:height="0.213cm" draw:transform="rotate (1.79699099785336) translate (15.2912871272627cm 2.35261678968621cm)" svg:viewBox="0 0 106 214" svg:d="m45 0c-17 36-45 60-45 107s31 80 46 53c15 27 46-6 46-53-1-48-47-107-47-107zm61 0zm-106 214z">
              <text:p/>
            </draw:path>
            <draw:path draw:style-name="gr30" draw:text-style-name="P4" draw:layer="layout" svg:width="0.106cm" svg:height="0.212cm" draw:transform="rotate (0.700924227600923) translate (15.251528774096cm 2.3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3203574361347cm 2.2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2592677672493cm 2.28213291077067cm)" svg:viewBox="0 0 107 213" svg:d="m46 0c-18 35-46 59-46 106 0 48 31 80 46 54 15 26 46-6 46-53 0-48-46-107-46-107zm61 0zm-107 213z">
              <text:p/>
            </draw:path>
          </draw:g>
          <draw:path draw:style-name="gr30" draw:text-style-name="P4" draw:layer="layout" svg:width="-0.106cm" svg:height="-0.212cm" svg:x="18.964cm" svg:y="3.498cm" svg:viewBox="0 0 -107 -213" svg:d="m46 0c-18 35-46 59-46 107 0 47 31 79 46 53 15 26 46-6 46-53 0-48-46-107-46-107zm61 0zm-107 213z">
            <text:p/>
          </draw:path>
          <draw:path draw:style-name="gr30" draw:text-style-name="P4" draw:layer="layout" svg:width="-0.106cm" svg:height="-0.212cm" svg:x="18.964cm" svg:y="3.497cm" svg:viewBox="0 0 -107 -213" svg:d="m46 0c-18 35-46 59-46 107 0 47 31 79 46 53 15 26 46-6 46-53 0-48-46-107-46-107zm61 0zm-107 213z">
            <text:p/>
          </draw:path>
          <draw:path draw:style-name="gr30" draw:text-style-name="P4" draw:layer="layout" svg:width="0.105cm" svg:height="0.213cm" draw:transform="rotate (1.79699099785336) translate (18.9152871272627cm 3.53361678968621cm)" svg:viewBox="0 0 106 214" svg:d="m45 0c-17 36-45 60-45 107s31 80 46 53c15 27 46-6 46-53-1-48-47-107-47-107zm61 0zm-106 214z">
            <text:p/>
          </draw:path>
          <draw:path draw:style-name="gr30" draw:text-style-name="P4" draw:layer="layout" svg:width="0.106cm" svg:height="0.212cm" draw:transform="rotate (0.700924227600923) translate (18.875528774096cm 3.5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9443574361347cm 3.4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8832677672493cm 3.46313291077067cm)" svg:viewBox="0 0 107 213" svg:d="m46 0c-18 35-46 59-46 106 0 48 31 80 46 54 15 26 46-6 46-53 0-48-46-107-46-107zm61 0zm-107 213z">
            <text:p/>
          </draw:path>
          <draw:g>
            <draw:path draw:style-name="gr30" draw:text-style-name="P4" draw:layer="layout" svg:width="-0.106cm" svg:height="-0.212cm" svg:x="18.365cm" svg:y="3.998cm" svg:viewBox="0 0 -107 -213" svg:d="m46 0c-18 35-46 59-46 107 0 47 31 79 46 53 15 26 46-6 46-53 0-48-46-107-46-107zm61 0zm-107 213z">
              <text:p/>
            </draw:path>
            <draw:path draw:style-name="gr30" draw:text-style-name="P4" draw:layer="layout" svg:width="-0.106cm" svg:height="-0.212cm" svg:x="18.365cm" svg:y="3.997cm" svg:viewBox="0 0 -107 -213" svg:d="m46 0c-18 35-46 59-46 107 0 47 31 79 46 53 15 26 46-6 46-53 0-48-46-107-46-107zm61 0zm-107 213z">
              <text:p/>
            </draw:path>
            <draw:path draw:style-name="gr30" draw:text-style-name="P4" draw:layer="layout" svg:width="0.105cm" svg:height="0.213cm" draw:transform="rotate (1.79699099785336) translate (18.3162871272627cm 4.03361678968621cm)" svg:viewBox="0 0 106 214" svg:d="m45 0c-17 36-45 60-45 107s31 80 46 53c15 27 46-6 46-53-1-48-47-107-47-107zm61 0zm-106 214z">
              <text:p/>
            </draw:path>
            <draw:path draw:style-name="gr30" draw:text-style-name="P4" draw:layer="layout" svg:width="0.106cm" svg:height="0.212cm" draw:transform="rotate (0.700924227600923) translate (18.276528774096cm 4.0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3453574361347cm 3.9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2842677672493cm 3.96313291077067cm)" svg:viewBox="0 0 107 213" svg:d="m46 0c-18 35-46 59-46 106 0 48 31 80 46 54 15 26 46-6 46-53 0-48-46-107-46-107zm61 0zm-107 213z">
              <text:p/>
            </draw:path>
          </draw:g>
          <draw:g>
            <draw:path draw:style-name="gr30" draw:text-style-name="P4" draw:layer="layout" svg:width="-0.106cm" svg:height="-0.212cm" svg:x="18.764cm" svg:y="4.098cm" svg:viewBox="0 0 -107 -213" svg:d="m46 0c-18 35-46 59-46 107 0 47 31 79 46 53 15 26 46-6 46-53 0-48-46-107-46-107zm61 0zm-107 213z">
              <text:p/>
            </draw:path>
            <draw:path draw:style-name="gr30" draw:text-style-name="P4" draw:layer="layout" svg:width="-0.106cm" svg:height="-0.212cm" svg:x="18.764cm" svg:y="4.097cm" svg:viewBox="0 0 -107 -213" svg:d="m46 0c-18 35-46 59-46 107 0 47 31 79 46 53 15 26 46-6 46-53 0-48-46-107-46-107zm61 0zm-107 213z">
              <text:p/>
            </draw:path>
            <draw:path draw:style-name="gr30" draw:text-style-name="P4" draw:layer="layout" svg:width="0.105cm" svg:height="0.213cm" draw:transform="rotate (1.79699099785336) translate (18.7152871272627cm 4.13361678968621cm)" svg:viewBox="0 0 106 214" svg:d="m45 0c-17 36-45 60-45 107s31 80 46 53c15 27 46-6 46-53-1-48-47-107-47-107zm61 0zm-106 214z">
              <text:p/>
            </draw:path>
            <draw:path draw:style-name="gr30" draw:text-style-name="P4" draw:layer="layout" svg:width="0.106cm" svg:height="0.212cm" draw:transform="rotate (0.700924227600923) translate (18.675528774096cm 4.1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7443574361347cm 4.0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6832677672493cm 4.06313291077067cm)" svg:viewBox="0 0 107 213" svg:d="m46 0c-18 35-46 59-46 106 0 48 31 80 46 54 15 26 46-6 46-53 0-48-46-107-46-107zm61 0zm-107 213z">
              <text:p/>
            </draw:path>
          </draw:g>
          <draw:g>
            <draw:path draw:style-name="gr30" draw:text-style-name="P4" draw:layer="layout" svg:width="-0.106cm" svg:height="-0.212cm" svg:x="18.064cm" svg:y="3.998cm" svg:viewBox="0 0 -107 -213" svg:d="m46 0c-18 35-46 59-46 107 0 47 31 79 46 53 15 26 46-6 46-53 0-48-46-107-46-107zm61 0zm-107 213z">
              <text:p/>
            </draw:path>
            <draw:path draw:style-name="gr30" draw:text-style-name="P4" draw:layer="layout" svg:width="-0.106cm" svg:height="-0.212cm" svg:x="18.064cm" svg:y="3.997cm" svg:viewBox="0 0 -107 -213" svg:d="m46 0c-18 35-46 59-46 107 0 47 31 79 46 53 15 26 46-6 46-53 0-48-46-107-46-107zm61 0zm-107 213z">
              <text:p/>
            </draw:path>
            <draw:path draw:style-name="gr30" draw:text-style-name="P4" draw:layer="layout" svg:width="0.105cm" svg:height="0.213cm" draw:transform="rotate (1.79699099785336) translate (18.0152871272627cm 4.03361678968621cm)" svg:viewBox="0 0 106 214" svg:d="m45 0c-17 36-45 60-45 107s31 80 46 53c15 27 46-6 46-53-1-48-47-107-47-107zm61 0zm-106 214z">
              <text:p/>
            </draw:path>
            <draw:path draw:style-name="gr30" draw:text-style-name="P4" draw:layer="layout" svg:width="0.106cm" svg:height="0.212cm" draw:transform="rotate (0.700924227600923) translate (17.975528774096cm 4.0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0443574361347cm 3.9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9832677672493cm 3.96313291077067cm)" svg:viewBox="0 0 107 213" svg:d="m46 0c-18 35-46 59-46 106 0 48 31 80 46 54 15 26 46-6 46-53 0-48-46-107-46-107zm61 0zm-107 213z">
              <text:p/>
            </draw:path>
          </draw:g>
          <draw:g>
            <draw:path draw:style-name="gr30" draw:text-style-name="P4" draw:layer="layout" svg:width="-0.106cm" svg:height="-0.212cm" svg:x="18.664cm" svg:y="3.598cm" svg:viewBox="0 0 -107 -213" svg:d="m46 0c-18 35-46 59-46 107 0 47 31 79 46 53 15 26 46-6 46-53 0-48-46-107-46-107zm61 0zm-107 213z">
              <text:p/>
            </draw:path>
            <draw:path draw:style-name="gr30" draw:text-style-name="P4" draw:layer="layout" svg:width="-0.106cm" svg:height="-0.212cm" svg:x="18.664cm" svg:y="3.597cm" svg:viewBox="0 0 -107 -213" svg:d="m46 0c-18 35-46 59-46 107 0 47 31 79 46 53 15 26 46-6 46-53 0-48-46-107-46-107zm61 0zm-107 213z">
              <text:p/>
            </draw:path>
            <draw:path draw:style-name="gr30" draw:text-style-name="P4" draw:layer="layout" svg:width="0.105cm" svg:height="0.213cm" draw:transform="rotate (1.79699099785336) translate (18.6152871272627cm 3.63361678968621cm)" svg:viewBox="0 0 106 214" svg:d="m45 0c-17 36-45 60-45 107s31 80 46 53c15 27 46-6 46-53-1-48-47-107-47-107zm61 0zm-106 214z">
              <text:p/>
            </draw:path>
            <draw:path draw:style-name="gr30" draw:text-style-name="P4" draw:layer="layout" svg:width="0.106cm" svg:height="0.212cm" draw:transform="rotate (0.700924227600923) translate (18.575528774096cm 3.6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6443574361347cm 3.5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5832677672493cm 3.56313291077067cm)" svg:viewBox="0 0 107 213" svg:d="m46 0c-18 35-46 59-46 106 0 48 31 80 46 54 15 26 46-6 46-53 0-48-46-107-46-107zm61 0zm-107 213z">
              <text:p/>
            </draw:path>
          </draw:g>
          <draw:g>
            <draw:path draw:style-name="gr30" draw:text-style-name="P4" draw:layer="layout" svg:width="-0.106cm" svg:height="-0.212cm" svg:x="18.164cm" svg:y="3.598cm" svg:viewBox="0 0 -107 -213" svg:d="m46 0c-18 35-46 59-46 107 0 47 31 79 46 53 15 26 46-6 46-53 0-48-46-107-46-107zm61 0zm-107 213z">
              <text:p/>
            </draw:path>
            <draw:path draw:style-name="gr30" draw:text-style-name="P4" draw:layer="layout" svg:width="-0.106cm" svg:height="-0.212cm" svg:x="18.164cm" svg:y="3.597cm" svg:viewBox="0 0 -107 -213" svg:d="m46 0c-18 35-46 59-46 107 0 47 31 79 46 53 15 26 46-6 46-53 0-48-46-107-46-107zm61 0zm-107 213z">
              <text:p/>
            </draw:path>
            <draw:path draw:style-name="gr30" draw:text-style-name="P4" draw:layer="layout" svg:width="0.105cm" svg:height="0.213cm" draw:transform="rotate (1.79699099785336) translate (18.1152871272627cm 3.63361678968621cm)" svg:viewBox="0 0 106 214" svg:d="m45 0c-17 36-45 60-45 107s31 80 46 53c15 27 46-6 46-53-1-48-47-107-47-107zm61 0zm-106 214z">
              <text:p/>
            </draw:path>
            <draw:path draw:style-name="gr30" draw:text-style-name="P4" draw:layer="layout" svg:width="0.106cm" svg:height="0.212cm" draw:transform="rotate (0.700924227600923) translate (18.075528774096cm 3.6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1443574361347cm 3.5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0832677672493cm 3.56313291077067cm)" svg:viewBox="0 0 107 213" svg:d="m46 0c-18 35-46 59-46 106 0 48 31 80 46 54 15 26 46-6 46-53 0-48-46-107-46-107zm61 0zm-107 213z">
              <text:p/>
            </draw:path>
          </draw:g>
          <draw:g>
            <draw:path draw:style-name="gr30" draw:text-style-name="P4" draw:layer="layout" svg:width="-0.106cm" svg:height="-0.212cm" svg:x="18.553cm" svg:y="3.798cm" svg:viewBox="0 0 -107 -213" svg:d="m46 0c-18 35-46 59-46 107 0 47 31 79 46 53 15 26 46-6 46-53 0-48-46-107-46-107zm61 0zm-107 213z">
              <text:p/>
            </draw:path>
            <draw:path draw:style-name="gr30" draw:text-style-name="P4" draw:layer="layout" svg:width="-0.106cm" svg:height="-0.212cm" svg:x="18.553cm" svg:y="3.797cm" svg:viewBox="0 0 -107 -213" svg:d="m46 0c-18 35-46 59-46 107 0 47 31 79 46 53 15 26 46-6 46-53 0-48-46-107-46-107zm61 0zm-107 213z">
              <text:p/>
            </draw:path>
            <draw:path draw:style-name="gr30" draw:text-style-name="P4" draw:layer="layout" svg:width="0.105cm" svg:height="0.213cm" draw:transform="rotate (1.79699099785336) translate (18.5042871272627cm 3.83361678968621cm)" svg:viewBox="0 0 106 214" svg:d="m45 0c-17 36-45 60-45 107s31 80 46 53c15 27 46-6 46-53-1-48-47-107-47-107zm61 0zm-106 214z">
              <text:p/>
            </draw:path>
            <draw:path draw:style-name="gr30" draw:text-style-name="P4" draw:layer="layout" svg:width="0.106cm" svg:height="0.212cm" draw:transform="rotate (0.700924227600923) translate (18.464528774096cm 3.8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5333574361347cm 3.7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8.4722677672493cm 3.76313291077067cm)" svg:viewBox="0 0 107 213" svg:d="m46 0c-18 35-46 59-46 106 0 48 31 80 46 54 15 26 46-6 46-53 0-48-46-107-46-107zm61 0zm-107 213z">
              <text:p/>
            </draw:path>
          </draw:g>
          <draw:g>
            <draw:path draw:style-name="gr30" draw:text-style-name="P4" draw:layer="layout" svg:width="-0.106cm" svg:height="-0.212cm" svg:x="18.065cm" svg:y="4.198cm" svg:viewBox="0 0 -107 -213" svg:d="m46 0c-18 35-46 59-46 107 0 47 31 79 46 53 15 26 46-6 46-53 0-48-46-107-46-107zm61 0zm-107 213z">
              <text:p/>
            </draw:path>
            <draw:path draw:style-name="gr30" draw:text-style-name="P4" draw:layer="layout" svg:width="-0.106cm" svg:height="-0.212cm" svg:x="18.065cm" svg:y="4.197cm" svg:viewBox="0 0 -107 -213" svg:d="m46 0c-18 35-46 59-46 107 0 47 31 79 46 53 15 26 46-6 46-53 0-48-46-107-46-107zm61 0zm-107 213z">
              <text:p/>
            </draw:path>
            <draw:path draw:style-name="gr30" draw:text-style-name="P4" draw:layer="layout" svg:width="0.105cm" svg:height="0.213cm" draw:transform="rotate (1.79699099785336) translate (18.0162871272627cm 4.23361678968621cm)" svg:viewBox="0 0 106 214" svg:d="m45 0c-17 36-45 60-45 107s31 80 46 53c15 27 46-6 46-53-1-48-47-107-47-107zm61 0zm-106 214z">
              <text:p/>
            </draw:path>
            <draw:path draw:style-name="gr30" draw:text-style-name="P4" draw:layer="layout" svg:width="0.106cm" svg:height="0.212cm" draw:transform="rotate (0.700924227600923) translate (17.976528774096cm 4.2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8.0453574361347cm 4.1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9842677672492cm 4.16313291077067cm)" svg:viewBox="0 0 107 213" svg:d="m46 0c-18 35-46 59-46 106 0 48 31 80 46 54 15 26 46-6 46-53 0-48-46-107-46-107zm61 0zm-107 213z">
              <text:p/>
            </draw:path>
          </draw:g>
          <draw:g>
            <draw:path draw:style-name="gr30" draw:text-style-name="P4" draw:layer="layout" svg:width="-0.106cm" svg:height="-0.212cm" svg:x="16.753cm" svg:y="3.798cm" svg:viewBox="0 0 -107 -213" svg:d="m46 0c-18 35-46 59-46 107 0 47 31 79 46 53 15 26 46-6 46-53 0-48-46-107-46-107zm61 0zm-107 213z">
              <text:p/>
            </draw:path>
            <draw:path draw:style-name="gr30" draw:text-style-name="P4" draw:layer="layout" svg:width="-0.106cm" svg:height="-0.212cm" svg:x="16.753cm" svg:y="3.797cm" svg:viewBox="0 0 -107 -213" svg:d="m46 0c-18 35-46 59-46 107 0 47 31 79 46 53 15 26 46-6 46-53 0-48-46-107-46-107zm61 0zm-107 213z">
              <text:p/>
            </draw:path>
            <draw:path draw:style-name="gr30" draw:text-style-name="P4" draw:layer="layout" svg:width="0.105cm" svg:height="0.213cm" draw:transform="rotate (1.79699099785336) translate (16.7042871272627cm 3.83361678968621cm)" svg:viewBox="0 0 106 214" svg:d="m45 0c-17 36-45 60-45 107s31 80 46 53c15 27 46-6 46-53-1-48-47-107-47-107zm61 0zm-106 214z">
              <text:p/>
            </draw:path>
            <draw:path draw:style-name="gr30" draw:text-style-name="P4" draw:layer="layout" svg:width="0.106cm" svg:height="0.212cm" draw:transform="rotate (0.700924227600923) translate (16.664528774096cm 3.8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7333574361347cm 3.7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6722677672493cm 3.76313291077067cm)" svg:viewBox="0 0 107 213" svg:d="m46 0c-18 35-46 59-46 106 0 48 31 80 46 54 15 26 46-6 46-53 0-48-46-107-46-107zm61 0zm-107 213z">
              <text:p/>
            </draw:path>
          </draw:g>
          <draw:g>
            <draw:path draw:style-name="gr30" draw:text-style-name="P4" draw:layer="layout" svg:width="-0.106cm" svg:height="-0.212cm" svg:x="16.452cm" svg:y="3.798cm" svg:viewBox="0 0 -107 -213" svg:d="m46 0c-18 35-46 59-46 107 0 47 31 79 46 53 15 26 46-6 46-53 0-48-46-107-46-107zm61 0zm-107 213z">
              <text:p/>
            </draw:path>
            <draw:path draw:style-name="gr30" draw:text-style-name="P4" draw:layer="layout" svg:width="-0.106cm" svg:height="-0.212cm" svg:x="16.452cm" svg:y="3.797cm" svg:viewBox="0 0 -107 -213" svg:d="m46 0c-18 35-46 59-46 107 0 47 31 79 46 53 15 26 46-6 46-53 0-48-46-107-46-107zm61 0zm-107 213z">
              <text:p/>
            </draw:path>
            <draw:path draw:style-name="gr30" draw:text-style-name="P4" draw:layer="layout" svg:width="0.105cm" svg:height="0.213cm" draw:transform="rotate (1.79699099785336) translate (16.4032871272627cm 3.83361678968621cm)" svg:viewBox="0 0 106 214" svg:d="m45 0c-17 36-45 60-45 107s31 80 46 53c15 27 46-6 46-53-1-48-47-107-47-107zm61 0zm-106 214z">
              <text:p/>
            </draw:path>
            <draw:path draw:style-name="gr30" draw:text-style-name="P4" draw:layer="layout" svg:width="0.106cm" svg:height="0.212cm" draw:transform="rotate (0.700924227600923) translate (16.363528774096cm 3.8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4323574361347cm 3.7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3712677672493cm 3.76313291077067cm)" svg:viewBox="0 0 107 213" svg:d="m46 0c-18 35-46 59-46 106 0 48 31 80 46 54 15 26 46-6 46-53 0-48-46-107-46-107zm61 0zm-107 213z">
              <text:p/>
            </draw:path>
          </draw:g>
          <draw:g>
            <draw:path draw:style-name="gr30" draw:text-style-name="P4" draw:layer="layout" svg:width="-0.106cm" svg:height="-0.212cm" svg:x="17.164cm" svg:y="3.898cm" svg:viewBox="0 0 -107 -213" svg:d="m46 0c-18 35-46 59-46 107 0 47 31 79 46 53 15 26 46-6 46-53 0-48-46-107-46-107zm61 0zm-107 213z">
              <text:p/>
            </draw:path>
            <draw:path draw:style-name="gr30" draw:text-style-name="P4" draw:layer="layout" svg:width="-0.106cm" svg:height="-0.212cm" svg:x="17.164cm" svg:y="3.897cm" svg:viewBox="0 0 -107 -213" svg:d="m46 0c-18 35-46 59-46 107 0 47 31 79 46 53 15 26 46-6 46-53 0-48-46-107-46-107zm61 0zm-107 213z">
              <text:p/>
            </draw:path>
            <draw:path draw:style-name="gr30" draw:text-style-name="P4" draw:layer="layout" svg:width="0.105cm" svg:height="0.213cm" draw:transform="rotate (1.79699099785336) translate (17.1152871272627cm 3.93361678968621cm)" svg:viewBox="0 0 106 214" svg:d="m45 0c-17 36-45 60-45 107s31 80 46 53c15 27 46-6 46-53-1-48-47-107-47-107zm61 0zm-106 214z">
              <text:p/>
            </draw:path>
            <draw:path draw:style-name="gr30" draw:text-style-name="P4" draw:layer="layout" svg:width="0.106cm" svg:height="0.212cm" draw:transform="rotate (0.700924227600923) translate (17.075528774096cm 3.9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1443574361347cm 3.8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0832677672493cm 3.86313291077067cm)" svg:viewBox="0 0 107 213" svg:d="m46 0c-18 35-46 59-46 106 0 48 31 80 46 54 15 26 46-6 46-53 0-48-46-107-46-107zm61 0zm-107 213z">
              <text:p/>
            </draw:path>
          </draw:g>
          <draw:g>
            <draw:path draw:style-name="gr30" draw:text-style-name="P4" draw:layer="layout" svg:width="-0.106cm" svg:height="-0.212cm" svg:x="16.552cm" svg:y="3.398cm" svg:viewBox="0 0 -107 -213" svg:d="m46 0c-18 35-46 59-46 107 0 47 31 79 46 53 15 26 46-6 46-53 0-48-46-107-46-107zm61 0zm-107 213z">
              <text:p/>
            </draw:path>
            <draw:path draw:style-name="gr30" draw:text-style-name="P4" draw:layer="layout" svg:width="-0.106cm" svg:height="-0.212cm" svg:x="16.552cm" svg:y="3.397cm" svg:viewBox="0 0 -107 -213" svg:d="m46 0c-18 35-46 59-46 107 0 47 31 79 46 53 15 26 46-6 46-53 0-48-46-107-46-107zm61 0zm-107 213z">
              <text:p/>
            </draw:path>
            <draw:path draw:style-name="gr30" draw:text-style-name="P4" draw:layer="layout" svg:width="0.105cm" svg:height="0.213cm" draw:transform="rotate (1.79699099785336) translate (16.5032871272627cm 3.43361678968621cm)" svg:viewBox="0 0 106 214" svg:d="m45 0c-17 36-45 60-45 107s31 80 46 53c15 27 46-6 46-53-1-48-47-107-47-107zm61 0zm-106 214z">
              <text:p/>
            </draw:path>
            <draw:path draw:style-name="gr30" draw:text-style-name="P4" draw:layer="layout" svg:width="0.106cm" svg:height="0.212cm" draw:transform="rotate (0.700924227600923) translate (16.463528774096cm 3.4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5323574361347cm 3.3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4712677672493cm 3.36313291077067cm)" svg:viewBox="0 0 107 213" svg:d="m46 0c-18 35-46 59-46 106 0 48 31 80 46 54 15 26 46-6 46-53 0-48-46-107-46-107zm61 0zm-107 213z">
              <text:p/>
            </draw:path>
          </draw:g>
          <draw:g>
            <draw:path draw:style-name="gr30" draw:text-style-name="P4" draw:layer="layout" svg:width="-0.106cm" svg:height="-0.212cm" svg:x="17.053cm" svg:y="4.098cm" svg:viewBox="0 0 -107 -213" svg:d="m46 0c-18 35-46 59-46 107 0 47 31 79 46 53 15 26 46-6 46-53 0-48-46-107-46-107zm61 0zm-107 213z">
              <text:p/>
            </draw:path>
            <draw:path draw:style-name="gr30" draw:text-style-name="P4" draw:layer="layout" svg:width="-0.106cm" svg:height="-0.212cm" svg:x="17.053cm" svg:y="4.097cm" svg:viewBox="0 0 -107 -213" svg:d="m46 0c-18 35-46 59-46 107 0 47 31 79 46 53 15 26 46-6 46-53 0-48-46-107-46-107zm61 0zm-107 213z">
              <text:p/>
            </draw:path>
            <draw:path draw:style-name="gr30" draw:text-style-name="P4" draw:layer="layout" svg:width="0.105cm" svg:height="0.213cm" draw:transform="rotate (1.79699099785336) translate (17.0042871272627cm 4.13361678968621cm)" svg:viewBox="0 0 106 214" svg:d="m45 0c-17 36-45 60-45 107s31 80 46 53c15 27 46-6 46-53-1-48-47-107-47-107zm61 0zm-106 214z">
              <text:p/>
            </draw:path>
            <draw:path draw:style-name="gr30" draw:text-style-name="P4" draw:layer="layout" svg:width="0.106cm" svg:height="0.212cm" draw:transform="rotate (0.700924227600923) translate (16.964528774096cm 4.1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0333574361347cm 4.0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9722677672493cm 4.06313291077067cm)" svg:viewBox="0 0 107 213" svg:d="m46 0c-18 35-46 59-46 106 0 48 31 80 46 54 15 26 46-6 46-53 0-48-46-107-46-107zm61 0zm-107 213z">
              <text:p/>
            </draw:path>
          </draw:g>
          <draw:g>
            <draw:path draw:style-name="gr30" draw:text-style-name="P4" draw:layer="layout" svg:width="-0.106cm" svg:height="-0.212cm" svg:x="16.453cm" svg:y="3.998cm" svg:viewBox="0 0 -107 -213" svg:d="m46 0c-18 35-46 59-46 107 0 47 31 79 46 53 15 26 46-6 46-53 0-48-46-107-46-107zm61 0zm-107 213z">
              <text:p/>
            </draw:path>
            <draw:path draw:style-name="gr30" draw:text-style-name="P4" draw:layer="layout" svg:width="-0.106cm" svg:height="-0.212cm" svg:x="16.453cm" svg:y="3.997cm" svg:viewBox="0 0 -107 -213" svg:d="m46 0c-18 35-46 59-46 107 0 47 31 79 46 53 15 26 46-6 46-53 0-48-46-107-46-107zm61 0zm-107 213z">
              <text:p/>
            </draw:path>
            <draw:path draw:style-name="gr30" draw:text-style-name="P4" draw:layer="layout" svg:width="0.105cm" svg:height="0.213cm" draw:transform="rotate (1.79699099785336) translate (16.4042871272627cm 4.03361678968621cm)" svg:viewBox="0 0 106 214" svg:d="m45 0c-17 36-45 60-45 107s31 80 46 53c15 27 46-6 46-53-1-48-47-107-47-107zm61 0zm-106 214z">
              <text:p/>
            </draw:path>
            <draw:path draw:style-name="gr30" draw:text-style-name="P4" draw:layer="layout" svg:width="0.106cm" svg:height="0.212cm" draw:transform="rotate (0.700924227600923) translate (16.364528774096cm 4.020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4333574361347cm 3.953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3722677672493cm 3.96313291077067cm)" svg:viewBox="0 0 107 213" svg:d="m46 0c-18 35-46 59-46 106 0 48 31 80 46 54 15 26 46-6 46-53 0-48-46-107-46-107zm61 0zm-107 213z">
              <text:p/>
            </draw:path>
          </draw:g>
          <draw:path draw:style-name="gr30" draw:text-style-name="P4" draw:layer="layout" svg:width="0.106cm" svg:height="0.212cm" draw:transform="rotate (0.700924227600923) translate (17.063528774096cm 2.8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7.1323574361347cm 2.7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7.0712677672493cm 2.78213291077067cm)" svg:viewBox="0 0 107 213" svg:d="m46 0c-18 35-46 59-46 106 0 48 31 80 46 54 15 26 46-6 46-53 0-48-46-107-46-107zm61 0zm-107 213z">
            <text:p/>
          </draw:path>
          <draw:g>
            <draw:path draw:style-name="gr30" draw:text-style-name="P4" draw:layer="layout" svg:width="-0.106cm" svg:height="-0.212cm" svg:x="16.441cm" svg:y="2.817cm" svg:viewBox="0 0 -107 -213" svg:d="m46 0c-18 35-46 59-46 107 0 47 31 79 46 53 15 26 46-6 46-53 0-48-46-107-46-107zm61 0zm-107 213z">
              <text:p/>
            </draw:path>
            <draw:path draw:style-name="gr30" draw:text-style-name="P4" draw:layer="layout" svg:width="-0.106cm" svg:height="-0.212cm" svg:x="16.441cm" svg:y="2.816cm" svg:viewBox="0 0 -107 -213" svg:d="m46 0c-18 35-46 59-46 107 0 47 31 79 46 53 15 26 46-6 46-53 0-48-46-107-46-107zm61 0zm-107 213z">
              <text:p/>
            </draw:path>
            <draw:path draw:style-name="gr30" draw:text-style-name="P4" draw:layer="layout" svg:width="0.105cm" svg:height="0.213cm" draw:transform="rotate (1.79699099785336) translate (16.3922871272627cm 2.85261678968621cm)" svg:viewBox="0 0 106 214" svg:d="m45 0c-17 36-45 60-45 107s31 80 46 53c15 27 46-6 46-53-1-48-47-107-47-107zm61 0zm-106 214z">
              <text:p/>
            </draw:path>
            <draw:path draw:style-name="gr30" draw:text-style-name="P4" draw:layer="layout" svg:width="0.106cm" svg:height="0.212cm" draw:transform="rotate (0.700924227600923) translate (16.352528774096cm 2.8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4213574361347cm 2.7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3602677672493cm 2.78213291077067cm)" svg:viewBox="0 0 107 213" svg:d="m46 0c-18 35-46 59-46 106 0 48 31 80 46 54 15 26 46-6 46-53 0-48-46-107-46-107zm61 0zm-107 213z">
              <text:p/>
            </draw:path>
          </draw:g>
          <draw:g>
            <draw:path draw:style-name="gr30" draw:text-style-name="P4" draw:layer="layout" svg:width="-0.106cm" svg:height="-0.212cm" svg:x="16.84cm" svg:y="2.917cm" svg:viewBox="0 0 -107 -213" svg:d="m46 0c-18 35-46 59-46 107 0 47 31 79 46 53 15 26 46-6 46-53 0-48-46-107-46-107zm61 0zm-107 213z">
              <text:p/>
            </draw:path>
            <draw:path draw:style-name="gr30" draw:text-style-name="P4" draw:layer="layout" svg:width="-0.106cm" svg:height="-0.212cm" svg:x="16.84cm" svg:y="2.916cm" svg:viewBox="0 0 -107 -213" svg:d="m46 0c-18 35-46 59-46 107 0 47 31 79 46 53 15 26 46-6 46-53 0-48-46-107-46-107zm61 0zm-107 213z">
              <text:p/>
            </draw:path>
            <draw:path draw:style-name="gr30" draw:text-style-name="P4" draw:layer="layout" svg:width="0.105cm" svg:height="0.213cm" draw:transform="rotate (1.79699099785336) translate (16.7912871272627cm 2.95261678968621cm)" svg:viewBox="0 0 106 214" svg:d="m45 0c-17 36-45 60-45 107s31 80 46 53c15 27 46-6 46-53-1-48-47-107-47-107zm61 0zm-106 214z">
              <text:p/>
            </draw:path>
            <draw:path draw:style-name="gr30" draw:text-style-name="P4" draw:layer="layout" svg:width="0.106cm" svg:height="0.212cm" draw:transform="rotate (0.700924227600923) translate (16.751528774096cm 2.9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8203574361347cm 2.8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7592677672493cm 2.88213291077067cm)" svg:viewBox="0 0 107 213" svg:d="m46 0c-18 35-46 59-46 106 0 48 31 80 46 54 15 26 46-6 46-53 0-48-46-107-46-107zm61 0zm-107 213z">
              <text:p/>
            </draw:path>
          </draw:g>
          <draw:g>
            <draw:path draw:style-name="gr30" draw:text-style-name="P4" draw:layer="layout" svg:width="-0.106cm" svg:height="-0.212cm" svg:x="16.14cm" svg:y="2.817cm" svg:viewBox="0 0 -107 -213" svg:d="m46 0c-18 35-46 59-46 107 0 47 31 79 46 53 15 26 46-6 46-53 0-48-46-107-46-107zm61 0zm-107 213z">
              <text:p/>
            </draw:path>
            <draw:path draw:style-name="gr30" draw:text-style-name="P4" draw:layer="layout" svg:width="-0.106cm" svg:height="-0.212cm" svg:x="16.14cm" svg:y="2.816cm" svg:viewBox="0 0 -107 -213" svg:d="m46 0c-18 35-46 59-46 107 0 47 31 79 46 53 15 26 46-6 46-53 0-48-46-107-46-107zm61 0zm-107 213z">
              <text:p/>
            </draw:path>
            <draw:path draw:style-name="gr30" draw:text-style-name="P4" draw:layer="layout" svg:width="0.105cm" svg:height="0.213cm" draw:transform="rotate (1.79699099785336) translate (16.0912871272627cm 2.85261678968621cm)" svg:viewBox="0 0 106 214" svg:d="m45 0c-17 36-45 60-45 107s31 80 46 53c15 27 46-6 46-53-1-48-47-107-47-107zm61 0zm-106 214z">
              <text:p/>
            </draw:path>
            <draw:path draw:style-name="gr30" draw:text-style-name="P4" draw:layer="layout" svg:width="0.106cm" svg:height="0.212cm" draw:transform="rotate (0.700924227600923) translate (16.051528774096cm 2.8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1203574361347cm 2.7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0592677672493cm 2.78213291077067cm)" svg:viewBox="0 0 107 213" svg:d="m46 0c-18 35-46 59-46 106 0 48 31 80 46 54 15 26 46-6 46-53 0-48-46-107-46-107zm61 0zm-107 213z">
              <text:p/>
            </draw:path>
          </draw:g>
          <draw:g>
            <draw:path draw:style-name="gr30" draw:text-style-name="P4" draw:layer="layout" svg:width="-0.106cm" svg:height="-0.212cm" svg:x="16.74cm" svg:y="2.417cm" svg:viewBox="0 0 -107 -213" svg:d="m46 0c-18 35-46 59-46 107 0 47 31 79 46 53 15 26 46-6 46-53 0-48-46-107-46-107zm61 0zm-107 213z">
              <text:p/>
            </draw:path>
            <draw:path draw:style-name="gr30" draw:text-style-name="P4" draw:layer="layout" svg:width="-0.106cm" svg:height="-0.212cm" svg:x="16.74cm" svg:y="2.416cm" svg:viewBox="0 0 -107 -213" svg:d="m46 0c-18 35-46 59-46 107 0 47 31 79 46 53 15 26 46-6 46-53 0-48-46-107-46-107zm61 0zm-107 213z">
              <text:p/>
            </draw:path>
            <draw:path draw:style-name="gr30" draw:text-style-name="P4" draw:layer="layout" svg:width="0.105cm" svg:height="0.213cm" draw:transform="rotate (1.79699099785336) translate (16.6912871272627cm 2.45261678968621cm)" svg:viewBox="0 0 106 214" svg:d="m45 0c-17 36-45 60-45 107s31 80 46 53c15 27 46-6 46-53-1-48-47-107-47-107zm61 0zm-106 214z">
              <text:p/>
            </draw:path>
            <draw:path draw:style-name="gr30" draw:text-style-name="P4" draw:layer="layout" svg:width="0.106cm" svg:height="0.212cm" draw:transform="rotate (0.700924227600923) translate (16.651528774096cm 2.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7203574361347cm 2.3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6592677672493cm 2.38213291077067cm)" svg:viewBox="0 0 107 213" svg:d="m46 0c-18 35-46 59-46 106 0 48 31 80 46 54 15 26 46-6 46-53 0-48-46-107-46-107zm61 0zm-107 213z">
              <text:p/>
            </draw:path>
          </draw:g>
          <draw:g>
            <draw:path draw:style-name="gr30" draw:text-style-name="P4" draw:layer="layout" svg:width="-0.106cm" svg:height="-0.212cm" svg:x="16.24cm" svg:y="2.417cm" svg:viewBox="0 0 -107 -213" svg:d="m46 0c-18 35-46 59-46 107 0 47 31 79 46 53 15 26 46-6 46-53 0-48-46-107-46-107zm61 0zm-107 213z">
              <text:p/>
            </draw:path>
            <draw:path draw:style-name="gr30" draw:text-style-name="P4" draw:layer="layout" svg:width="-0.106cm" svg:height="-0.212cm" svg:x="16.24cm" svg:y="2.416cm" svg:viewBox="0 0 -107 -213" svg:d="m46 0c-18 35-46 59-46 107 0 47 31 79 46 53 15 26 46-6 46-53 0-48-46-107-46-107zm61 0zm-107 213z">
              <text:p/>
            </draw:path>
            <draw:path draw:style-name="gr30" draw:text-style-name="P4" draw:layer="layout" svg:width="0.105cm" svg:height="0.213cm" draw:transform="rotate (1.79699099785336) translate (16.1912871272627cm 2.45261678968621cm)" svg:viewBox="0 0 106 214" svg:d="m45 0c-17 36-45 60-45 107s31 80 46 53c15 27 46-6 46-53-1-48-47-107-47-107zm61 0zm-106 214z">
              <text:p/>
            </draw:path>
            <draw:path draw:style-name="gr30" draw:text-style-name="P4" draw:layer="layout" svg:width="0.106cm" svg:height="0.212cm" draw:transform="rotate (0.700924227600923) translate (16.151528774096cm 2.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2203574361347cm 2.3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1592677672493cm 2.38213291077067cm)" svg:viewBox="0 0 107 213" svg:d="m46 0c-18 35-46 59-46 106 0 48 31 80 46 54 15 26 46-6 46-53 0-48-46-107-46-107zm61 0zm-107 213z">
              <text:p/>
            </draw:path>
          </draw:g>
          <draw:g>
            <draw:path draw:style-name="gr30" draw:text-style-name="P4" draw:layer="layout" svg:width="-0.106cm" svg:height="-0.212cm" svg:x="16.741cm" svg:y="3.117cm" svg:viewBox="0 0 -107 -213" svg:d="m46 0c-18 35-46 59-46 107 0 47 31 79 46 53 15 26 46-6 46-53 0-48-46-107-46-107zm61 0zm-107 213z">
              <text:p/>
            </draw:path>
            <draw:path draw:style-name="gr30" draw:text-style-name="P4" draw:layer="layout" svg:width="-0.106cm" svg:height="-0.212cm" svg:x="16.741cm" svg:y="3.116cm" svg:viewBox="0 0 -107 -213" svg:d="m46 0c-18 35-46 59-46 107 0 47 31 79 46 53 15 26 46-6 46-53 0-48-46-107-46-107zm61 0zm-107 213z">
              <text:p/>
            </draw:path>
            <draw:path draw:style-name="gr30" draw:text-style-name="P4" draw:layer="layout" svg:width="0.105cm" svg:height="0.213cm" draw:transform="rotate (1.79699099785336) translate (16.6922871272627cm 3.15261678968621cm)" svg:viewBox="0 0 106 214" svg:d="m45 0c-17 36-45 60-45 107s31 80 46 53c15 27 46-6 46-53-1-48-47-107-47-107zm61 0zm-106 214z">
              <text:p/>
            </draw:path>
            <draw:path draw:style-name="gr30" draw:text-style-name="P4" draw:layer="layout" svg:width="0.106cm" svg:height="0.212cm" draw:transform="rotate (0.700924227600923) translate (16.652528774096cm 3.1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7213574361347cm 3.0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6602677672493cm 3.08213291077067cm)" svg:viewBox="0 0 107 213" svg:d="m46 0c-18 35-46 59-46 106 0 48 31 80 46 54 15 26 46-6 46-53 0-48-46-107-46-107zm61 0zm-107 213z">
              <text:p/>
            </draw:path>
          </draw:g>
          <draw:g>
            <draw:path draw:style-name="gr30" draw:text-style-name="P4" draw:layer="layout" svg:width="-0.106cm" svg:height="-0.212cm" svg:x="16.141cm" svg:y="3.017cm" svg:viewBox="0 0 -107 -213" svg:d="m46 0c-18 35-46 59-46 107 0 47 31 79 46 53 15 26 46-6 46-53 0-48-46-107-46-107zm61 0zm-107 213z">
              <text:p/>
            </draw:path>
            <draw:path draw:style-name="gr30" draw:text-style-name="P4" draw:layer="layout" svg:width="-0.106cm" svg:height="-0.212cm" svg:x="16.141cm" svg:y="3.016cm" svg:viewBox="0 0 -107 -213" svg:d="m46 0c-18 35-46 59-46 107 0 47 31 79 46 53 15 26 46-6 46-53 0-48-46-107-46-107zm61 0zm-107 213z">
              <text:p/>
            </draw:path>
            <draw:path draw:style-name="gr30" draw:text-style-name="P4" draw:layer="layout" svg:width="0.105cm" svg:height="0.213cm" draw:transform="rotate (1.79699099785336) translate (16.0922871272627cm 3.05261678968621cm)" svg:viewBox="0 0 106 214" svg:d="m45 0c-17 36-45 60-45 107s31 80 46 53c15 27 46-6 46-53-1-48-47-107-47-107zm61 0zm-106 214z">
              <text:p/>
            </draw:path>
            <draw:path draw:style-name="gr30" draw:text-style-name="P4" draw:layer="layout" svg:width="0.106cm" svg:height="0.212cm" draw:transform="rotate (0.700924227600923) translate (16.052528774096cm 3.0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6.1213574361347cm 2.9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6.0602677672493cm 2.98213291077067cm)" svg:viewBox="0 0 107 213" svg:d="m46 0c-18 35-46 59-46 106 0 48 31 80 46 54 15 26 46-6 46-53 0-48-46-107-46-107zm61 0zm-107 213z">
              <text:p/>
            </draw:path>
          </draw:g>
          <draw:g>
            <draw:path draw:style-name="gr30" draw:text-style-name="P4" draw:layer="layout" svg:width="-0.106cm" svg:height="-0.212cm" svg:x="14.941cm" svg:y="3.117cm" svg:viewBox="0 0 -107 -213" svg:d="m46 0c-18 35-46 59-46 107 0 47 31 79 46 53 15 26 46-6 46-53 0-48-46-107-46-107zm61 0zm-107 213z">
              <text:p/>
            </draw:path>
            <draw:path draw:style-name="gr30" draw:text-style-name="P4" draw:layer="layout" svg:width="-0.106cm" svg:height="-0.212cm" svg:x="14.941cm" svg:y="3.116cm" svg:viewBox="0 0 -107 -213" svg:d="m46 0c-18 35-46 59-46 107 0 47 31 79 46 53 15 26 46-6 46-53 0-48-46-107-46-107zm61 0zm-107 213z">
              <text:p/>
            </draw:path>
            <draw:path draw:style-name="gr30" draw:text-style-name="P4" draw:layer="layout" svg:width="0.105cm" svg:height="0.213cm" draw:transform="rotate (1.79699099785336) translate (14.8922871272627cm 3.15261678968621cm)" svg:viewBox="0 0 106 214" svg:d="m45 0c-17 36-45 60-45 107s31 80 46 53c15 27 46-6 46-53-1-48-47-107-47-107zm61 0zm-106 214z">
              <text:p/>
            </draw:path>
            <draw:path draw:style-name="gr30" draw:text-style-name="P4" draw:layer="layout" svg:width="0.106cm" svg:height="0.212cm" draw:transform="rotate (0.700924227600923) translate (14.852528774096cm 3.1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4.9213574361347cm 3.0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4.8602677672493cm 3.08213291077067cm)" svg:viewBox="0 0 107 213" svg:d="m46 0c-18 35-46 59-46 106 0 48 31 80 46 54 15 26 46-6 46-53 0-48-46-107-46-107zm61 0zm-107 213z">
              <text:p/>
            </draw:path>
          </draw:g>
          <draw:g>
            <draw:path draw:style-name="gr30" draw:text-style-name="P4" draw:layer="layout" svg:width="-0.106cm" svg:height="-0.212cm" svg:x="14.64cm" svg:y="3.117cm" svg:viewBox="0 0 -107 -213" svg:d="m46 0c-18 35-46 59-46 107 0 47 31 79 46 53 15 26 46-6 46-53 0-48-46-107-46-107zm61 0zm-107 213z">
              <text:p/>
            </draw:path>
            <draw:path draw:style-name="gr30" draw:text-style-name="P4" draw:layer="layout" svg:width="-0.106cm" svg:height="-0.212cm" svg:x="14.64cm" svg:y="3.116cm" svg:viewBox="0 0 -107 -213" svg:d="m46 0c-18 35-46 59-46 107 0 47 31 79 46 53 15 26 46-6 46-53 0-48-46-107-46-107zm61 0zm-107 213z">
              <text:p/>
            </draw:path>
            <draw:path draw:style-name="gr30" draw:text-style-name="P4" draw:layer="layout" svg:width="0.105cm" svg:height="0.213cm" draw:transform="rotate (1.79699099785336) translate (14.5912871272627cm 3.15261678968621cm)" svg:viewBox="0 0 106 214" svg:d="m45 0c-17 36-45 60-45 107s31 80 46 53c15 27 46-6 46-53-1-48-47-107-47-107zm61 0zm-106 214z">
              <text:p/>
            </draw:path>
            <draw:path draw:style-name="gr30" draw:text-style-name="P4" draw:layer="layout" svg:width="0.106cm" svg:height="0.212cm" draw:transform="rotate (0.700924227600923) translate (14.551528774096cm 3.1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4.6203574361347cm 3.0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4.5592677672493cm 3.08213291077067cm)" svg:viewBox="0 0 107 213" svg:d="m46 0c-18 35-46 59-46 106 0 48 31 80 46 54 15 26 46-6 46-53 0-48-46-107-46-107zm61 0zm-107 213z">
              <text:p/>
            </draw:path>
          </draw:g>
          <draw:g>
            <draw:path draw:style-name="gr30" draw:text-style-name="P4" draw:layer="layout" svg:width="-0.106cm" svg:height="-0.212cm" svg:x="15.24cm" svg:y="2.717cm" svg:viewBox="0 0 -107 -213" svg:d="m46 0c-18 35-46 59-46 107 0 47 31 79 46 53 15 26 46-6 46-53 0-48-46-107-46-107zm61 0zm-107 213z">
              <text:p/>
            </draw:path>
            <draw:path draw:style-name="gr30" draw:text-style-name="P4" draw:layer="layout" svg:width="-0.106cm" svg:height="-0.212cm" svg:x="15.24cm" svg:y="2.716cm" svg:viewBox="0 0 -107 -213" svg:d="m46 0c-18 35-46 59-46 107 0 47 31 79 46 53 15 26 46-6 46-53 0-48-46-107-46-107zm61 0zm-107 213z">
              <text:p/>
            </draw:path>
            <draw:path draw:style-name="gr30" draw:text-style-name="P4" draw:layer="layout" svg:width="0.105cm" svg:height="0.213cm" draw:transform="rotate (1.79699099785336) translate (15.1912871272627cm 2.75261678968621cm)" svg:viewBox="0 0 106 214" svg:d="m45 0c-17 36-45 60-45 107s31 80 46 53c15 27 46-6 46-53-1-48-47-107-47-107zm61 0zm-106 214z">
              <text:p/>
            </draw:path>
            <draw:path draw:style-name="gr30" draw:text-style-name="P4" draw:layer="layout" svg:width="0.106cm" svg:height="0.212cm" draw:transform="rotate (0.700924227600923) translate (15.151528774096cm 2.7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2203574361347cm 2.6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1592677672493cm 2.68213291077067cm)" svg:viewBox="0 0 107 213" svg:d="m46 0c-18 35-46 59-46 106 0 48 31 80 46 54 15 26 46-6 46-53 0-48-46-107-46-107zm61 0zm-107 213z">
              <text:p/>
            </draw:path>
          </draw:g>
          <draw:g>
            <draw:path draw:style-name="gr30" draw:text-style-name="P4" draw:layer="layout" svg:width="-0.106cm" svg:height="-0.212cm" svg:x="14.74cm" svg:y="2.717cm" svg:viewBox="0 0 -107 -213" svg:d="m46 0c-18 35-46 59-46 107 0 47 31 79 46 53 15 26 46-6 46-53 0-48-46-107-46-107zm61 0zm-107 213z">
              <text:p/>
            </draw:path>
            <draw:path draw:style-name="gr30" draw:text-style-name="P4" draw:layer="layout" svg:width="-0.106cm" svg:height="-0.212cm" svg:x="14.74cm" svg:y="2.716cm" svg:viewBox="0 0 -107 -213" svg:d="m46 0c-18 35-46 59-46 107 0 47 31 79 46 53 15 26 46-6 46-53 0-48-46-107-46-107zm61 0zm-107 213z">
              <text:p/>
            </draw:path>
            <draw:path draw:style-name="gr30" draw:text-style-name="P4" draw:layer="layout" svg:width="0.105cm" svg:height="0.213cm" draw:transform="rotate (1.79699099785336) translate (14.6912871272627cm 2.75261678968621cm)" svg:viewBox="0 0 106 214" svg:d="m45 0c-17 36-45 60-45 107s31 80 46 53c15 27 46-6 46-53-1-48-47-107-47-107zm61 0zm-106 214z">
              <text:p/>
            </draw:path>
            <draw:path draw:style-name="gr30" draw:text-style-name="P4" draw:layer="layout" svg:width="0.106cm" svg:height="0.212cm" draw:transform="rotate (0.700924227600923) translate (14.651528774096cm 2.7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4.7203574361347cm 2.6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4.6592677672493cm 2.68213291077067cm)" svg:viewBox="0 0 107 213" svg:d="m46 0c-18 35-46 59-46 106 0 48 31 80 46 54 15 26 46-6 46-53 0-48-46-107-46-107zm61 0zm-107 213z">
              <text:p/>
            </draw:path>
          </draw:g>
          <draw:g>
            <draw:path draw:style-name="gr30" draw:text-style-name="P4" draw:layer="layout" svg:width="-0.106cm" svg:height="-0.212cm" svg:x="15.241cm" svg:y="3.417cm" svg:viewBox="0 0 -107 -213" svg:d="m46 0c-18 35-46 59-46 107 0 47 31 79 46 53 15 26 46-6 46-53 0-48-46-107-46-107zm61 0zm-107 213z">
              <text:p/>
            </draw:path>
            <draw:path draw:style-name="gr30" draw:text-style-name="P4" draw:layer="layout" svg:width="-0.106cm" svg:height="-0.212cm" svg:x="15.241cm" svg:y="3.416cm" svg:viewBox="0 0 -107 -213" svg:d="m46 0c-18 35-46 59-46 107 0 47 31 79 46 53 15 26 46-6 46-53 0-48-46-107-46-107zm61 0zm-107 213z">
              <text:p/>
            </draw:path>
            <draw:path draw:style-name="gr30" draw:text-style-name="P4" draw:layer="layout" svg:width="0.105cm" svg:height="0.213cm" draw:transform="rotate (1.79699099785336) translate (15.1922871272627cm 3.45261678968621cm)" svg:viewBox="0 0 106 214" svg:d="m45 0c-17 36-45 60-45 107s31 80 46 53c15 27 46-6 46-53-1-48-47-107-47-107zm61 0zm-106 214z">
              <text:p/>
            </draw:path>
            <draw:path draw:style-name="gr30" draw:text-style-name="P4" draw:layer="layout" svg:width="0.106cm" svg:height="0.212cm" draw:transform="rotate (0.700924227600923) translate (15.152528774096cm 3.4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5.2213574361347cm 3.3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5.1602677672492cm 3.38213291077067cm)" svg:viewBox="0 0 107 213" svg:d="m46 0c-18 35-46 59-46 106 0 48 31 80 46 54 15 26 46-6 46-53 0-48-46-107-46-107zm61 0zm-107 213z">
              <text:p/>
            </draw:path>
          </draw:g>
          <draw:g>
            <draw:path draw:style-name="gr30" draw:text-style-name="P4" draw:layer="layout" svg:width="-0.106cm" svg:height="-0.212cm" svg:x="14.641cm" svg:y="3.317cm" svg:viewBox="0 0 -107 -213" svg:d="m46 0c-18 35-46 59-46 107 0 47 31 79 46 53 15 26 46-6 46-53 0-48-46-107-46-107zm61 0zm-107 213z">
              <text:p/>
            </draw:path>
            <draw:path draw:style-name="gr30" draw:text-style-name="P4" draw:layer="layout" svg:width="-0.106cm" svg:height="-0.212cm" svg:x="14.641cm" svg:y="3.316cm" svg:viewBox="0 0 -107 -213" svg:d="m46 0c-18 35-46 59-46 107 0 47 31 79 46 53 15 26 46-6 46-53 0-48-46-107-46-107zm61 0zm-107 213z">
              <text:p/>
            </draw:path>
            <draw:path draw:style-name="gr30" draw:text-style-name="P4" draw:layer="layout" svg:width="0.105cm" svg:height="0.213cm" draw:transform="rotate (1.79699099785336) translate (14.5922871272627cm 3.35261678968621cm)" svg:viewBox="0 0 106 214" svg:d="m45 0c-17 36-45 60-45 107s31 80 46 53c15 27 46-6 46-53-1-48-47-107-47-107zm61 0zm-106 214z">
              <text:p/>
            </draw:path>
            <draw:path draw:style-name="gr30" draw:text-style-name="P4" draw:layer="layout" svg:width="0.106cm" svg:height="0.212cm" draw:transform="rotate (0.700924227600923) translate (14.552528774096cm 3.33994093205918cm)" svg:viewBox="0 0 107 213" svg:d="m46 0c-18 36-46 59-46 107 0 47 31 79 46 53 15 26 46-6 46-53-1-48-46-107-46-107zm61 0zm-107 213z">
              <text:p/>
            </draw:path>
            <draw:path draw:style-name="gr30" draw:text-style-name="P4" draw:layer="layout" svg:width="0.106cm" svg:height="0.212cm" draw:transform="rotate (-2.0011945203367) translate (14.6213574361347cm 3.27247958423081cm)" svg:viewBox="0 0 107 213" svg:d="m46 0c-18 35-46 59-46 106 0 48 31 80 46 54 15 26 46-6 46-53 0-48-46-107-46-107zm61 0zm-107 213z">
              <text:p/>
            </draw:path>
            <draw:path draw:style-name="gr30" draw:text-style-name="P4" draw:layer="layout" svg:width="0.106cm" svg:height="0.212cm" draw:transform="rotate (-0.843866693339259) translate (14.5602677672493cm 3.28213291077067cm)" svg:viewBox="0 0 107 213" svg:d="m46 0c-18 35-46 59-46 106 0 48 31 80 46 54 15 26 46-6 46-53 0-48-46-107-46-107zm61 0zm-107 213z">
              <text:p/>
            </draw:path>
          </draw:g>
        </draw:g>
        <draw:g>
          <draw:custom-shape draw:style-name="gr31" draw:text-style-name="P4" draw:layer="layout" svg:width="1.3cm" svg:height="0.8cm" svg:x="8.9cm" svg:y="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4" draw:layer="layout" svg:width="0.8cm" svg:height="0.5cm" svg:x="9cm" svg:y="6.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4" draw:layer="layout" svg:width="1.3cm" svg:height="0.8cm" draw:transform="rotate (-0.150970980297509) translate (10.115cm 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1" draw:text-style-name="P4" draw:layer="layout" svg:width="0.8cm" svg:height="0.5cm" draw:transform="rotate (-0.150970980297509) translate (10.251cm 7.12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32" draw:text-style-name="P4" draw:layer="layout" svg:width="1.721cm" svg:height="0.503cm" draw:transform="rotate (-1.06273098153935) translate (9.53106348562505cm 7.54129418538664cm)" svg:viewBox="0 0 1722 504" svg:d="m0 4c122-15 241 21 362 33 112 11 1360 467 1360 467">
            <text:p/>
          </draw:path>
          <draw:path draw:style-name="gr32" draw:text-style-name="P4" draw:layer="layout" svg:width="1.905cm" svg:height="0.655cm" draw:transform="skewX (-0.557632696012188) rotate (0.737576141892804) translate (9.18405832517627cm 9.08062595754416cm)" svg:viewBox="0 0 1906 656" svg:d="m1906 4c-134-18-267 28-400 44-125 15-1506 608-1506 608">
            <text:p/>
          </draw:path>
          <draw:polygon draw:style-name="gr33" draw:text-style-name="P4" draw:layer="layout" svg:width="0.699cm" svg:height="1.399cm" svg:x="9.5cm" svg:y="7.9cm" svg:viewBox="0 0 700 1400" draw:points="600,1400 500,1200 300,1200 100,1100 300,1000 0,900 200,900 0,500 200,600 0,200 200,300 200,0 300,200 400,200 300,400 500,500 300,600 500,700 400,900 600,900 500,1200 700,1300 700,1400">
            <text:p/>
          </draw:polygon>
          <draw:polygon draw:style-name="gr33" draw:text-style-name="P4" draw:layer="layout" svg:width="0.299cm" svg:height="1.399cm" draw:transform="rotate (-0.530929158456676) translate (10.6092842525544cm 7.991148251589cm)" svg:viewBox="0 0 300 1400" draw:points="43,1400 171,1300 171,1200 257,1100 171,1000 300,900 214,900 300,500 214,600 300,200 214,300 214,0 171,200 129,200 171,400 86,500 171,600 86,700 129,900 43,900 129,1200 0,1300 0,1400">
            <text:p/>
          </draw:polygon>
          <draw:polygon draw:style-name="gr33" draw:text-style-name="P4" draw:layer="layout" svg:width="0.199cm" svg:height="1.399cm" svg:x="9.6cm" svg:y="7.9cm" svg:viewBox="0 0 200 1400" draw:points="171,1400 86,1300 86,1200 29,1100 86,1000 0,900 57,900 0,500 57,600 0,200 57,300 57,0 86,200 114,200 86,400 143,500 86,600 143,700 114,900 171,900 114,1200 200,1300 200,1400">
            <text:p/>
          </draw:polygon>
        </draw:g>
      </draw:page>
      <draw:page draw:name="page8" draw:style-name="dp1" draw:master-page-name="標準">
        <draw:polygon draw:style-name="gr34" draw:text-style-name="P4" draw:layer="layout" svg:width="7.299cm" svg:height="2.599cm" svg:x="12.1cm" svg:y="5.6cm" svg:viewBox="0 0 7300 2600" draw:points="100,2600 7300,2600 7300,1700 6400,1100 5800,0 3400,0 1900,900 0,1500 0,2300">
          <text:p/>
        </draw:polygon>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custom-shape draw:style-name="gr4" draw:text-style-name="P4" draw:layer="layout" svg:width="1.487cm" svg:height="1.487cm" svg:x="5.961cm" svg:y="4.70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5" draw:text-style-name="P8" draw:layer="layout" svg:width="2.233cm" svg:height="0.886cm" svg:x="6.043cm" svg:y="9.414cm">
          <draw:text-box>
            <text:p><text:span text:style-name="T5">じぶん</text:span></text:p>
          </draw:text-box>
        </draw:frame>
        <draw:custom-shape draw:style-name="gr10" draw:text-style-name="P7" draw:layer="layout" svg:width="3.8cm" svg:height="1.3cm" svg:x="1.1cm" svg:y="6.7cm">
          <text:p text:style-name="P4"><text:span text:style-name="T5">わたろう</text:span></text:p>
          <draw:enhanced-geometry svg:viewBox="0 0 21600 21600" draw:text-areas="800 800 20800 20800" draw:type="round-rectangular-callout" draw:modifiers="23475.2959747435 -22048.27056110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8" draw:layer="layout" svg:width="2.653cm" svg:height="0.963cm" svg:x="1.421cm" svg:y="1.2cm">
          <draw:text-box>
            <text:p><text:span text:style-name="T5">(</text:span><text:span text:style-name="T5">きのう）</text:span></text:p>
          </draw:text-box>
        </draw:frame>
        <draw:polyline draw:style-name="gr7" draw:text-style-name="P4" draw:layer="layout" svg:width="3.665cm" svg:height="2.357cm" draw:transform="skewX (0.000174532925199432) rotate (-1.67028009415857) translate (7.64672359725017cm 4.69164782305553cm)" svg:viewBox="0 0 3666 2358" draw:points="3666,0 1603,953 1455,1964 0,2358">
          <text:p/>
        </draw:polyline>
        <draw:polyline draw:style-name="gr7" draw:text-style-name="P4" draw:layer="layout" svg:width="1.501cm" svg:height="1.232cm" draw:transform="skewX (-0.000698131700797789) rotate (1.03009332452705) translate (5.84869133489856cm 9.04893321527722cm)" svg:viewBox="0 0 1502 1233" draw:points="0,227 1502,0 410,1233">
          <text:p/>
        </draw:polyline>
        <draw:line draw:style-name="gr7" draw:text-style-name="P4" draw:layer="layout" svg:x1="6.622cm" svg:y1="6.274cm" svg:x2="6.622cm" svg:y2="7.678cm">
          <text:p/>
        </draw:line>
        <draw:custom-shape draw:style-name="gr36" draw:text-style-name="P4" draw:layer="layout" svg:width="4.6cm" svg:height="1.6cm" svg:x="5.4cm" svg:y="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0.001cm" svg:height="0.1cm" svg:x="11.4cm" svg:y="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 draw:layer="layout" svg:width="1.2cm" svg:height="1.2cm" svg:x="8.5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1.2cm" svg:height="1.2cm" svg:x="7.1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1.2cm" svg:height="1.2cm" svg:x="5.7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 draw:layer="layout" svg:width="4.6cm" svg:height="1.6cm" svg:x="11.3cm" svg:y="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 draw:layer="layout" svg:width="1.2cm" svg:height="1.2cm" svg:x="14.4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1.2cm" svg:height="1.2cm" svg:x="13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1.2cm" svg:height="1.2cm" svg:x="11.6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3.8cm" svg:height="1.3cm" svg:x="15.7cm" svg:y="3.8cm">
          <text:p text:style-name="P4"><text:span text:style-name="T5">とまろう</text:span></text:p>
          <draw:enhanced-geometry svg:viewBox="0 0 21600 21600" draw:text-areas="800 800 20800 20800" draw:type="round-rectangular-callout" draw:modifiers="3977.90055248619 32474.71176018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2" draw:text-style-name="P4" draw:layer="layout" svg:width="1.2cm" svg:height="1.2cm" svg:x="13.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 draw:layer="layout" svg:width="1.2cm" svg:height="1.2cm" svg:x="17.6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8cm" svg:height="0.8cm" svg:x="13.3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8cm" svg:height="0.8cm" svg:x="17.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4" draw:layer="layout" svg:width="2.399cm" svg:height="1.099cm" svg:x="14.4cm" svg:y="5.8cm" svg:viewBox="0 0 2400 1100" draw:points="0,800 1100,0 2300,0 2400,1000 400,1100">
          <text:p/>
        </draw:polygon>
        <draw:polygon draw:style-name="gr43" draw:text-style-name="P4" draw:layer="layout" svg:width="0.899cm" svg:height="0.999cm" svg:x="17cm" svg:y="5.8cm" svg:viewBox="0 0 900 1000" draw:points="0,0 100,1000 900,1000 700,0">
          <text:p/>
        </draw:polygon>
        <draw:custom-shape draw:style-name="gr4" draw:text-style-name="P4" draw:layer="layout" svg:width="1.1cm" svg:height="1.1cm" svg:x="15.6cm" svg:y="5.78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7" draw:layer="layout" svg:width="3.8cm" svg:height="1.3cm" svg:x="1.1cm" svg:y="6.7cm">
          <text:p text:style-name="P4"><text:span text:style-name="T5">わたろう</text:span></text:p>
          <draw:enhanced-geometry svg:viewBox="0 0 21600 21600" draw:text-areas="800 800 20800 20800" draw:type="round-rectangular-callout" draw:modifiers="23475.2959747435 -22048.270561106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2cm" svg:height="0.8cm" svg:x="3cm" svg:y="2.4cm">
          <text:p text:style-name="P4"><text:span text:style-name="T5">あお</text:span></text:p>
          <draw:enhanced-geometry svg:viewBox="0 0 21600 21600" draw:text-areas="800 800 20800 20800" draw:type="round-rectangular-callout" draw:modifiers="31271.964017991 20251.68539325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2cm" svg:height="0.8cm" svg:x="12.9cm" svg:y="1.5cm">
          <text:p text:style-name="P4"><text:span text:style-name="T5">あか</text:span></text:p>
          <draw:enhanced-geometry svg:viewBox="0 0 21600 21600" draw:text-areas="800 800 20800 20800" draw:type="round-rectangular-callout" draw:modifiers="24039.580209895 43415.73033707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9" draw:style-name="dp1" draw:master-page-name="標準">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custom-shape draw:style-name="gr4" draw:text-style-name="P4" draw:layer="layout" svg:width="2.4cm" svg:height="2.4cm" svg:x="9.3cm" svg:y="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6" draw:text-style-name="P8" draw:layer="layout" svg:width="3.431cm" svg:height="0.9cm" svg:x="10.3cm" svg:y="9.2cm">
          <draw:text-box>
            <text:p><text:span text:style-name="T5">おかあさん</text:span></text:p>
          </draw:text-box>
        </draw:frame>
        <draw:frame draw:style-name="gr1" draw:text-style-name="P10" draw:layer="layout" svg:width="4.312cm" svg:height="0.963cm" svg:x="1.421cm" svg:y="1.2cm">
          <draw:text-box>
            <text:p><text:span text:style-name="T6">(</text:span><text:span text:style-name="T6">ちいさいころ）</text:span></text:p>
          </draw:text-box>
        </draw:frame>
        <draw:polyline draw:style-name="gr7" draw:text-style-name="P4" draw:layer="layout" svg:width="0.357cm" svg:height="0.586cm" draw:transform="rotate (-1.67045462708377) translate (12.1cm 5.4cm)" svg:viewBox="0 0 358 587" draw:points="358,567 0,0 159,587">
          <text:p/>
        </draw:polyline>
        <draw:polyline draw:style-name="gr7" draw:text-style-name="P4" draw:layer="layout" svg:width="0.668cm" svg:height="0.359cm" draw:transform="rotate (1.03044239037745) translate (11.3911652875317cm 7.01472670925129cm)" svg:viewBox="0 0 669 360" draw:points="17,0 669,309 0,360">
          <text:p/>
        </draw:polyline>
        <draw:line draw:style-name="gr7" draw:text-style-name="P4" draw:layer="layout" svg:x1="12.1cm" svg:y1="5.5cm" svg:x2="12cm" svg:y2="6.6cm">
          <text:p/>
        </draw:line>
        <draw:polyline draw:style-name="gr7" draw:text-style-name="P4" draw:layer="layout" svg:width="1.472cm" svg:height="1.352cm" draw:transform="rotate (-1.67045462708377) translate (11.6930603896029cm 5.46929879251943cm)" svg:viewBox="0 0 1473 1353" draw:points="1473,1353 935,0 0,697 637,30 1343,1065">
          <text:p/>
        </draw:polyline>
        <draw:polyline draw:style-name="gr7" draw:text-style-name="P4" draw:layer="layout" svg:width="1.817cm" svg:height="1.491cm" draw:transform="rotate (1.03044239037745) translate (10.0647988337882cm 8.75890027159278cm)" svg:viewBox="0 0 1818 1492" draw:points="0,274 1818,0 497,1492">
          <text:p/>
        </draw:polyline>
        <draw:line draw:style-name="gr7" draw:text-style-name="P4" draw:layer="layout" svg:x1="11cm" svg:y1="5.4cm" svg:x2="11cm" svg:y2="7.1cm">
          <text:p/>
        </draw:line>
        <draw:g>
          <draw:custom-shape draw:style-name="gr13" draw:text-style-name="P4" draw:layer="layout" svg:width="1.425cm" svg:height="1.425cm" svg:x="11.475cm" svg:y="3.9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4" draw:layer="layout" svg:width="0.525cm" svg:height="0.225cm" draw:transform="rotate (-0.317649923862968) translate (11.748cm 4.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2cm" svg:height="0.2cm" svg:x="11.7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4" draw:layer="layout" svg:width="0.2cm" svg:height="0.2cm" svg:x="12.1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 draw:text-style-name="P8" draw:layer="layout" svg:width="2.233cm" svg:height="0.9cm" svg:x="12.169cm" svg:y="6.7cm">
          <draw:text-box>
            <text:p><text:span text:style-name="T5">じぶん</text:span></text:p>
          </draw:text-box>
        </draw:frame>
      </draw:page>
      <draw:page draw:name="page10" draw:style-name="dp1" draw:master-page-name="標準">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frame draw:style-name="gr35" draw:text-style-name="P8" draw:layer="layout" svg:width="2.233cm" svg:height="0.886cm" svg:x="15.667cm" svg:y="9.5cm">
          <draw:text-box>
            <text:p><text:span text:style-name="T5">じぶん</text:span></text:p>
          </draw:text-box>
        </draw:frame>
        <draw:frame draw:style-name="gr1" draw:text-style-name="P8" draw:layer="layout" svg:width="4.545cm" svg:height="0.963cm" svg:x="0.855cm" svg:y="1.137cm">
          <draw:text-box>
            <text:p><text:span text:style-name="T5">(</text:span><text:span text:style-name="T5">たいふうのひ）</text:span></text:p>
          </draw:text-box>
        </draw:frame>
        <draw:g>
          <draw:custom-shape draw:style-name="gr4" draw:text-style-name="P4" draw:layer="layout" svg:width="1.487cm" svg:height="1.487cm" svg:x="14.88cm" svg:y="4.974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7" draw:text-style-name="P4" draw:layer="layout" svg:width="2.062cm" svg:height="2.024cm" draw:transform="skewX (0.000174532925199438) rotate (-1.67028009415857) translate (16.4069283292408cm 6.55588291120136cm)" svg:viewBox="0 0 2063 2025" draw:points="2063,0 0,954 1351,2016 247,2025">
            <text:p/>
          </draw:polyline>
          <draw:polyline draw:style-name="gr7" draw:text-style-name="P4" draw:layer="layout" svg:width="1.501cm" svg:height="1.232cm" draw:transform="skewX (-0.000698131700797789) rotate (1.03009332452705) translate (14.7676913348986cm 9.31793321527722cm)" svg:viewBox="0 0 1502 1233" draw:points="0,227 1502,0 410,1233">
            <text:p/>
          </draw:polyline>
          <draw:line draw:style-name="gr7" draw:text-style-name="P4" draw:layer="layout" svg:x1="15.541cm" svg:y1="6.543cm" svg:x2="15.541cm" svg:y2="7.947cm">
            <text:p/>
          </draw:line>
        </draw:g>
        <draw:g>
          <draw:line draw:style-name="gr45" draw:text-style-name="P4" draw:layer="layout" svg:x1="12.372cm" svg:y1="3.085cm" svg:x2="14.451cm" svg:y2="7.3cm">
            <text:p/>
          </draw:line>
          <draw:path draw:style-name="gr46" draw:text-style-name="P4" draw:layer="layout" svg:width="8.099cm" svg:height="2.099cm" draw:transform="rotate (0.458148928648511) translate (8.73775020606038cm 5.21118897078366cm)" svg:viewBox="0 0 8100 2100" svg:d="m0 2100c900-1300 2400-1800 4200-2100 1900 300 3200 800 3900 2000-600-167-652-344-1200-300s-767 200-1200 400c-367-267-856-429-1400-500s-1200 300-1700 400c-500-100-300-200-1000-300s-1033 200-1600 400z">
            <text:p/>
          </draw:path>
          <draw:path draw:style-name="gr7" draw:text-style-name="P4" draw:layer="layout" svg:width="2.522cm" svg:height="0.661cm" draw:transform="rotate (1.52733762842024) translate (11.6443968940244cm 5.88964089681071cm)" svg:viewBox="0 0 2523 662" svg:d="m0 220c390-328 1508-370 2523 442">
            <text:p/>
          </draw:path>
          <draw:path draw:style-name="gr7" draw:text-style-name="P4" draw:layer="layout" svg:width="0.969cm" svg:height="2.228cm" draw:transform="rotate (1.52733762842024) translate (12.5078026571961cm 4.3870584876753cm)" svg:viewBox="0 0 970 2229" svg:d="m0 2229c390-328 1114-1296 945-2229">
            <text:p/>
          </draw:path>
        </draw:g>
        <draw:line draw:style-name="gr47" draw:text-style-name="P4" draw:layer="layout" svg:x1="4.4cm" svg:y1="2.9cm" svg:x2="8.7cm" svg:y2="5.6cm">
          <text:p/>
        </draw:line>
        <draw:line draw:style-name="gr47" draw:text-style-name="P4" draw:layer="layout" svg:x1="5.9cm" svg:y1="2.9cm" svg:x2="10.2cm" svg:y2="5.6cm">
          <text:p/>
        </draw:line>
        <draw:line draw:style-name="gr47" draw:text-style-name="P4" draw:layer="layout" svg:x1="5.8cm" svg:y1="1.5cm" svg:x2="10.1cm" svg:y2="4.2cm">
          <text:p/>
        </draw:line>
        <draw:line draw:style-name="gr47" draw:text-style-name="P4" draw:layer="layout" svg:x1="7.3cm" svg:y1="1.5cm" svg:x2="11.6cm" svg:y2="4.2cm">
          <text:p/>
        </draw:line>
        <draw:line draw:style-name="gr47" draw:text-style-name="P4" draw:layer="layout" svg:x1="8.5cm" svg:y1="0.7cm" svg:x2="12.8cm" svg:y2="3.4cm">
          <text:p/>
        </draw:line>
        <draw:line draw:style-name="gr47" draw:text-style-name="P4" draw:layer="layout" svg:x1="10cm" svg:y1="0.7cm" svg:x2="14.3cm" svg:y2="3.4cm">
          <text:p/>
        </draw:line>
        <draw:line draw:style-name="gr47" draw:text-style-name="P4" draw:layer="layout" svg:x1="3.2cm" svg:y1="4.8cm" svg:x2="10.7cm" svg:y2="9.3cm">
          <text:p/>
        </draw:line>
        <draw:line draw:style-name="gr47" draw:text-style-name="P4" draw:layer="layout" svg:x1="11cm" svg:y1="0cm" svg:x2="18.5cm" svg:y2="4.5cm">
          <text:p/>
        </draw:line>
        <draw:line draw:style-name="gr47" draw:text-style-name="P4" draw:layer="layout" svg:x1="5.3cm" svg:y1="4.7cm" svg:x2="12.8cm" svg:y2="9.2cm">
          <text:p/>
        </draw:line>
        <draw:line draw:style-name="gr47" draw:text-style-name="P4" draw:layer="layout" svg:x1="1.9cm" svg:y1="5.4cm" svg:x2="9.4cm" svg:y2="9.9cm">
          <text:p/>
        </draw:line>
        <draw:line draw:style-name="gr47" draw:text-style-name="P4" draw:layer="layout" svg:x1="15.5cm" svg:y1="1.4cm" svg:x2="19.8cm" svg:y2="4.1cm">
          <text:p/>
        </draw:line>
      </draw:page>
      <draw:page draw:name="page11" draw:style-name="dp1" draw:master-page-name="標準">
        <draw:g>
          <draw:custom-shape draw:style-name="gr3" draw:text-style-name="P4" draw:layer="layout" svg:width="2.285cm" svg:height="1.343cm" svg:x="17.329cm" svg:y="9.014cm">
            <text:p/>
            <draw:enhanced-geometry svg:viewBox="0 0 21600 21600" draw:type="rectangle" draw:enhanced-path="M 0 0 L 21600 0 21600 21600 0 21600 0 0 Z N"/>
          </draw:custom-shape>
          <draw:polygon draw:style-name="gr3" draw:text-style-name="P4" draw:layer="layout" svg:width="1.685cm" svg:height="0.913cm" svg:x="17.729cm" svg:y="8.1cm" svg:viewBox="0 0 1686 914" draw:points="0,914 0,514 886,0 1686,514 1686,914">
            <text:p/>
          </draw:polygon>
          <draw:custom-shape draw:style-name="gr3" draw:text-style-name="P4" draw:layer="layout" svg:width="1.543cm" svg:height="0.743cm" svg:x="17.1cm" svg:y="9.671cm">
            <text:p/>
            <draw:enhanced-geometry svg:viewBox="0 0 21600 21600" draw:type="rectangle" draw:enhanced-path="M 0 0 L 21600 0 21600 21600 0 21600 0 0 Z N"/>
          </draw:custom-shape>
          <draw:custom-shape draw:style-name="gr3" draw:text-style-name="P4" draw:layer="layout" svg:width="0.657cm" svg:height="0.657cm" svg:x="18.272cm" svg:y="8.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 draw:text-style-name="P4" draw:layer="layout" svg:width="-0.142cm" svg:height="-0.399cm" svg:x="18.729cm" svg:y="8.814cm" svg:viewBox="0 0 -143 -400" draw:points="0,0 143,143 143,400">
            <text:p/>
          </draw:polyline>
          <draw:line draw:style-name="gr7" draw:text-style-name="P4" draw:layer="layout" svg:x1="17.586cm" svg:y1="8.7cm" svg:x2="18.615cm" svg:y2="8.1cm">
            <text:p/>
          </draw:line>
          <draw:line draw:style-name="gr7" draw:text-style-name="P4" draw:layer="layout" svg:x1="19.614cm" svg:y1="8.757cm" svg:x2="18.614cm" svg:y2="8.1cm">
            <text:p/>
          </draw:line>
          <draw:custom-shape draw:style-name="gr3" draw:text-style-name="P4" draw:layer="layout" svg:width="0.514cm" svg:height="0.257cm" svg:x="17.472cm" svg:y="9.214cm">
            <text:p/>
            <draw:enhanced-geometry svg:viewBox="0 0 21600 21600" draw:type="rectangle" draw:enhanced-path="M 0 0 L 21600 0 21600 21600 0 21600 0 0 Z N"/>
          </draw:custom-shape>
          <draw:custom-shape draw:style-name="gr3" draw:text-style-name="P4" draw:layer="layout" svg:width="0.257cm" svg:height="0.257cm" svg:x="17.472cm" svg:y="9.214cm">
            <text:p/>
            <draw:enhanced-geometry svg:viewBox="0 0 21600 21600" draw:type="rectangle" draw:enhanced-path="M 0 0 L 21600 0 21600 21600 0 21600 0 0 Z N"/>
          </draw:custom-shape>
          <draw:custom-shape draw:style-name="gr3" draw:text-style-name="P4" draw:layer="layout" svg:width="0.515cm" svg:height="0.257cm" svg:x="18.157cm" svg:y="9.214cm">
            <text:p/>
            <draw:enhanced-geometry svg:viewBox="0 0 21600 21600" draw:type="rectangle" draw:enhanced-path="M 0 0 L 21600 0 21600 21600 0 21600 0 0 Z N"/>
          </draw:custom-shape>
          <draw:custom-shape draw:style-name="gr3" draw:text-style-name="P4" draw:layer="layout" svg:width="0.257cm" svg:height="0.257cm" svg:x="18.157cm" svg:y="9.214cm">
            <text:p/>
            <draw:enhanced-geometry svg:viewBox="0 0 21600 21600" draw:type="rectangle" draw:enhanced-path="M 0 0 L 21600 0 21600 21600 0 21600 0 0 Z N"/>
          </draw:custom-shape>
          <draw:custom-shape draw:style-name="gr3" draw:text-style-name="P4" draw:layer="layout" svg:width="0.515cm" svg:height="0.257cm" svg:x="18.814cm" svg:y="9.214cm">
            <text:p/>
            <draw:enhanced-geometry svg:viewBox="0 0 21600 21600" draw:type="rectangle" draw:enhanced-path="M 0 0 L 21600 0 21600 21600 0 21600 0 0 Z N"/>
          </draw:custom-shape>
          <draw:custom-shape draw:style-name="gr3" draw:text-style-name="P4" draw:layer="layout" svg:width="0.258cm" svg:height="0.257cm" svg:x="18.814cm" svg:y="9.214cm">
            <text:p/>
            <draw:enhanced-geometry svg:viewBox="0 0 21600 21600" draw:type="rectangle" draw:enhanced-path="M 0 0 L 21600 0 21600 21600 0 21600 0 0 Z N"/>
          </draw:custom-shape>
          <draw:custom-shape draw:style-name="gr3" draw:text-style-name="P4" draw:layer="layout" svg:width="0.486cm" svg:height="0.743cm" svg:x="19.357cm" svg:y="9.671cm">
            <text:p/>
            <draw:enhanced-geometry svg:viewBox="0 0 21600 21600" draw:type="rectangle" draw:enhanced-path="M 0 0 L 21600 0 21600 21600 0 21600 0 0 Z N"/>
          </draw:custom-shape>
          <draw:custom-shape draw:style-name="gr22" draw:text-style-name="P4" draw:layer="layout" svg:width="0.714cm" svg:height="0.6cm" svg:x="18.643cm" svg:y="9.786cm">
            <text:p/>
            <draw:enhanced-geometry svg:viewBox="0 0 21600 21600" draw:type="rectangle" draw:enhanced-path="M 0 0 L 21600 0 21600 21600 0 21600 0 0 Z N"/>
          </draw:custom-shape>
          <draw:custom-shape draw:style-name="gr22" draw:text-style-name="P4" draw:layer="layout" svg:width="0.085cm" svg:height="0.486cm" svg:x="18.672cm" svg:y="9.843cm">
            <text:p/>
            <draw:enhanced-geometry svg:viewBox="0 0 21600 21600" draw:type="rectangle" draw:enhanced-path="M 0 0 L 21600 0 21600 21600 0 21600 0 0 Z N"/>
          </draw:custom-shape>
          <draw:custom-shape draw:style-name="gr22" draw:text-style-name="P4" draw:layer="layout" svg:width="0.086cm" svg:height="0.486cm" svg:x="18.786cm" svg:y="9.843cm">
            <text:p/>
            <draw:enhanced-geometry svg:viewBox="0 0 21600 21600" draw:type="rectangle" draw:enhanced-path="M 0 0 L 21600 0 21600 21600 0 21600 0 0 Z N"/>
          </draw:custom-shape>
          <draw:custom-shape draw:style-name="gr22" draw:text-style-name="P4" draw:layer="layout" svg:width="0.086cm" svg:height="0.486cm" svg:x="18.9cm" svg:y="9.843cm">
            <text:p/>
            <draw:enhanced-geometry svg:viewBox="0 0 21600 21600" draw:type="rectangle" draw:enhanced-path="M 0 0 L 21600 0 21600 21600 0 21600 0 0 Z N"/>
          </draw:custom-shape>
          <draw:custom-shape draw:style-name="gr22" draw:text-style-name="P4" draw:layer="layout" svg:width="0.086cm" svg:height="0.486cm" svg:x="19.014cm" svg:y="9.843cm">
            <text:p/>
            <draw:enhanced-geometry svg:viewBox="0 0 21600 21600" draw:type="rectangle" draw:enhanced-path="M 0 0 L 21600 0 21600 21600 0 21600 0 0 Z N"/>
          </draw:custom-shape>
          <draw:custom-shape draw:style-name="gr22" draw:text-style-name="P4" draw:layer="layout" svg:width="0.085cm" svg:height="0.486cm" svg:x="19.129cm" svg:y="9.843cm">
            <text:p/>
            <draw:enhanced-geometry svg:viewBox="0 0 21600 21600" draw:type="rectangle" draw:enhanced-path="M 0 0 L 21600 0 21600 21600 0 21600 0 0 Z N"/>
          </draw:custom-shape>
          <draw:custom-shape draw:style-name="gr22" draw:text-style-name="P4" draw:layer="layout" svg:width="0.086cm" svg:height="0.486cm" svg:x="19.243cm" svg:y="9.843cm">
            <text:p/>
            <draw:enhanced-geometry svg:viewBox="0 0 21600 21600" draw:type="rectangle" draw:enhanced-path="M 0 0 L 21600 0 21600 21600 0 21600 0 0 Z N"/>
          </draw:custom-shape>
          <draw:custom-shape draw:style-name="gr3" draw:text-style-name="P4" draw:layer="layout" svg:width="0.085cm" svg:height="0.086cm" svg:x="18.672cm" svg:y="1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086cm" svg:height="0.086cm" svg:x="19.243cm" svg:y="1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 draw:text-style-name="P4" draw:layer="layout" svg:width="0.442cm" svg:height="0.211cm" svg:x="19.029cm" svg:y="10.288cm" svg:viewBox="0 0 443 212" svg:d="m321 29c64 0 114 31 114 71 3 15 15 77 0 100-4 6-20-55-29-57-9-3 7 40 0 57-2 6-26-3-28 0-11 5 19-47 0-57-13-6-48 2-57 0-1 1-20 45-29 57-11 16-14 0-29 0-5 1 6-12 0-28-4-12-25-29-28-29-4 3 27 16 28 29s-26 25-28 28c-10 20-22 10-29 0-20-12 1-77 0-100 12-2-34 1-85-14s-108-48-115-57c-2-6-13-33 0-29 40 13 135 80 200 86 62 3 99-58 115-57zm-115 0zm229 143z">
            <text:p/>
          </draw:path>
          <draw:path draw:style-name="gr19" draw:text-style-name="P4" draw:layer="layout" svg:width="0.514cm" svg:height="0.542cm" svg:x="19.3cm" svg:y="9.843cm" svg:viewBox="0 0 515 543" svg:d="m229 143h57 28l172-143v229l27 77 1 23-1 22-4 22-6 20-9 20-10 19-13 18-14 16-17 15-18 14-20 12-21 11-22 9-24 6-25 6-26 3-27 1-27-1-26-3-25-6-24-6-22-9-22-11-19-12-18-14-17-15-14-16-13-18-10-19-9-20-6-20-4-22-1-22 1-23 4-21 6-21 9-20 10-19 13-18 14-207zm-57 114zm515 429z">
            <text:p/>
          </draw:path>
          <draw:custom-shape draw:style-name="gr17" draw:text-style-name="P4" draw:layer="layout" svg:width="0.092cm" svg:height="0.091cm" svg:x="19.414cm" svg:y="10.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023cm" svg:height="0.046cm" svg:x="19.46cm" svg:y="10.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0.092cm" svg:height="0.091cm" svg:x="19.614cm" svg:y="10.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023cm" svg:height="0.046cm" svg:x="19.66cm" svg:y="10.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4" draw:layer="layout" svg:width="0.057cm" svg:height="0.029cm" svg:x="19.529cm" svg:y="10.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19.443cm" svg:y1="10.328cm" svg:x2="19.557cm" svg:y2="10.271cm">
            <text:p/>
          </draw:line>
          <draw:line draw:style-name="gr7" draw:text-style-name="P4" draw:layer="layout" svg:x1="19.643cm" svg:y1="10.328cm" svg:x2="19.557cm" svg:y2="10.271cm">
            <text:p/>
          </draw:line>
          <draw:line draw:style-name="gr7" draw:text-style-name="P4" draw:layer="layout" svg:x1="19.557cm" svg:y1="10.243cm" svg:x2="19.557cm" svg:y2="10.272cm">
            <text:p/>
          </draw:line>
        </draw:g>
        <draw:path draw:style-name="gr28" draw:text-style-name="P4" draw:layer="layout" svg:width="1.399cm" svg:height="1.299cm" svg:x="14cm" svg:y="5.1cm" svg:viewBox="0 0 1400 1300" svg:d="m700 0-66 2-65 5-64 7-62 11-61 13-57 16-55 18-51 19-47 22-43 23-37 24-32 25-25 26-19 27-12 27-4 27v715l4 28 12 27 19 27 25 26 32 25 37 24 43 23 47 21 51 20 55 18 57 16 61 13 62 11 64 7 65 5 66 2v0l65-2 65-5 64-7 62-11 61-13 58-16 54-18 52-20 47-21 42-23 37-24 32-25 26-26 19-27 11-27 4-28v-715l-4-27-11-27-19-27-26-26-32-25-37-24-42-23-47-22-52-19-54-18-58-16-61-13-62-11-64-7-65-5zm-765-2zm1400 1300z">
          <text:p/>
        </draw:path>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custom-shape draw:style-name="gr4" draw:text-style-name="P4" draw:layer="layout" svg:width="2.4cm" svg:height="2.4cm" svg:x="5.2cm" svg:y="2.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7" draw:text-style-name="P4" draw:layer="layout" svg:width="1.031cm" svg:height="0.941cm" draw:transform="rotate (-1.67045462708377) translate (3.94026043885075cm 5.36731900446683cm)" svg:viewBox="0 0 1032 942" draw:points="736,0 0,677 1032,942">
          <text:p/>
        </draw:polyline>
        <draw:line draw:style-name="gr7" draw:text-style-name="P4" draw:layer="layout" svg:x1="3.267cm" svg:y1="5.4cm" svg:x2="3.3cm" svg:y2="6.5cm">
          <text:p/>
        </draw:line>
        <draw:polyline draw:style-name="gr7" draw:text-style-name="P4" draw:layer="layout" svg:width="1.263cm" svg:height="2.984cm" draw:transform="rotate (-1.67045462708377) translate (7.72573103292306cm 4.94255819625712cm)" svg:viewBox="0 0 1264 2985" draw:points="1264,0 0,1433 557,2985">
          <text:p/>
        </draw:polyline>
        <draw:line draw:style-name="gr7" draw:text-style-name="P4" draw:layer="layout" svg:x1="6.3cm" svg:y1="4.8cm" svg:x2="6.3cm" svg:y2="6.5cm">
          <text:p/>
        </draw:line>
        <draw:custom-shape draw:style-name="gr4" draw:text-style-name="P4" draw:layer="layout" svg:width="1.7cm" svg:height="1.7cm" svg:x="2.5cm" svg:y="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6" draw:text-style-name="P4" draw:layer="layout" svg:width="8.5cm" svg:height="3.9cm" svg:x="1cm" svg:y="6.6cm">
          <text:p/>
          <draw:enhanced-geometry svg:viewBox="0 0 21600 21600" draw:type="rectangle" draw:enhanced-path="M 0 0 L 21600 0 21600 21600 0 21600 0 0 Z N"/>
        </draw:custom-shape>
        <draw:frame draw:style-name="gr1" draw:text-style-name="P8" draw:layer="layout" svg:width="3.288cm" svg:height="0.963cm" svg:x="1.422cm" svg:y="1.201cm">
          <draw:text-box>
            <text:p><text:span text:style-name="T5">(</text:span><text:span text:style-name="T5">ずっと前）</text:span></text:p>
          </draw:text-box>
        </draw:frame>
        <draw:custom-shape draw:style-name="gr36" draw:text-style-name="P4" draw:layer="layout" svg:width="0.2cm" svg:height="9.5cm" svg:x="9.5cm" svg:y="1cm">
          <text:p/>
          <draw:enhanced-geometry svg:viewBox="0 0 21600 21600" draw:type="rectangle" draw:enhanced-path="M 0 0 L 21600 0 21600 21600 0 21600 0 0 Z N"/>
        </draw:custom-shape>
        <draw:custom-shape draw:style-name="gr48" draw:text-style-name="P4" draw:layer="layout" svg:width="4.4cm" svg:height="4.3cm" svg:x="11.4cm" svg:y="6.1cm">
          <text:p/>
          <draw:enhanced-geometry svg:viewBox="0 0 21600 21600" draw:type="rectangle" draw:enhanced-path="M 0 0 L 21600 0 21600 21600 0 21600 0 0 Z N"/>
        </draw:custom-shape>
        <draw:custom-shape draw:style-name="gr3" draw:text-style-name="P4" draw:layer="layout" svg:width="0.9cm" svg:height="1.2cm" svg:x="12.7cm" svg:y="6.6cm">
          <text:p/>
          <draw:enhanced-geometry svg:viewBox="0 0 21600 21600" draw:type="rectangle" draw:enhanced-path="M 0 0 L 21600 0 21600 21600 0 21600 0 0 Z N"/>
        </draw:custom-shape>
        <draw:custom-shape draw:style-name="gr3" draw:text-style-name="P4" draw:layer="layout" svg:width="0.9cm" svg:height="1.2cm" svg:x="11.7cm" svg:y="6.6cm">
          <text:p/>
          <draw:enhanced-geometry svg:viewBox="0 0 21600 21600" draw:type="rectangle" draw:enhanced-path="M 0 0 L 21600 0 21600 21600 0 21600 0 0 Z N"/>
        </draw:custom-shape>
        <draw:custom-shape draw:style-name="gr3" draw:text-style-name="P4" draw:layer="layout" svg:width="0.9cm" svg:height="1.2cm" svg:x="14.7cm" svg:y="6.6cm">
          <text:p/>
          <draw:enhanced-geometry svg:viewBox="0 0 21600 21600" draw:type="rectangle" draw:enhanced-path="M 0 0 L 21600 0 21600 21600 0 21600 0 0 Z N"/>
        </draw:custom-shape>
        <draw:custom-shape draw:style-name="gr3" draw:text-style-name="P4" draw:layer="layout" svg:width="0.9cm" svg:height="1.2cm" svg:x="13.7cm" svg:y="6.6cm">
          <text:p/>
          <draw:enhanced-geometry svg:viewBox="0 0 21600 21600" draw:type="rectangle" draw:enhanced-path="M 0 0 L 21600 0 21600 21600 0 21600 0 0 Z N"/>
        </draw:custom-shape>
        <draw:custom-shape draw:style-name="gr3" draw:text-style-name="P4" draw:layer="layout" svg:width="0.9cm" svg:height="1.2cm" svg:x="12.7cm" svg:y="8.2cm">
          <text:p/>
          <draw:enhanced-geometry svg:viewBox="0 0 21600 21600" draw:type="rectangle" draw:enhanced-path="M 0 0 L 21600 0 21600 21600 0 21600 0 0 Z N"/>
        </draw:custom-shape>
        <draw:custom-shape draw:style-name="gr3" draw:text-style-name="P4" draw:layer="layout" svg:width="0.9cm" svg:height="1.2cm" svg:x="11.7cm" svg:y="8.2cm">
          <text:p/>
          <draw:enhanced-geometry svg:viewBox="0 0 21600 21600" draw:type="rectangle" draw:enhanced-path="M 0 0 L 21600 0 21600 21600 0 21600 0 0 Z N"/>
        </draw:custom-shape>
        <draw:custom-shape draw:style-name="gr3" draw:text-style-name="P4" draw:layer="layout" svg:width="0.9cm" svg:height="1.2cm" svg:x="14.7cm" svg:y="8.2cm">
          <text:p/>
          <draw:enhanced-geometry svg:viewBox="0 0 21600 21600" draw:type="rectangle" draw:enhanced-path="M 0 0 L 21600 0 21600 21600 0 21600 0 0 Z N"/>
        </draw:custom-shape>
        <draw:custom-shape draw:style-name="gr3" draw:text-style-name="P4" draw:layer="layout" svg:width="0.9cm" svg:height="1.2cm" svg:x="13.7cm" svg:y="8.2cm">
          <text:p/>
          <draw:enhanced-geometry svg:viewBox="0 0 21600 21600" draw:type="rectangle" draw:enhanced-path="M 0 0 L 21600 0 21600 21600 0 21600 0 0 Z N"/>
        </draw:custom-shape>
        <draw:custom-shape draw:style-name="gr3" draw:text-style-name="P4" draw:layer="layout" svg:width="0.1cm" svg:height="0.6cm" svg:x="14.3cm" svg:y="5.5cm">
          <text:p/>
          <draw:enhanced-geometry svg:viewBox="0 0 21600 21600" draw:type="rectangle" draw:enhanced-path="M 0 0 L 21600 0 21600 21600 0 21600 0 0 Z N"/>
        </draw:custom-shape>
        <draw:custom-shape draw:style-name="gr10" draw:text-style-name="P7" draw:layer="layout" svg:width="4.3cm" svg:height="1.3cm" svg:x="1.7cm" svg:y="7cm">
          <text:p text:style-name="P4"><text:span text:style-name="T5">とてもたかいね</text:span></text:p>
          <draw:enhanced-geometry svg:viewBox="0 0 21600 21600" draw:text-areas="800 800 20800 20800" draw:type="round-rectangular-callout" draw:modifiers="20746.2450592885 -22031.66794773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36" draw:text-style-name="P4" draw:layer="layout" svg:width="1.358cm" svg:height="0.472cm" svg:x="14.3cm" svg:y="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0.001cm" svg:height="0.03cm" svg:x="16.071cm" svg:y="9.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 draw:layer="layout" svg:width="0.355cm" svg:height="0.354cm" svg:x="15.215cm" svg:y="8.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354cm" svg:height="0.354cm" svg:x="14.802cm" svg:y="8.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4" draw:layer="layout" svg:width="0.354cm" svg:height="0.354cm" svg:x="14.389cm" svg:y="8.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 draw:layer="layout" svg:width="1.358cm" svg:height="0.472cm" svg:x="16.042cm" svg:y="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 draw:layer="layout" svg:width="0.354cm" svg:height="0.354cm" svg:x="16.957cm" svg:y="8.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 draw:layer="layout" svg:width="0.354cm" svg:height="0.354cm" svg:x="16.544cm" svg:y="8.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4" draw:layer="layout" svg:width="0.355cm" svg:height="0.354cm" svg:x="16.13cm" svg:y="8.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4" draw:text-style-name="P4" draw:layer="layout" svg:width="1.799cm" svg:height="0.64cm" svg:x="16.1cm" svg:y="9.7cm" svg:viewBox="0 0 1800 641" draw:points="25,641 1800,641 1800,419 1578,271 1430,0 838,0 468,222 0,370 0,567">
            <text:p/>
          </draw:polygon>
          <draw:custom-shape draw:style-name="gr42" draw:text-style-name="P4" draw:layer="layout" svg:width="0.295cm" svg:height="0.296cm" svg:x="16.347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4" draw:layer="layout" svg:width="0.296cm" svg:height="0.296cm" svg:x="17.456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97cm" svg:height="0.198cm" svg:x="16.396cm" svg:y="10.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98cm" svg:height="0.198cm" svg:x="17.505cm" svg:y="10.19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43" draw:text-style-name="P4" draw:layer="layout" svg:width="0.591cm" svg:height="0.27cm" svg:x="16.667cm" svg:y="9.75cm" svg:viewBox="0 0 592 271" draw:points="0,197 271,0 567,0 592,247 99,271">
            <text:p/>
          </draw:polygon>
          <draw:polygon draw:style-name="gr43" draw:text-style-name="P4" draw:layer="layout" svg:width="0.221cm" svg:height="0.246cm" svg:x="17.308cm" svg:y="9.75cm" svg:viewBox="0 0 222 247" draw:points="0,0 25,247 222,247 173,0">
            <text:p/>
          </draw:polygon>
          <draw:custom-shape draw:style-name="gr4" draw:text-style-name="P4" draw:layer="layout" svg:width="0.271cm" svg:height="0.272cm" svg:x="16.963cm" svg:y="9.7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page>
      <draw:page draw:name="page12" draw:style-name="dp1" draw:master-page-name="標準">
        <draw:path draw:style-name="gr33" draw:text-style-name="P4" draw:layer="layout" svg:width="2.669cm" svg:height="2.283cm" svg:x="4.681cm" svg:y="3.569cm" svg:viewBox="0 0 2670 2284" svg:d="m944 2055c-156 160-378 136-561 88-250-66 109-262 158-473 52-221-653-243-526-473 121-219 49-432 210-526 257-150 126-343 211-491 113-197 500 169 613 0 170-254 299-176 438-140 179 46 362 50 543 70 167 19 750 211 491 316-417 169-9 321 52 403 299 402-581-37 0 333 267 170-108 322-70 525 49 262-326 218-420 368-128 204-311 237-491 228h-158z">
          <text:p/>
        </draw:path>
        <draw:path draw:style-name="gr33" draw:text-style-name="P4" draw:layer="layout" svg:width="2.621cm" svg:height="2.488cm" svg:x="6.5cm" svg:y="1.211cm" svg:viewBox="0 0 2622 2489" svg:d="m254 1612c-70-178-337-338-228-526 115-199 423-94 613-18 499 200-194-180-227-210-133-121-351-525-18-525 220 0 442 13 596-123 198-175 374-213 578-210 212 3 347 199 526 315 277 180-63 470 350 491 277 14 178 342 53 490-171 203-584 380-473 631 181 409-211 262-333 333-158 92-360 127-543 88-229-49-339 212-579 122-181-68-401-185-403-403v-105z">
          <text:p/>
        </draw:path>
        <draw:path draw:style-name="gr33" draw:text-style-name="P4" draw:layer="layout" svg:width="2.54cm" svg:height="2.363cm" svg:x="8.2cm" svg:y="2.6cm" svg:viewBox="0 0 2541 2364" svg:d="m824 2031c-249-98-524-165-718-368-222-232 274-340 35-543-181-153-206-408 35-578 180-127 311-237 438-456 137-237 397 88 596 123 207 36 423 79 595 210 165 126 403 153 526 333 112 164 213 359 210 561-4 235-185 422-280 631-100 219-351 285-561 315-188 27-374 75-561 105l-192-17-53-88z">
          <text:p/>
        </draw:path>
        <draw:path draw:style-name="gr33" draw:text-style-name="P4" draw:layer="layout" svg:width="1.998cm" svg:height="1.707cm" svg:x="4.902cm" svg:y="2.192cm" svg:viewBox="0 0 1999 1708" svg:d="m571 1410c-258-31-457-262-509-490-31-136-182-440 141-456 240-12 212-385 490-386 189-1 385-148 579-35 172 100 392 131 543 263 144 126 132 357 175 543 54 231-166 384-263 561-127 232-366 224-561 298l-175-35v0z">
          <text:p/>
        </draw:path>
        <draw:custom-shape draw:style-name="gr49" draw:text-style-name="P4" draw:layer="layout" svg:width="3.7cm" svg:height="3.7cm" svg:x="1.6cm" svg:y="1cm">
          <text:p/>
          <draw:enhanced-geometry svg:viewBox="0 0 21600 21600" draw:glue-points="10800 0 0 10800 10800 21600 21600 10800" draw:text-areas="?f52 ?f52 ?f53 ?f53" draw:type="sun" draw:modifiers="7540.44852742502"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ath draw:style-name="gr28" draw:text-style-name="P4" draw:layer="layout" svg:width="1.399cm" svg:height="1.299cm" svg:x="18.4cm" svg:y="5.186cm" svg:viewBox="0 0 1400 1300" svg:d="m700 0-66 2-65 5-64 7-62 11-61 13-57 16-55 18-51 19-47 22-43 23-37 24-32 25-25 26-19 27-12 27-4 27v715l4 28 12 27 19 27 25 26 32 25 37 24 43 23 47 21 51 20 55 18 57 16 61 13 62 11 64 7 65 5 66 2v0l65-2 65-5 64-7 62-11 61-13 58-16 54-18 52-20 47-21 42-23 37-24 32-25 26-26 19-27 11-27 4-28v-715l-4-27-11-27-19-27-26-26-32-25-37-24-42-23-47-22-52-19-54-18-58-16-61-13-62-11-64-7-65-5zm-765-2zm1400 1300z">
          <text:p/>
        </draw:path>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frame draw:style-name="gr1" draw:text-style-name="P8" draw:layer="layout" svg:width="4.088cm" svg:height="0.963cm" svg:x="11.7cm" svg:y="1.537cm">
          <draw:text-box>
            <text:p><text:span text:style-name="T5">(</text:span><text:span text:style-name="T5">なつやすみ）</text:span></text:p>
          </draw:text-box>
        </draw:frame>
        <draw:custom-shape draw:style-name="gr48" draw:text-style-name="P4" draw:layer="layout" svg:width="4.4cm" svg:height="4.3cm" svg:x="15.8cm" svg:y="6.186cm">
          <text:p/>
          <draw:enhanced-geometry svg:viewBox="0 0 21600 21600" draw:type="rectangle" draw:enhanced-path="M 0 0 L 21600 0 21600 21600 0 21600 0 0 Z N"/>
        </draw:custom-shape>
        <draw:custom-shape draw:style-name="gr3" draw:text-style-name="P4" draw:layer="layout" svg:width="0.9cm" svg:height="1.2cm" svg:x="17.1cm" svg:y="6.686cm">
          <text:p/>
          <draw:enhanced-geometry svg:viewBox="0 0 21600 21600" draw:type="rectangle" draw:enhanced-path="M 0 0 L 21600 0 21600 21600 0 21600 0 0 Z N"/>
        </draw:custom-shape>
        <draw:custom-shape draw:style-name="gr3" draw:text-style-name="P4" draw:layer="layout" svg:width="0.9cm" svg:height="1.2cm" svg:x="16.1cm" svg:y="6.686cm">
          <text:p/>
          <draw:enhanced-geometry svg:viewBox="0 0 21600 21600" draw:type="rectangle" draw:enhanced-path="M 0 0 L 21600 0 21600 21600 0 21600 0 0 Z N"/>
        </draw:custom-shape>
        <draw:custom-shape draw:style-name="gr3" draw:text-style-name="P4" draw:layer="layout" svg:width="0.9cm" svg:height="1.2cm" svg:x="19.1cm" svg:y="6.686cm">
          <text:p/>
          <draw:enhanced-geometry svg:viewBox="0 0 21600 21600" draw:type="rectangle" draw:enhanced-path="M 0 0 L 21600 0 21600 21600 0 21600 0 0 Z N"/>
        </draw:custom-shape>
        <draw:custom-shape draw:style-name="gr3" draw:text-style-name="P4" draw:layer="layout" svg:width="0.9cm" svg:height="1.2cm" svg:x="18.1cm" svg:y="6.686cm">
          <text:p/>
          <draw:enhanced-geometry svg:viewBox="0 0 21600 21600" draw:type="rectangle" draw:enhanced-path="M 0 0 L 21600 0 21600 21600 0 21600 0 0 Z N"/>
        </draw:custom-shape>
        <draw:custom-shape draw:style-name="gr3" draw:text-style-name="P4" draw:layer="layout" svg:width="0.9cm" svg:height="1.2cm" svg:x="17.1cm" svg:y="8.286cm">
          <text:p/>
          <draw:enhanced-geometry svg:viewBox="0 0 21600 21600" draw:type="rectangle" draw:enhanced-path="M 0 0 L 21600 0 21600 21600 0 21600 0 0 Z N"/>
        </draw:custom-shape>
        <draw:custom-shape draw:style-name="gr3" draw:text-style-name="P4" draw:layer="layout" svg:width="0.9cm" svg:height="1.2cm" svg:x="16.1cm" svg:y="8.286cm">
          <text:p/>
          <draw:enhanced-geometry svg:viewBox="0 0 21600 21600" draw:type="rectangle" draw:enhanced-path="M 0 0 L 21600 0 21600 21600 0 21600 0 0 Z N"/>
        </draw:custom-shape>
        <draw:custom-shape draw:style-name="gr3" draw:text-style-name="P4" draw:layer="layout" svg:width="0.9cm" svg:height="1.2cm" svg:x="19.1cm" svg:y="8.286cm">
          <text:p/>
          <draw:enhanced-geometry svg:viewBox="0 0 21600 21600" draw:type="rectangle" draw:enhanced-path="M 0 0 L 21600 0 21600 21600 0 21600 0 0 Z N"/>
        </draw:custom-shape>
        <draw:custom-shape draw:style-name="gr3" draw:text-style-name="P4" draw:layer="layout" svg:width="0.9cm" svg:height="1.2cm" svg:x="18.1cm" svg:y="8.286cm">
          <text:p/>
          <draw:enhanced-geometry svg:viewBox="0 0 21600 21600" draw:type="rectangle" draw:enhanced-path="M 0 0 L 21600 0 21600 21600 0 21600 0 0 Z N"/>
        </draw:custom-shape>
        <draw:custom-shape draw:style-name="gr3" draw:text-style-name="P4" draw:layer="layout" svg:width="0.1cm" svg:height="0.6cm" svg:x="18.7cm" svg:y="5.586cm">
          <text:p/>
          <draw:enhanced-geometry svg:viewBox="0 0 21600 21600" draw:type="rectangle" draw:enhanced-path="M 0 0 L 21600 0 21600 21600 0 21600 0 0 Z N"/>
        </draw:custom-shape>
        <draw:frame draw:style-name="gr35" draw:text-style-name="P8" draw:layer="layout" svg:width="2.233cm" svg:height="0.886cm" svg:x="14.9cm" svg:y="4.7cm">
          <draw:text-box>
            <text:p><text:span text:style-name="T5">じぶん</text:span></text:p>
          </draw:text-box>
        </draw:frame>
        <draw:g>
          <draw:custom-shape draw:style-name="gr4" draw:text-style-name="P4" draw:layer="layout" svg:width="1.487cm" svg:height="1.487cm" svg:x="13.513cm" svg:y="6.174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7" draw:text-style-name="P4" draw:layer="layout" svg:width="2.062cm" svg:height="2.015cm" draw:transform="skewX (0.000174532925199441) rotate (-1.67028009415857) translate (15.1399283292408cm 7.73288291120137cm)" svg:viewBox="0 0 2063 2016" draw:points="2063,0 0,954 1351,2016">
            <text:p/>
          </draw:polyline>
          <draw:polyline draw:style-name="gr7" draw:text-style-name="P4" draw:layer="layout" svg:width="1.501cm" svg:height="1.232cm" draw:transform="skewX (-0.000698131700797789) rotate (1.03009332452705) translate (13.4006913348986cm 10.5179332152772cm)" svg:viewBox="0 0 1502 1233" draw:points="0,227 1502,0 410,1233">
            <text:p/>
          </draw:polyline>
          <draw:line draw:style-name="gr7" draw:text-style-name="P4" draw:layer="layout" svg:x1="14.174cm" svg:y1="7.743cm" svg:x2="14.174cm" svg:y2="9.147cm">
            <text:p/>
          </draw:line>
        </draw:g>
        <draw:custom-shape draw:style-name="gr3" draw:text-style-name="P4" draw:layer="layout" svg:width="2.476cm" svg:height="1.455cm" svg:x="1.876cm" svg:y="8.983cm">
          <text:p/>
          <draw:enhanced-geometry svg:viewBox="0 0 21600 21600" draw:type="rectangle" draw:enhanced-path="M 0 0 L 21600 0 21600 21600 0 21600 0 0 Z N"/>
        </draw:custom-shape>
        <draw:polygon draw:style-name="gr3" draw:text-style-name="P4" draw:layer="layout" svg:width="1.825cm" svg:height="0.989cm" svg:x="2.31cm" svg:y="7.993cm" svg:viewBox="0 0 1826 990" draw:points="0,990 0,557 960,0 1826,557 1826,990">
          <text:p/>
        </draw:polygon>
        <draw:custom-shape draw:style-name="gr3" draw:text-style-name="P4" draw:layer="layout" svg:width="1.671cm" svg:height="0.805cm" svg:x="1.629cm" svg:y="9.695cm">
          <text:p/>
          <draw:enhanced-geometry svg:viewBox="0 0 21600 21600" draw:type="rectangle" draw:enhanced-path="M 0 0 L 21600 0 21600 21600 0 21600 0 0 Z N"/>
        </draw:custom-shape>
        <draw:line draw:style-name="gr7" draw:text-style-name="P4" draw:layer="layout" svg:x1="2.155cm" svg:y1="8.643cm" svg:x2="3.269cm" svg:y2="7.993cm">
          <text:p/>
        </draw:line>
        <draw:line draw:style-name="gr7" draw:text-style-name="P4" draw:layer="layout" svg:x1="4.352cm" svg:y1="8.705cm" svg:x2="3.269cm" svg:y2="7.993cm">
          <text:p/>
        </draw:line>
        <draw:custom-shape draw:style-name="gr3" draw:text-style-name="P4" draw:layer="layout" svg:width="0.279cm" svg:height="0.279cm" svg:x="3.621cm" svg:y="9.214cm">
          <text:p/>
          <draw:enhanced-geometry svg:viewBox="0 0 21600 21600" draw:type="rectangle" draw:enhanced-path="M 0 0 L 21600 0 21600 21600 0 21600 0 0 Z N"/>
        </draw:custom-shape>
        <draw:custom-shape draw:style-name="gr3" draw:text-style-name="P4" draw:layer="layout" svg:width="0.278cm" svg:height="0.279cm" svg:x="2.6cm" svg:y="9.214cm">
          <text:p/>
          <draw:enhanced-geometry svg:viewBox="0 0 21600 21600" draw:type="rectangle" draw:enhanced-path="M 0 0 L 21600 0 21600 21600 0 21600 0 0 Z N"/>
        </draw:custom-shape>
        <draw:custom-shape draw:style-name="gr3" draw:text-style-name="P4" draw:layer="layout" svg:width="0.526cm" svg:height="0.805cm" svg:x="4.074cm" svg:y="9.695cm">
          <text:p/>
          <draw:enhanced-geometry svg:viewBox="0 0 21600 21600" draw:type="rectangle" draw:enhanced-path="M 0 0 L 21600 0 21600 21600 0 21600 0 0 Z N"/>
        </draw:custom-shape>
        <draw:custom-shape draw:style-name="gr22" draw:text-style-name="P4" draw:layer="layout" svg:width="0.774cm" svg:height="0.65cm" svg:x="3.3cm" svg:y="9.819cm">
          <text:p/>
          <draw:enhanced-geometry svg:viewBox="0 0 21600 21600" draw:type="rectangle" draw:enhanced-path="M 0 0 L 21600 0 21600 21600 0 21600 0 0 Z N"/>
        </draw:custom-shape>
        <draw:custom-shape draw:style-name="gr3" draw:text-style-name="P4" draw:layer="layout" svg:width="0.168cm" svg:height="0.168cm" svg:x="11.081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9" draw:text-style-name="P4" draw:layer="layout" svg:width="0.865cm" svg:height="0.413cm" svg:x="10.663cm" svg:y="10.158cm" svg:viewBox="0 0 866 414" svg:d="m627 57c127 0 224 60 224 140 6 29 30 150 0 195-7 11-38-108-56-112-18-7 12 78 0 112-4 11-51-6-56 0-21 10 38-93 0-112-26-12-93 3-112 0 0 1-38 89-56 112-22 30-26-1-56 0-10 1 12-24 0-56-7-23-49-56-55-56-7 5 53 31 55 56s-51 49-55 56c-19 39-43 19-56 0-41-25 0-152 0-195 23-4-67 1-168-28s-211-95-224-112c-4-12-25-64 0-56 77 25 265 156 392 168 121 6 192-113 223-112zm-223 0zm447 280z">
          <text:p/>
        </draw:path>
        <draw:path draw:style-name="gr19" draw:text-style-name="P4" draw:layer="layout" svg:width="1.006cm" svg:height="1.062cm" svg:x="11.193cm" svg:y="9.286cm" svg:viewBox="0 0 1007 1063" svg:d="m447 280h112 56l335-280v447l53 152 3 44-3 43-7 43-12 41-17 38-21 37-24 35-29 32-32 29-35 27-39 24-41 21-44 17-47 14-49 10-51 6-52 2-53-2-51-6-48-10-47-14-44-17-42-21-38-24-36-27-32-29-28-32-25-35-20-37-17-38-12-41-8-43-2-43 2-44 8-42 12-41 17-39 20-36 25-35 28-406zm-112 224zm1007 839z">
          <text:p/>
        </draw:path>
        <draw:custom-shape draw:style-name="gr17" draw:text-style-name="P4" draw:layer="layout" svg:width="0.179cm" svg:height="0.179cm" svg:x="11.417cm" svg:y="9.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046cm" svg:height="0.091cm" svg:x="11.505cm" svg:y="9.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0.179cm" svg:height="0.179cm" svg:x="11.807cm" svg:y="9.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4" draw:layer="layout" svg:width="0.046cm" svg:height="0.091cm" svg:x="11.897cm" svg:y="9.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4" draw:layer="layout" svg:width="0.11cm" svg:height="0.056cm" svg:x="11.641cm" svg:y="10.0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4" draw:layer="layout" svg:x1="11.472cm" svg:y1="10.237cm" svg:x2="11.696cm" svg:y2="10.125cm">
          <text:p/>
        </draw:line>
        <draw:line draw:style-name="gr7" draw:text-style-name="P4" draw:layer="layout" svg:x1="11.864cm" svg:y1="10.237cm" svg:x2="11.696cm" svg:y2="10.125cm">
          <text:p/>
        </draw:line>
        <draw:line draw:style-name="gr7" draw:text-style-name="P4" draw:layer="layout" svg:x1="11.696cm" svg:y1="10.069cm" svg:x2="11.696cm" svg:y2="10.125cm">
          <text:p/>
        </draw:line>
        <draw:custom-shape draw:style-name="gr3" draw:text-style-name="P4" draw:layer="layout" svg:width="1cm" svg:height="0.5cm" svg:x="2.7cm" svg:y="8.493cm">
          <text:p/>
          <draw:enhanced-geometry svg:viewBox="0 0 21600 21600" draw:type="rectangle" draw:enhanced-path="M 0 0 L 21600 0 21600 21600 0 21600 0 0 Z N"/>
        </draw:custom-shape>
        <draw:custom-shape draw:style-name="gr3" draw:text-style-name="P4" draw:layer="layout" svg:width="0.498cm" svg:height="0.5cm" svg:x="2.722cm" svg:y="8.493cm">
          <text:p/>
          <draw:enhanced-geometry svg:viewBox="0 0 21600 21600" draw:mirror-horizontal="false" draw:mirror-vertical="false" draw:type="rectangle" draw:enhanced-path="M 0 0 L 21600 0 21600 21600 0 21600 0 0 Z N"/>
        </draw:custom-shape>
        <draw:custom-shape draw:style-name="gr3" draw:text-style-name="P4" draw:layer="layout" svg:width="1cm" svg:height="0.5cm" svg:x="2.1cm" svg:y="9.193cm">
          <text:p/>
          <draw:enhanced-geometry svg:viewBox="0 0 21600 21600" draw:type="rectangle" draw:enhanced-path="M 0 0 L 21600 0 21600 21600 0 21600 0 0 Z N"/>
        </draw:custom-shape>
        <draw:custom-shape draw:style-name="gr3" draw:text-style-name="P4" draw:layer="layout" svg:width="0.498cm" svg:height="0.5cm" svg:x="2.122cm" svg:y="9.193cm">
          <text:p/>
          <draw:enhanced-geometry svg:viewBox="0 0 21600 21600" draw:mirror-horizontal="false" draw:mirror-vertical="false" draw:type="rectangle" draw:enhanced-path="M 0 0 L 21600 0 21600 21600 0 21600 0 0 Z N"/>
        </draw:custom-shape>
        <draw:custom-shape draw:style-name="gr49" draw:text-style-name="P4" draw:layer="layout" svg:width="3.7cm" svg:height="3.7cm" svg:x="1.6cm" svg:y="1cm">
          <text:p/>
          <draw:enhanced-geometry svg:viewBox="0 0 21600 21600" draw:glue-points="10800 0 0 10800 10800 21600 21600 10800" draw:text-areas="?f52 ?f52 ?f53 ?f53" draw:type="sun" draw:modifiers="8217.45474196163"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path draw:style-name="gr29" draw:text-style-name="P4" draw:layer="layout" svg:width="4.464cm" svg:height="8.224cm" draw:transform="rotate (0.223227611330075) translate (4.86465374548401cm 2.87166961076047cm)" svg:viewBox="0 0 4465 8225" svg:d="m0 7839c281 70 480-280 613-473 159-232 250-502 361-759 93-217 23-528-73-769-102-257 524-1131 488-1408-34-269-637-61-642-335-3-237-248-261-248-558-1-250-152-483-171-731-17-227-73-434-103-656-79-584 141 192 145 286 12 243 159 916 293 1128 301 478 496 522 789 589 69-273-535-1691-501-1964 32-247-13-503 44-747 32-137-27-1066 125-181 55 321-223 684-50 959 302 479 373 1521 710 1392 321-123 52-1421 260-1680 200-248 295-566 445-845 120-222 157-484 324-684 84-102 318-768 260-130-22 240-311 441-377 675-86 308-288 733-341 1050-15 89 97 735 487 220 164-217 322-168 382-433 44-195 671-524 935-505-239 151-479 301-598 377-240 151-273 405-448 616-723 873-225 1897 422 691 146-283 499-401 713-638 494-547 23 341-111 397-223 93-259 416-445 571-227 190-319 465-528 659-231 213-539 160-799 365-225 178-305 413-359 655-47 212-110 424-145 640-33 210 47 445-61 638-117 209-138 424-218 661-63 190-235 333-116 604 79 180-106 221-58 535-232-33 587 204 355 171-216-31-1258-260-1463-332z">
          <text:p/>
        </draw:path>
        <draw:path draw:style-name="gr50" draw:text-style-name="P4" draw:layer="layout" svg:width="0.399cm" svg:height="0.799cm" svg:x="7.8cm" svg:y="4.953cm" svg:viewBox="0 0 400 800" svg:d="m0 0c133 0 267 0 400 0 0 267 0 700-200 800-200-100-200-533-200-800z">
          <text:p/>
        </draw:path>
        <draw:path draw:style-name="gr51" draw:text-style-name="P4" draw:layer="layout" svg:width="0.099cm" svg:height="0.229cm" svg:x="7.7cm" svg:y="4.9cm" svg:viewBox="0 0 100 230" svg:d="m100 230c-100-377 0-177-100-177">
          <text:p/>
        </draw:path>
        <draw:custom-shape draw:style-name="gr3" draw:text-style-name="P4" draw:layer="layout" svg:width="0.1cm" svg:height="0.1cm" svg:x="7.8cm" svg:y="4.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0.1cm" svg:height="0.1cm" svg:x="8.1cm" svg:y="4.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1" draw:text-style-name="P4" draw:layer="layout" svg:width="-0.199cm" svg:height="-0.247cm" svg:x="7.8cm" svg:y="5.653cm" svg:viewBox="0 0 -200 -248" svg:d="m0 248c100-224 100 252 200-248">
          <text:p/>
        </draw:path>
        <draw:path draw:style-name="gr51" draw:text-style-name="P4" draw:layer="layout" svg:width="0.199cm" svg:height="0.148cm" svg:x="7.6cm" svg:y="5.204cm" svg:viewBox="0 0 200 149" svg:d="m200 26c-100-100-200 123-200 123">
          <text:p/>
        </draw:path>
        <draw:path draw:style-name="gr51" draw:text-style-name="P4" draw:layer="layout" svg:width="0.265cm" svg:height="1.099cm" svg:x="7.734cm" svg:y="5.153cm" svg:viewBox="0 0 266 1100" svg:d="m66 0c100 138 200 550 200 688s0 275-100 412c-200-137-200-962-100-1100z">
          <text:p/>
        </draw:path>
        <draw:path draw:style-name="gr51" draw:text-style-name="P4" draw:layer="layout" svg:width="0.099cm" svg:height="0.229cm" svg:x="8.2cm" svg:y="4.901cm" svg:viewBox="0 0 100 230" svg:d="m0 230c100-377 0-177 100-177">
          <text:p/>
        </draw:path>
        <draw:custom-shape draw:style-name="gr3" draw:text-style-name="P4" draw:layer="layout" svg:width="0.1cm" svg:height="0.1cm" svg:x="8.1cm" svg:y="4.95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path draw:style-name="gr51" draw:text-style-name="P4" draw:layer="layout" svg:width="-0.199cm" svg:height="-0.247cm" svg:x="8.4cm" svg:y="5.654cm" svg:viewBox="0 0 -200 -248" svg:d="m200 248c-100-224-100 252-200-248">
          <text:p/>
        </draw:path>
        <draw:path draw:style-name="gr51" draw:text-style-name="P4" draw:layer="layout" svg:width="0.199cm" svg:height="0.148cm" svg:x="8.2cm" svg:y="5.205cm" svg:viewBox="0 0 200 149" svg:d="m0 26c100-100 200 123 200 123">
          <text:p/>
        </draw:path>
        <draw:path draw:style-name="gr51" draw:text-style-name="P4" draw:layer="layout" svg:width="0.265cm" svg:height="1.099cm" svg:x="8cm" svg:y="5.154cm" svg:viewBox="0 0 266 1100" svg:d="m200 0c-100 138-200 550-200 688s0 275 100 412c200-137 200-962 100-1100z">
          <text:p/>
        </draw:path>
        <draw:path draw:style-name="gr28" draw:text-style-name="P4" draw:layer="layout" svg:width="0.126cm" svg:height="0.211cm" draw:transform="rotate (-0.919439449950614) translate (13.0707586011211cm 7.24896511052615cm)" svg:viewBox="0 0 127 212" svg:d="m64 0c14 63 63 79 63 127s-34 84-64 84-63-36-63-84 43-64 64-127zm32 37zm31 175z">
          <text:p/>
        </draw:path>
        <draw:path draw:style-name="gr28" draw:text-style-name="P4" draw:layer="layout" svg:width="0.126cm" svg:height="0.21cm" draw:transform="rotate (-0.520108117094311) translate (13.1351147310575cm 7.41223410402191cm)" svg:viewBox="0 0 127 211" svg:d="m63 0c14 63 64 79 64 127s-33 84-63 84-64-36-64-84 42-64 63-127zm33 37zm31 174z">
          <text:p/>
        </draw:path>
        <draw:path draw:style-name="gr28" draw:text-style-name="P4" draw:layer="layout" svg:width="0.132cm" svg:height="0.226cm" draw:transform="skewX (-0.105766952670856) rotate (0.865508776063988) translate (15.1588193325478cm 7.44968765168953cm)" svg:viewBox="0 0 133 227" svg:d="m66 0c-15 68-66 85-66 136s35 90 67 90 66-39 66-90-45-68-67-136zm-34 39zm-32 188z">
          <text:p/>
        </draw:path>
        <draw:path draw:style-name="gr28" draw:text-style-name="P4" draw:layer="layout" svg:width="0.137cm" svg:height="0.216cm" draw:transform="skewX (-0.0919788515801012) rotate (0.473333293140862) translate (15.0499880635142cm 7.57501491476197cm)" svg:viewBox="0 0 138 217" svg:d="m69 0c-15 65-69 81-69 130s37 87 69 87 70-37 69-87-46-65-69-130zm-35 38zm-34 179z">
          <text:p/>
        </draw:path>
      </draw:page>
      <draw:page draw:name="page13" draw:style-name="dp1" draw:master-page-name="標準">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frame draw:style-name="gr1" draw:text-style-name="P8" draw:layer="layout" svg:width="2.289cm" svg:height="0.963cm" svg:x="12.4cm" svg:y="1.537cm">
          <draw:text-box>
            <text:p><text:span text:style-name="T5">(</text:span><text:span text:style-name="T5">ふゆ）</text:span></text:p>
          </draw:text-box>
        </draw:frame>
        <draw:frame draw:style-name="gr35" draw:text-style-name="P8" draw:layer="layout" svg:width="2.233cm" svg:height="0.886cm" svg:x="11.9cm" svg:y="4.8cm">
          <draw:text-box>
            <text:p><text:span text:style-name="T5">じぶん</text:span></text:p>
          </draw:text-box>
        </draw:frame>
        <draw:g>
          <draw:custom-shape draw:style-name="gr4" draw:text-style-name="P4" draw:layer="layout" svg:width="1.487cm" svg:height="1.487cm" svg:x="12.513cm" svg:y="6.1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olyline draw:style-name="gr7" draw:text-style-name="P4" draw:layer="layout" svg:width="1.105cm" svg:height="2.054cm" draw:transform="skewX (-0.141022603561142) rotate (-1.76295707743947) translate (14.211260337909cm 7.6141720508592cm)" svg:viewBox="0 0 1106 2055" draw:points="1106,0 0,972 724,2055">
            <text:p/>
          </draw:polyline>
          <draw:polyline draw:style-name="gr7" draw:text-style-name="P4" draw:layer="layout" svg:width="1.502cm" svg:height="0.764cm" draw:transform="skewX (-0.000698131700797753) rotate (1.03009332452705) translate (12.4004686463558cm 10.4443908560661cm)" svg:viewBox="0 0 1503 765" draw:points="0,227 1503,0 861,765">
            <text:p/>
          </draw:polyline>
          <draw:line draw:style-name="gr7" draw:text-style-name="P4" draw:layer="layout" svg:x1="13.174cm" svg:y1="7.669cm" svg:x2="13.174cm" svg:y2="9.073cm">
            <text:p/>
          </draw:line>
        </draw:g>
        <draw:path draw:style-name="gr29" draw:text-style-name="P4" draw:layer="layout" svg:width="4.494cm" svg:height="8.075cm" draw:transform="rotate (0.223227611330075) translate (14.597685554042cm 2.97517720459885cm)" svg:viewBox="0 0 4495 8076" svg:d="m0 7690c281 70 480-280 613-473 159-232 250-502 361-759 93-217 23-528-73-769-102-258 524-1131 488-1408-34-269-637-61-642-335-3-238-248-261-248-558-1-250-152-483-171-731-17-227-73-435-103-656-79-584 141 192 145 286 12 243 159 916 293 1128 301 478 495 522 789 589 69-273-535-1691-501-1964 32-247-13-503 44-747 32-137-27-1066 125-181 55 321-223 684-50 959 302 479 373 1521 710 1392 321-123 52-1421 260-1680 200-248-420-711-269-990 120-221 263 1016 430 816 84-102 926-2123 868-1485-22 240-311 441-377 675-86 308-491 2532-544 2849-15 89 300-1064 690-1580 164-216 322-167 382-432 44-195 671-524 935-505-239 150-480 301-598 377-240 151 999-230 824-19-9 12-998 301-1271 634-821 998-1059 2169-745 1472 78-119 27 6 359-227 487-339 1412-1054 1520-1191 494-547-735 976-868 1032-111 49 134-141 359-226 374-143 837-220 749-138-227 190-1378 472-1587 665-231 213-276 454-536 659-225 178-305 413-359 655-47 212-110 424-145 639-33 211 47 446-61 639-117 209-138 424-218 661-63 190-235 333-116 604 79 180-106 221-58 535-232-33 587 204 355 170-216-30-1258-259-1463-331z">
          <text:p/>
        </draw:path>
        <draw:polygon draw:style-name="gr52" draw:text-style-name="P4" draw:layer="layout" svg:width="1.699cm" svg:height="0.599cm" svg:x="12.4cm" svg:y="7.5cm" svg:viewBox="0 0 1700 600" draw:points="0,0 0,400 1500,600 1700,200 1100,100">
          <text:p/>
        </draw:polygon>
        <draw:polygon draw:style-name="gr52" draw:text-style-name="P4" draw:layer="layout" svg:width="1.399cm" svg:height="0.499cm" svg:x="12.3cm" svg:y="7.3cm" svg:viewBox="0 0 1400 500" draw:points="200,0 0,500 1400,300">
          <text:p/>
        </draw:polygon>
        <draw:polygon draw:style-name="gr52" draw:text-style-name="P4" draw:layer="layout" svg:width="0.199cm" svg:height="0cm" svg:x="14.1cm" svg:y="7.7cm" svg:viewBox="0 0 200 0" draw:points="0,0 200,0">
          <text:p/>
        </draw:polygon>
        <draw:polygon draw:style-name="gr52" draw:text-style-name="P4" draw:layer="layout" svg:width="0.199cm" svg:height="0.099cm" svg:x="14.1cm" svg:y="7.7cm" svg:viewBox="0 0 200 100" draw:points="0,0 200,100">
          <text:p/>
        </draw:polygon>
        <draw:polygon draw:style-name="gr52" draw:text-style-name="P4" draw:layer="layout" svg:width="0.299cm" svg:height="0.099cm" svg:x="14cm" svg:y="7.8cm" svg:viewBox="0 0 300 100" draw:points="0,0 300,100">
          <text:p/>
        </draw:polygon>
        <draw:polygon draw:style-name="gr52" draw:text-style-name="P4" draw:layer="layout" svg:width="0.299cm" svg:height="0.099cm" svg:x="14cm" svg:y="7.9cm" svg:viewBox="0 0 300 100" draw:points="0,0 300,100">
          <text:p/>
        </draw:polygon>
        <draw:polygon draw:style-name="gr52" draw:text-style-name="P4" draw:layer="layout" svg:width="0.299cm" svg:height="0.099cm" svg:x="14cm" svg:y="8cm" svg:viewBox="0 0 300 100" draw:points="0,0 300,100">
          <text:p/>
        </draw:polygon>
        <draw:polygon draw:style-name="gr52" draw:text-style-name="P4" draw:layer="layout" svg:width="0.199cm" svg:height="0.099cm" svg:x="13.9cm" svg:y="8.1cm" svg:viewBox="0 0 200 100" draw:points="0,0 200,100">
          <text:p/>
        </draw:polygon>
        <draw:path draw:style-name="gr53" draw:text-style-name="P4" draw:layer="layout" svg:width="0.9cm" svg:height="0.805cm" svg:x="11.3cm" svg:y="7.993cm" svg:viewBox="0 0 901 806" svg:d="m701 1c120-12 188 180 200 300 5 47-77 59-100 100-68 120 32 363-100 400-91 25-6-200-100-200s-218 246-300 200c-120-68 212-221 100-300-98-69-224 193-300 100-90-109 254-69 200-200-51-124-284 32-300-100-17-136 285 37 300-100 8-74-229-31-200-100 40-97 297 24 400 0 46-11 153-95 200-100z">
          <text:p/>
        </draw:path>
        <draw:path draw:style-name="gr53" draw:text-style-name="P4" draw:layer="layout" svg:width="0.9cm" svg:height="0.805cm" draw:transform="rotate (-0.847182818918048) translate (14.0765795350371cm 8.50307931541137cm)" svg:viewBox="0 0 901 806" svg:d="m200 1c-120-12-188 180-200 300-5 47 77 59 100 100 68 120-32 363 100 400 91 25 6-200 100-200s218 246 300 200c120-68-212-221-100-300 98-69 224 193 300 100 90-109-254-69-200-200 51-124 284 32 300-100 17-136-285 37-300-100-8-74 229-31 200-100-40-97-297 24-400 0-46-11-153-95-200-100z">
          <text:p/>
        </draw:path>
        <draw:path draw:style-name="gr54" draw:text-style-name="P4" draw:layer="layout" svg:width="0.8cm" svg:height="0.699cm" svg:x="12.099cm" svg:y="10cm" svg:viewBox="0 0 801 700" svg:d="m501 0c-33 100-67 200-100 300-133 33-389-37-400 100-20 253 467 200 700 300 33-167 67-433 100-600-100-67-200-33-300-100z">
          <text:p/>
        </draw:path>
        <draw:path draw:style-name="gr54" draw:text-style-name="P4" draw:layer="layout" svg:width="0.801cm" svg:height="0.635cm" svg:x="13.098cm" svg:y="9.964cm" svg:viewBox="0 0 802 636" svg:d="m299 19c-33 100 134 300 101 400-133 33-389-37-400 100-20 253 566 0 799 100 33-167-233-433-200-600-100-67-200 67-300 0z">
          <text:p/>
        </draw:path>
        <draw:path draw:style-name="gr7" draw:text-style-name="P4" draw:layer="layout" svg:width="7.401cm" svg:height="0.58cm" draw:transform="rotate (-0.159174027781884) translate (3.79201163982687cm 5.22683335333101cm)" svg:viewBox="0 0 7402 581" svg:d="m0 581c0 0 4621-236 7402-581">
          <text:p/>
        </draw:path>
        <draw:path draw:style-name="gr7" draw:text-style-name="P4" draw:layer="layout" svg:width="5.572cm" svg:height="0.165cm" draw:transform="rotate (-0.159174027781884) translate (5.6cm 5.3cm)" svg:viewBox="0 0 5573 166" svg:d="m0 0c0 0 2793 362 5573 17">
          <text:p/>
        </draw:path>
        <draw:path draw:style-name="gr7" draw:text-style-name="P4" draw:layer="layout" svg:width="9.045cm" svg:height="2.125cm" draw:transform="rotate (-0.159174027781884) translate (2.3cm 3.5cm)" svg:viewBox="0 0 9046 2126" svg:d="m0 0c0 0 6266 2438 9046 2093">
          <text:p/>
        </draw:path>
        <draw:path draw:style-name="gr7" draw:text-style-name="P4" draw:layer="layout" svg:width="15.573cm" svg:height="0.777cm" draw:transform="rotate (-0.159174027781884) translate (3.12335994847044cm 2.53155583216315cm)" svg:viewBox="0 0 15574 778" svg:d="m0 778c0 0 12793-433 15574-778">
          <text:p/>
        </draw:path>
        <draw:path draw:style-name="gr7" draw:text-style-name="P4" draw:layer="layout" svg:width="8.203cm" svg:height="0.152cm" draw:transform="rotate (-0.159174027781884) translate (3.00004850384875cm 4.19969785574532cm)" svg:viewBox="0 0 8204 153" svg:d="m0 0c0 0 5423 345 8204 0">
          <text:p/>
        </draw:path>
        <draw:path draw:style-name="gr7" draw:text-style-name="P4" draw:layer="layout" svg:width="8.353cm" svg:height="0.327cm" draw:transform="rotate (-0.159174027781884) translate (2.35202283412778cm 7.8759349855807cm)" svg:viewBox="0 0 8354 328" svg:d="m0 328c0 0 5573 17 8354-328">
          <text:p/>
        </draw:path>
        <draw:path draw:style-name="gr55" draw:text-style-name="P4" draw:layer="layout" svg:width="0.732cm" svg:height="0.599cm" svg:x="15.2cm" svg:y="3.9cm" svg:viewBox="0 0 733 600" svg:d="m733 0c-88 67-200 67-266 200 44 22 114 21 133 67 27 64-21 146-67 200-97 112-333 133-533 133 0-200 47-357 200-467 41-28 85-55 133-66 44-10 102-32 134 0 15 15 0 44 0 66 66-66 133-88 200-133 22 0 44 0 66 0z">
          <text:p/>
        </draw:path>
        <draw:path draw:style-name="gr55" draw:text-style-name="P4" draw:layer="layout" svg:width="0.732cm" svg:height="0.599cm" svg:x="18.8cm" svg:y="6.4cm" svg:viewBox="0 0 733 600" svg:d="m0 0c89 67 200 67 267 200-45 22-114 21-134 67-27 64 21 146 67 200 97 112 333 133 533 133 0-200-46-357-200-467-40-28-84-55-133-66-43-10-102-32-133 0-16 15 0 44 0 66-67-66-134-88-200-133-22 0-45 0-67 0z">
          <text:p/>
        </draw:path>
        <draw:g>
          <draw:g>
            <draw:path draw:style-name="gr56" draw:text-style-name="P4" draw:layer="layout" svg:width="0.204cm" svg:height="0.313cm" draw:transform="skewX (0.00645771823237908) rotate (-2.09107897681441) translate (3.60704864072138cm 1.7166205162855cm)" svg:viewBox="0 0 205 314" svg:d="m101 0 24 63 65-11-42 52 42 51-65-11-23 63-23-63-65 11 42-51-42-52 65 11zm-66-63zm177 207zm-107 107v-230h38v230zm-29-86 103-60 10 17-103 60zm2 0-104-60 10-17 104 60z">
              <text:p/>
            </draw:path>
            <draw:custom-shape draw:style-name="gr3" draw:text-style-name="P4" draw:layer="layout" svg:width="0.119cm" svg:height="0.107cm" draw:transform="skewX (0.00942477796076946) rotate (-2.0943951023932) translate (3.545cm 1.7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59cm" svg:height="0.054cm" draw:transform="skewX (-0.0185004900711399) rotate (-2.0943951023932) translate (3.391cm 1.78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6cm" svg:height="0.054cm" draw:transform="rotate (-2.0943951023932) translate (3.493cm 1.62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g>
              <draw:path draw:style-name="gr56" draw:text-style-name="P4" draw:layer="layout" svg:width="-0.204cm" svg:height="-0.312cm" svg:x="3.31cm" svg:y="2cm" svg:viewBox="0 0 -205 -313" svg:d="m102 0 23 63 65-11-42 52 42 51-65-11-23 62-23-62-65 11 42-51-42-52 65 11zm-65-63zm176 206zm-107 107v-229h38v229zm-29-86 103-59 10 17-103 60zm2 0-104-60 10-17 103 59z">
                <text:p/>
              </draw:path>
              <draw:custom-shape draw:style-name="gr3" draw:text-style-name="P4" draw:layer="layout" svg:width="0.119cm" svg:height="0.107cm" svg:x="3.14cm" svg:y="1.84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6cm" svg:height="0.053cm" svg:x="3.082cm" svg:y="1.787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6cm" svg:height="0.054cm" svg:x="3.273cm" svg:y="1.801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custom-shape draw:style-name="gr3" draw:text-style-name="P4" draw:layer="layout" svg:width="0.23cm" svg:height="0.207cm" svg:x="3.103cm" svg:y="1.498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ath draw:style-name="gr56" draw:text-style-name="P4" draw:layer="layout" svg:width="0.204cm" svg:height="0.312cm" svg:x="3.12cm" svg:y="1.2cm" svg:viewBox="0 0 205 313" svg:d="m102 0 23 63 65-11-42 52 42 51-65-11-23 62-23-62-65 11 42-51-42-52 65 11zm-65-63zm176 206zm-107 107v-229h38v229zm-29-86 103-59 10 17-103 60zm2 0-104-60 10-17 103 59z">
                  <text:p/>
                </draw:path>
                <draw:custom-shape draw:style-name="gr3" draw:text-style-name="P4" draw:layer="layout" svg:width="0.118cm" svg:height="0.107cm" svg:x="3.165cm" svg:y="1.246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59cm" svg:height="0.053cm" svg:x="3.289cm" svg:y="1.353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59cm" svg:height="0.054cm" svg:x="3.098cm" svg:y="1.345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path draw:style-name="gr56" draw:text-style-name="P4" draw:layer="layout" svg:width="0.204cm" svg:height="0.313cm" draw:transform="rotate (-1.04510315609421) translate (3.51089658804867cm 1.3193319121261cm)" svg:viewBox="0 0 205 314" svg:d="m102 0 23 63 65-11-42 52 42 51-65-11-23 63-23-63-65 11 42-51-42-52 65 11zm-65-63zm176 207zm-107 107v-230h38v230zm-29-87 103-59 10 17-103 60zm1 0-103-60 10-17 103 60z">
                  <text:p/>
                </draw:path>
                <draw:custom-shape draw:style-name="gr3" draw:text-style-name="P4" draw:layer="layout" svg:width="0.119cm" svg:height="0.108cm" draw:transform="skewX (-0.00925024503557) rotate (-1.0471975511966) translate (3.494cm 1.381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6cm" svg:height="0.053cm" draw:transform="rotate (-1.0471975511966) translate (3.463cm 1.542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59cm" svg:height="0.053cm" draw:transform="rotate (-1.0471975511966) translate (3.374cm 1.373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path draw:style-name="gr56" draw:text-style-name="P4" draw:layer="layout" svg:width="0.204cm" svg:height="0.312cm" draw:transform="rotate (2.0935224377672) translate (2.9190653587419cm 1.88025286488664cm)" svg:viewBox="0 0 205 313" svg:d="m102 0 23 63 65-11-42 52 42 50-65-10-23 62-23-62-65 11 42-51-42-52 65 11zm-65-63zm176 206zm-107 107v-229h38v229zm-29-86 103-60 10 18-103 60zm2 0-104-60 10-17 103 59z">
                  <text:p/>
                </draw:path>
                <draw:custom-shape draw:style-name="gr3" draw:text-style-name="P4" draw:layer="layout" svg:width="0.119cm" svg:height="0.108cm" draw:transform="rotate (-1.0471975511966) translate (2.963cm 1.655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6cm" svg:height="0.054cm" draw:transform="skewX (-0.0185004900711399) rotate (-1.0471975511966) translate (2.985cm 1.578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59cm" svg:height="0.055cm" draw:transform="skewX (0.0363028484414821) rotate (-1.0471975511966) translate (3.068cm 1.743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path draw:style-name="gr56" draw:text-style-name="P4" draw:layer="layout" svg:width="0.204cm" svg:height="0.312cm" draw:transform="rotate (1.0451031560942) translate (2.82297113921817cm 1.4834177979287cm)" svg:viewBox="0 0 205 313" svg:d="m102 0 23 63 65-11-42 52 42 50-65-10-23 62-23-62-65 11 42-51-42-52 65 11zm-65-63zm176 206zm-107 107v-229h38v229zm-29-86 103-60 10 18-103 60zm2 0-104-60 10-17 104 59z">
                  <text:p/>
                </draw:path>
                <draw:custom-shape draw:style-name="gr3" draw:text-style-name="P4" draw:layer="layout" svg:width="0.119cm" svg:height="0.109cm" draw:transform="skewX (0.00925024503556995) rotate (-2.0943951023932) translate (3.031cm 1.42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59cm" svg:height="0.052cm" draw:transform="skewX (0.0191986217719377) rotate (-2.0943951023932) translate (3.114cm 1.384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6cm" svg:height="0.052cm" draw:transform="skewX (0.0191986217719376) rotate (-2.0943951023932) translate (3.006cm 1.544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3" draw:text-style-name="P4" draw:layer="layout" svg:width="0.107cm" svg:height="0.096cm" svg:x="3.165cm" svg:y="1.54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g>
        <draw:g>
          <draw:g>
            <draw:path draw:style-name="gr56" draw:text-style-name="P4" draw:layer="layout" svg:width="0.151cm" svg:height="0.232cm" draw:transform="skewX (0.00436332312998577) rotate (-2.6158994828891) translate (2.20933266453913cm 2.73322173225604cm)" svg:viewBox="0 0 152 233" svg:d="m75 0 17 47 49-8-31 38 31 38-48-8-17 46-18-46-48 8 31-38-31-39 48 9zm-48-47zm131 153zm-79 80-1-171 29 1v170zm-22-64 77-44 7 12-76 44zm1 0-77-44 7-13 77 45z">
              <text:p/>
            </draw:path>
            <draw:custom-shape draw:style-name="gr3" draw:text-style-name="P4" draw:layer="layout" svg:width="0.089cm" svg:height="0.079cm" draw:transform="rotate (-2.61799387799149) translate (2.164cm 2.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3cm" svg:height="0.039cm" draw:transform="rotate (-2.61799387799149) translate (2.044cm 2.69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5cm" svg:height="0.041cm" draw:transform="skewX (-0.0244346095279206) rotate (-2.61799387799149) translate (2.171cm 2.6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g>
              <draw:path draw:style-name="gr56" draw:text-style-name="P4" draw:layer="layout" svg:width="0.151cm" svg:height="0.232cm" draw:transform="rotate (2.61921560846789) translate (1.91376432001728cm 2.80533880171555cm)" svg:viewBox="0 0 152 233" svg:d="m76 0 17 47 48-8-31 38 31 38-48-8-17 46-17-46-49 8 32-38-31-39 48 9zm-48-47zm130 153zm-80 79 1-170h28v171zm-22-64 77-45 7 13-77 44zm2 0-77-44 7-13 77 45z">
                <text:p/>
              </draw:path>
              <draw:custom-shape draw:style-name="gr3" draw:text-style-name="P4" draw:layer="layout" svg:width="0.088cm" svg:height="0.08cm" draw:transform="rotate (-0.523598775598299) translate (1.866cm 2.639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5cm" svg:height="0.039cm" draw:transform="rotate (-0.523598775598299) translate (1.84cm 2.582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4cm" svg:height="0.04cm" draw:transform="skewX (-0.0249582083035189) rotate (-0.523598775598299) translate (1.958cm 2.657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custom-shape draw:style-name="gr3" draw:text-style-name="P4" draw:layer="layout" svg:width="0.17cm" svg:height="0.154cm" draw:transform="rotate (-0.523598775598299) translate (1.967cm 2.406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ath draw:style-name="gr56" draw:text-style-name="P4" draw:layer="layout" svg:width="0.151cm" svg:height="0.232cm" draw:transform="rotate (-0.522377045121903) translate (2.08780238380601cm 2.22078698363268cm)" svg:viewBox="0 0 152 233" svg:d="m76 0 17 47 48-8-31 38 31 38-48-8-17 46-17-46-49 8 32-38-31-39 48 9zm-48-47zm130 153zm-80 79 1-170h28v171zm-22-64 77-45 7 13-77 44zm2 0-77-44 7-13 77 45z">
                  <text:p/>
                </draw:path>
                <draw:custom-shape draw:style-name="gr3" draw:text-style-name="P4" draw:layer="layout" svg:width="0.088cm" svg:height="0.079cm" draw:transform="skewX (-0.0127409035395586) rotate (-0.523598775598299) translate (2.1cm 2.267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4cm" svg:height="0.039cm" draw:transform="skewX (-0.0256563400043165) rotate (-0.523598775598299) translate (2.14cm 2.382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4cm" svg:height="0.04cm" draw:transform="rotate (-0.523598775598299) translate (2.02cm 2.306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path draw:style-name="gr56" draw:text-style-name="P4" draw:layer="layout" svg:width="0.151cm" svg:height="0.232cm" draw:transform="rotate (-1.56608393781451) translate (2.29475515347885cm 2.44210220466882cm)" svg:viewBox="0 0 152 233" svg:d="m76 0 17 47 48-8-31 39 31 37-48-8-17 46-17-46-48 8 31-38-31-39 48 9zm-48-47zm130 154zm-80 79 1-170h28l-1 170zm-21-64 77-44 7 13-77 44zm2 0-77-45 7-13 77 45z">
                  <text:p/>
                </draw:path>
                <draw:custom-shape draw:style-name="gr3" draw:text-style-name="P4" draw:layer="layout" svg:width="0.088cm" svg:height="0.08cm" draw:transform="skewX (-0.0125663706143592) rotate (-1.5707963267949) translate (2.261cm 2.476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4cm" svg:height="0.04cm" draw:transform="rotate (-1.5707963267949) translate (2.182cm 2.568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4cm" svg:height="0.039cm" draw:transform="rotate (-1.5707963267949) translate (2.187cm 2.426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path draw:style-name="gr56" draw:text-style-name="P4" draw:layer="layout" svg:width="0.151cm" svg:height="0.231cm" draw:transform="rotate (1.5707963267949) translate (1.70675935177964cm 2.58337810897341cm)" svg:viewBox="0 0 152 232" svg:d="m76 0 17 47 48-9-31 39 31 38-48-8-17 46-17-46-49 8 31-38-31-39 49 9zm-49-47zm131 153zm-80 79v-170h29v170zm-22-63 77-45 7 13-77 44zm2 0-77-44 7-13 77 45z">
                  <text:p/>
                </draw:path>
                <draw:custom-shape draw:style-name="gr3" draw:text-style-name="P4" draw:layer="layout" svg:width="0.088cm" svg:height="0.079cm" draw:transform="rotate (-1.5707963267949) translate (1.813cm 2.463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4cm" svg:height="0.04cm" draw:transform="skewX (-0.0249582083035189) rotate (-1.5707963267949) translate (1.86cm 2.406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4cm" svg:height="0.04cm" draw:transform="skewX (0.0249582083035189) rotate (-1.5707963267949) translate (1.855cm 2.55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path draw:style-name="gr56" draw:text-style-name="P4" draw:layer="layout" svg:width="0.151cm" svg:height="0.231cm" draw:transform="rotate (0.521155314645507) translate (1.79215259692657cm 2.29271416468984cm)" svg:viewBox="0 0 152 232" svg:d="m75 0 17 47 49-9-31 39 31 37-48-8-17 47-18-46-48 8 31-38-31-38 48 8zm-48-47zm131 153zm-79 79-1-170h29v170zm-22-63 77-45 7 13-76 44zm1 0-77-44 7-13 77 45z">
                  <text:p/>
                </draw:path>
                <draw:custom-shape draw:style-name="gr3" draw:text-style-name="P4" draw:layer="layout" svg:width="0.088cm" svg:height="0.08cm" draw:transform="skewX (0.0125663706143591) rotate (-2.61799387799149) translate (1.946cm 2.332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3cm" svg:height="0.038cm" draw:transform="rotate (-2.61799387799149) translate (2.013cm 2.334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4" draw:layer="layout" svg:width="0.044cm" svg:height="0.039cm" draw:transform="skewX (0.0256563400043166) rotate (-2.61799387799149) translate (1.882cm 2.407cm)">
                  <text:p/>
                  <draw:enhanced-geometry svg:viewBox="0 0 21600 21600" draw:mirror-vertical="true" draw:mirror-horizontal="tru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3" draw:text-style-name="P4" draw:layer="layout" svg:width="0.08cm" svg:height="0.072cm" draw:transform="rotate (-0.523598775598299) translate (1.988cm 2.46cm)">
                <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g>
        </draw:g>
      </draw:page>
      <draw:page draw:name="page14" draw:style-name="dp1" draw:master-page-name="標準">
        <draw:custom-shape draw:style-name="gr3" draw:text-style-name="P4" draw:layer="layout" svg:width="19cm" svg:height="2.617cm" svg:x="1cm" svg:y="10.5cm">
          <text:p/>
          <draw:enhanced-geometry svg:viewBox="0 0 21600 21600" draw:type="rectangle" draw:enhanced-path="M 0 0 L 21600 0 21600 21600 0 21600 0 0 Z N"/>
        </draw:custom-shape>
        <draw:custom-shape draw:style-name="gr3" draw:text-style-name="P4" draw:layer="layout" svg:width="19cm" svg:height="2.616cm" svg:x="1cm" svg:y="13.117cm">
          <text:p/>
          <draw:enhanced-geometry svg:viewBox="0 0 21600 21600" draw:type="rectangle" draw:enhanced-path="M 0 0 L 21600 0 21600 21600 0 21600 0 0 Z N"/>
        </draw:custom-shape>
        <draw:custom-shape draw:style-name="gr3" draw:text-style-name="P4" draw:layer="layout" svg:width="19cm" svg:height="2.617cm" svg:x="1cm" svg:y="15.733cm">
          <text:p/>
          <draw:enhanced-geometry svg:viewBox="0 0 21600 21600" draw:type="rectangle" draw:enhanced-path="M 0 0 L 21600 0 21600 21600 0 21600 0 0 Z N"/>
        </draw:custom-shape>
        <draw:custom-shape draw:style-name="gr3" draw:text-style-name="P4" draw:layer="layout" svg:width="19cm" svg:height="2.617cm" svg:x="1cm" svg:y="18.35cm">
          <text:p/>
          <draw:enhanced-geometry svg:viewBox="0 0 21600 21600" draw:type="rectangle" draw:enhanced-path="M 0 0 L 21600 0 21600 21600 0 21600 0 0 Z N"/>
        </draw:custom-shape>
        <draw:custom-shape draw:style-name="gr3" draw:text-style-name="P4" draw:layer="layout" svg:width="19cm" svg:height="2.616cm" svg:x="1cm" svg:y="20.967cm">
          <text:p/>
          <draw:enhanced-geometry svg:viewBox="0 0 21600 21600" draw:type="rectangle" draw:enhanced-path="M 0 0 L 21600 0 21600 21600 0 21600 0 0 Z N"/>
        </draw:custom-shape>
        <draw:custom-shape draw:style-name="gr3" draw:text-style-name="P4" draw:layer="layout" svg:width="19cm" svg:height="2.617cm" svg:x="1cm" svg:y="23.583cm">
          <text:p/>
          <draw:enhanced-geometry svg:viewBox="0 0 21600 21600" draw:type="rectangle" draw:enhanced-path="M 0 0 L 21600 0 21600 21600 0 21600 0 0 Z N"/>
        </draw:custom-shape>
        <draw:frame draw:style-name="gr1" draw:text-style-name="P6" draw:layer="layout" svg:width="6.458cm" svg:height="16.761cm" svg:x="1cm" svg:y="10.9cm">
          <draw:text-box>
            <text:p text:style-name="P5"><text:span text:style-name="T4">いつ</text:span></text:p>
            <text:p text:style-name="P5"><text:span text:style-name="T4"/></text:p>
            <text:p text:style-name="P5"><text:span text:style-name="T4">どこで</text:span></text:p>
            <text:p text:style-name="P5"><text:span text:style-name="T4"/></text:p>
            <text:p text:style-name="P5"><text:span text:style-name="T4">だれが</text:span></text:p>
            <text:p text:style-name="P5"><text:span text:style-name="T4"/></text:p>
            <text:p text:style-name="P5"><text:span text:style-name="T4">何を</text:span></text:p>
            <text:p text:style-name="P5"><text:span text:style-name="T4"/></text:p>
            <text:p text:style-name="P5"><text:span text:style-name="T4">なぜ</text:span></text:p>
            <text:p text:style-name="P5"><text:span text:style-name="T4"/></text:p>
            <text:p text:style-name="P5"><text:span text:style-name="T4">どのように</text:span></text:p>
            <text:p text:style-name="P5"><text:span text:style-name="T4"/></text:p>
            <text:p text:style-name="P5"><text:span text:style-name="T4">したの？？</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7-31T20:37:58.17</meta:creation-date>
    <meta:print-date>2015-06-18T20:34:59.54</meta:print-date>
    <dc:date>2015-06-18T20:35:04.48</dc:date>
    <meta:editing-duration>P1DT21H39M8S</meta:editing-duration>
    <meta:editing-cycles>10</meta:editing-cycles>
    <meta:generator>LibreOffice/3.4$Win32 LibreOffice_project/340m1$Build-203</meta:generator>
    <meta:document-statistic meta:object-count="1314"/>
  </office:meta>
</office:document-meta>
</file>